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1.3791in"/>
    </style:style>
    <style:style style:name="co3" style:family="table-column">
      <style:table-column-properties fo:break-before="auto" style:column-width="1.5681in"/>
    </style:style>
    <style:style style:name="co4" style:family="table-column">
      <style:table-column-properties fo:break-before="auto" style:column-width="1.4307in"/>
    </style:style>
    <style:style style:name="co5" style:family="table-column">
      <style:table-column-properties fo:break-before="auto" style:column-width="1.3709in"/>
    </style:style>
    <style:style style:name="co6" style:family="table-column">
      <style:table-column-properties fo:break-before="auto" style:column-width="1.5161in"/>
    </style:style>
    <style:style style:name="co7" style:family="table-column">
      <style:table-column-properties fo:break-before="auto" style:column-width="1.4563in"/>
    </style:style>
    <style:style style:name="co8" style:family="table-column">
      <style:table-column-properties fo:break-before="auto" style:column-width="1.1992in"/>
    </style:style>
    <style:style style:name="co9" style:family="table-column">
      <style:table-column-properties fo:break-before="auto" style:column-width="1.2165in"/>
    </style:style>
    <style:style style:name="co10" style:family="table-column">
      <style:table-column-properties fo:break-before="auto" style:column-width="1.2075in"/>
    </style:style>
    <style:style style:name="co11" style:family="table-column">
      <style:table-column-properties fo:break-before="auto" style:column-width="1.302in"/>
    </style:style>
    <style:style style:name="co12" style:family="table-column">
      <style:table-column-properties fo:break-before="auto" style:column-width="0.91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ro5" style:family="table-row">
      <style:table-row-properties style:row-height="0.189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0">
      <style:table-cell-properties fo:background-color="#dd4814"/>
    </style:style>
    <style:style style:name="ce4" style:family="table-cell" style:parent-style-name="Default" style:data-style-name="N0">
      <style:table-cell-properties fo:background-color="#dd4814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Default" style:data-style-name="N0">
      <style:table-cell-properties fo:background-color="#dd4814"/>
      <style:text-properties style:font-name="Arial1" style:font-name-asian="Arial1" style:font-name-complex="Arial1"/>
    </style:style>
    <style:style style:name="ce7" style:family="table-cell" style:parent-style-name="Default" style:data-style-name="N0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Chart 1" draw:style-name="gr1" svg:width="8.0976in" svg:height="4.7476in" svg:x="6.5618in" svg:y="0.2913in">
            <draw:object draw:notify-on-update-of-ranges="Sheet1.B2:Sheet1.B2 Sheet1.B3:Sheet1.B50 Sheet1.A2:Sheet1.A2 Sheet1.A3:Sheet1.A50 Sheet1.C3:Sheet1.C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6.2988in" svg:height="3.5429in" svg:x="11.2413in" svg:y="18.0724in">
            <draw:object draw:notify-on-update-of-ranges="Sheet1.A148:Sheet1.A148 Sheet1.A149:Sheet1.A155 Sheet1.C148:Sheet1.C148 Sheet1.C149:Sheet1.C155 Sheet1.D148:Sheet1.D148 Sheet1.D149:Sheet1.D155 Sheet1.E148:Sheet1.E148 Sheet1.E149:Sheet1.E155 Sheet1.F148:Sheet1.F148 Sheet1.F149:Sheet1.F155 Sheet1.G148:Sheet1.G148 Sheet1.G149:Sheet1.G155 Sheet1.H148:Sheet1.H148 Sheet1.H149:Sheet1.H155 Sheet1.I148:Sheet1.I148 Sheet1.I149:Sheet1.I155 Sheet1.J148:Sheet1.J148 Sheet1.J149:Sheet1.J155 Sheet1.K148:Sheet1.K148 Sheet1.K149:Sheet1.K15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6.2988in" svg:height="3.5429in" svg:x="11.1559in" svg:y="22.2256in">
            <draw:object draw:notify-on-update-of-ranges="Sheet1.A157:Sheet1.A157 Sheet1.A158:Sheet1.A164 Sheet1.C157:Sheet1.C157 Sheet1.C158:Sheet1.C164 Sheet1.D157:Sheet1.D157 Sheet1.D158:Sheet1.D164 Sheet1.E157:Sheet1.E157 Sheet1.E158:Sheet1.E164 Sheet1.F157:Sheet1.F157 Sheet1.F158:Sheet1.F164 Sheet1.G157:Sheet1.G157 Sheet1.G158:Sheet1.G164 Sheet1.H157:Sheet1.H157 Sheet1.H158:Sheet1.H164 Sheet1.I157:Sheet1.I157 Sheet1.I158:Sheet1.I164 Sheet1.J157:Sheet1.J157 Sheet1.J158:Sheet1.J164 Sheet1.K157:Sheet1.K157 Sheet1.K158:Sheet1.K16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Original</text:p>
          </table:table-cell>
          <table:table-cell office:value-type="string">
            <text:p>OpenMP</text:p>
          </table:table-cell>
          <table:table-cell office:value-type="string">
            <text:p>pthread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3.856638">
            <text:p>3.856638</text:p>
          </table:table-cell>
          <table:table-cell office:value-type="float" office:value="4.050665">
            <text:p>4.050665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1.962678">
            <text:p>1.962678</text:p>
          </table:table-cell>
          <table:table-cell office:value-type="float" office:value="2.02569">
            <text:p>2.02569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1.305392">
            <text:p>1.305392</text:p>
          </table:table-cell>
          <table:table-cell office:value-type="float" office:value="1.360066">
            <text:p>1.360066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98182">
            <text:p>0.98182</text:p>
          </table:table-cell>
          <table:table-cell office:value-type="float" office:value="1.024185">
            <text:p>1.024185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787589">
            <text:p>0.787589</text:p>
          </table:table-cell>
          <table:table-cell office:value-type="float" office:value="0.818186">
            <text:p>0.818186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657292">
            <text:p>0.657292</text:p>
          </table:table-cell>
          <table:table-cell office:value-type="float" office:value="0.683028">
            <text:p>0.683028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563705">
            <text:p>0.563705</text:p>
          </table:table-cell>
          <table:table-cell office:value-type="float" office:value="0.589622">
            <text:p>0.589622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table:formula="of:=0.493817" office:value-type="float" office:value="0.493817">
            <text:p>0.493817</text:p>
          </table:table-cell>
          <table:table-cell office:value-type="float" office:value="0.514942">
            <text:p>0.514942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445198">
            <text:p>0.445198</text:p>
          </table:table-cell>
          <table:table-cell office:value-type="float" office:value="0.457323">
            <text:p>0.457323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399964">
            <text:p>0.399964</text:p>
          </table:table-cell>
          <table:table-cell office:value-type="float" office:value="0.412584">
            <text:p>0.412584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372614">
            <text:p>0.372614</text:p>
          </table:table-cell>
          <table:table-cell office:value-type="float" office:value="0.377335">
            <text:p>0.377335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339301">
            <text:p>0.339301</text:p>
          </table:table-cell>
          <table:table-cell office:value-type="float" office:value="0.349644">
            <text:p>0.349644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314495">
            <text:p>0.314495</text:p>
          </table:table-cell>
          <table:table-cell office:value-type="float" office:value="0.325874">
            <text:p>0.325874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29244">
            <text:p>0.29244</text:p>
          </table:table-cell>
          <table:table-cell office:value-type="float" office:value="0.300348">
            <text:p>0.300348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272063">
            <text:p>0.272063</text:p>
          </table:table-cell>
          <table:table-cell office:value-type="float" office:value="0.280563">
            <text:p>0.280563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255207">
            <text:p>0.255207</text:p>
          </table:table-cell>
          <table:table-cell office:value-type="float" office:value="0.263529">
            <text:p>0.263529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244387">
            <text:p>0.244387</text:p>
          </table:table-cell>
          <table:table-cell office:value-type="float" office:value="0.250893">
            <text:p>0.250893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233954">
            <text:p>0.233954</text:p>
          </table:table-cell>
          <table:table-cell office:value-type="float" office:value="0.2371">
            <text:p>0.2371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22512">
            <text:p>0.22512</text:p>
          </table:table-cell>
          <table:table-cell office:value-type="float" office:value="0.232149">
            <text:p>0.232149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213167">
            <text:p>0.213167</text:p>
          </table:table-cell>
          <table:table-cell office:value-type="float" office:value="0.215587">
            <text:p>0.215587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203177">
            <text:p>0.203177</text:p>
          </table:table-cell>
          <table:table-cell office:value-type="float" office:value="0.204017">
            <text:p>0.204017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19532">
            <text:p>0.19532</text:p>
          </table:table-cell>
          <table:table-cell office:value-type="float" office:value="0.195111">
            <text:p>0.195111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188099">
            <text:p>0.188099</text:p>
          </table:table-cell>
          <table:table-cell office:value-type="float" office:value="0.186769">
            <text:p>0.186769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181075">
            <text:p>0.181075</text:p>
          </table:table-cell>
          <table:table-cell office:value-type="float" office:value="0.179228">
            <text:p>0.179228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175325">
            <text:p>0.175325</text:p>
          </table:table-cell>
          <table:table-cell office:value-type="float" office:value="0.17234">
            <text:p>0.17234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170699">
            <text:p>0.170699</text:p>
          </table:table-cell>
          <table:table-cell office:value-type="float" office:value="0.166063">
            <text:p>0.166063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167405">
            <text:p>0.167405</text:p>
          </table:table-cell>
          <table:table-cell office:value-type="float" office:value="0.166347">
            <text:p>0.166347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161945">
            <text:p>0.161945</text:p>
          </table:table-cell>
          <table:table-cell office:value-type="float" office:value="0.157309">
            <text:p>0.157309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157209">
            <text:p>0.157209</text:p>
          </table:table-cell>
          <table:table-cell office:value-type="float" office:value="0.155795">
            <text:p>0.155795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table:formula="of:=0.152678" office:value-type="float" office:value="0.152678">
            <text:p>0.152678</text:p>
          </table:table-cell>
          <table:table-cell office:value-type="float" office:value="0.156472">
            <text:p>0.156472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150255">
            <text:p>0.150255</text:p>
          </table:table-cell>
          <table:table-cell office:value-type="float" office:value="0.142591">
            <text:p>0.142591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145533">
            <text:p>0.145533</text:p>
          </table:table-cell>
          <table:table-cell office:value-type="float" office:value="0.139873">
            <text:p>0.139873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142557">
            <text:p>0.142557</text:p>
          </table:table-cell>
          <table:table-cell office:value-type="float" office:value="0.137953">
            <text:p>0.137953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139963">
            <text:p>0.139963</text:p>
          </table:table-cell>
          <table:table-cell office:value-type="float" office:value="0.130165">
            <text:p>0.130165</text:p>
          </table:table-cell>
          <table:table-cell table:number-columns-repeated="1021"/>
        </table:table-row>
        <table:table-row table:style-name="ro1">
          <table:table-cell office:value-type="float" office:value="3.694501">
            <text:p>3.694501</text:p>
          </table:table-cell>
          <table:table-cell office:value-type="float" office:value="0.137329">
            <text:p>0.137329</text:p>
          </table:table-cell>
          <table:table-cell office:value-type="float" office:value="0.126844">
            <text:p>0.126844</text:p>
          </table:table-cell>
          <table:table-cell table:number-columns-repeated="1021"/>
        </table:table-row>
        <table:table-row table:style-name="ro2">
          <table:table-cell office:value-type="float" office:value="3.694501">
            <text:p>3.694501</text:p>
          </table:table-cell>
          <table:table-cell office:value-type="float" office:value="0.135429">
            <text:p>0.135429</text:p>
          </table:table-cell>
          <table:table-cell office:value-type="float" office:value="0.125885">
            <text:p>0.125885</text:p>
          </table:table-cell>
          <table:table-cell table:number-columns-repeated="1021"/>
        </table:table-row>
        <table:table-row table:style-name="ro2">
          <table:table-cell office:value-type="float" office:value="3.694501">
            <text:p>3.694501</text:p>
          </table:table-cell>
          <table:table-cell office:value-type="float" office:value="0.133956">
            <text:p>0.133956</text:p>
          </table:table-cell>
          <table:table-cell office:value-type="float" office:value="0.127235">
            <text:p>0.127235</text:p>
          </table:table-cell>
          <table:table-cell table:number-columns-repeated="1021"/>
        </table:table-row>
        <table:table-row table:style-name="ro2">
          <table:table-cell office:value-type="float" office:value="3.694501">
            <text:p>3.694501</text:p>
          </table:table-cell>
          <table:table-cell office:value-type="float" office:value="0.1325">
            <text:p>0.1325</text:p>
          </table:table-cell>
          <table:table-cell office:value-type="float" office:value="0.118616">
            <text:p>0.118616</text:p>
          </table:table-cell>
          <table:table-cell table:number-columns-repeated="1021"/>
        </table:table-row>
        <table:table-row table:style-name="ro2">
          <table:table-cell office:value-type="float" office:value="3.694501">
            <text:p>3.694501</text:p>
          </table:table-cell>
          <table:table-cell office:value-type="float" office:value="0.130264">
            <text:p>0.130264</text:p>
          </table:table-cell>
          <table:table-cell office:value-type="float" office:value="0.114706">
            <text:p>0.114706</text:p>
          </table:table-cell>
          <table:table-cell table:number-columns-repeated="1021"/>
        </table:table-row>
        <table:table-row table:style-name="ro2">
          <table:table-cell office:value-type="float" office:value="3.694501">
            <text:p>3.694501</text:p>
          </table:table-cell>
          <table:table-cell office:value-type="float" office:value="0.128563">
            <text:p>0.128563</text:p>
          </table:table-cell>
          <table:table-cell office:value-type="float" office:value="0.111889">
            <text:p>0.111889</text:p>
          </table:table-cell>
          <table:table-cell table:number-columns-repeated="1021"/>
        </table:table-row>
        <table:table-row table:style-name="ro2">
          <table:table-cell office:value-type="float" office:value="3.694501">
            <text:p>3.694501</text:p>
          </table:table-cell>
          <table:table-cell office:value-type="float" office:value="0.127823">
            <text:p>0.127823</text:p>
          </table:table-cell>
          <table:table-cell office:value-type="float" office:value="0.111747">
            <text:p>0.111747</text:p>
          </table:table-cell>
          <table:table-cell table:number-columns-repeated="1021"/>
        </table:table-row>
        <table:table-row table:style-name="ro2">
          <table:table-cell office:value-type="float" office:value="3.694501">
            <text:p>3.694501</text:p>
          </table:table-cell>
          <table:table-cell office:value-type="float" office:value="0.127333">
            <text:p>0.127333</text:p>
          </table:table-cell>
          <table:table-cell office:value-type="float" office:value="0.109658">
            <text:p>0.109658</text:p>
          </table:table-cell>
          <table:table-cell table:number-columns-repeated="1021"/>
        </table:table-row>
        <table:table-row table:style-name="ro2">
          <table:table-cell office:value-type="float" office:value="3.694501">
            <text:p>3.694501</text:p>
          </table:table-cell>
          <table:table-cell office:value-type="float" office:value="0.125427">
            <text:p>0.125427</text:p>
          </table:table-cell>
          <table:table-cell office:value-type="float" office:value="0.108557">
            <text:p>0.108557</text:p>
          </table:table-cell>
          <table:table-cell table:number-columns-repeated="1021"/>
        </table:table-row>
        <table:table-row table:style-name="ro2">
          <table:table-cell office:value-type="float" office:value="3.694501">
            <text:p>3.694501</text:p>
          </table:table-cell>
          <table:table-cell office:value-type="float" office:value="0.123393">
            <text:p>0.123393</text:p>
          </table:table-cell>
          <table:table-cell office:value-type="float" office:value="0.10352">
            <text:p>0.10352</text:p>
          </table:table-cell>
          <table:table-cell table:number-columns-repeated="1021"/>
        </table:table-row>
        <table:table-row table:style-name="ro2">
          <table:table-cell office:value-type="float" office:value="3.694501">
            <text:p>3.694501</text:p>
          </table:table-cell>
          <table:table-cell office:value-type="float" office:value="0.125345">
            <text:p>0.125345</text:p>
          </table:table-cell>
          <table:table-cell office:value-type="float" office:value="0.10242">
            <text:p>0.10242</text:p>
          </table:table-cell>
          <table:table-cell table:number-columns-repeated="1021"/>
        </table:table-row>
        <table:table-row table:style-name="ro2">
          <table:table-cell office:value-type="float" office:value="3.694501">
            <text:p>3.694501</text:p>
          </table:table-cell>
          <table:table-cell office:value-type="float" office:value="0.115659">
            <text:p>0.115659</text:p>
          </table:table-cell>
          <table:table-cell office:value-type="float" office:value="0.105217">
            <text:p>0.105217</text:p>
          </table:table-cell>
          <table:table-cell table:number-columns-repeated="1021"/>
        </table:table-row>
        <table:table-row table:style-name="ro2">
          <table:table-cell office:value-type="float" office:value="3.694501">
            <text:p>3.694501</text:p>
          </table:table-cell>
          <table:table-cell office:value-type="float" office:value="0.113474">
            <text:p>0.113474</text:p>
          </table:table-cell>
          <table:table-cell office:value-type="float" office:value="0.100663">
            <text:p>0.100663</text:p>
          </table:table-cell>
          <table:table-cell table:number-columns-repeated="1021"/>
        </table:table-row>
        <table:table-row table:style-name="ro2">
          <table:table-cell office:value-type="float" office:value="3.694501">
            <text:p>3.694501</text:p>
          </table:table-cell>
          <table:table-cell office:value-type="float" office:value="0.112343">
            <text:p>0.112343</text:p>
          </table:table-cell>
          <table:table-cell office:value-type="float" office:value="0.097368">
            <text:p>0.097368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3">
          <table:table-cell office:value-type="string">
            <text:p>Max-Subarray:</text:p>
          </table:table-cell>
          <table:table-cell table:number-columns-repeated="1023"/>
        </table:table-row>
        <table:table-row table:style-name="ro4">
          <table:table-cell table:style-name="Default" table:number-columns-repeated="5"/>
          <table:table-cell table:number-columns-repeated="1019"/>
        </table:table-row>
        <table:table-row table:style-name="ro4">
          <table:table-cell table:style-name="Default" office:value-type="string">
            <text:p>N=1000:</text:p>
          </table:table-cell>
          <table:table-cell table:style-name="Default" table:number-columns-repeated="4"/>
          <table:table-cell table:number-columns-repeated="1019"/>
        </table:table-row>
        <table:table-row table:style-name="ro3">
          <table:table-cell table:style-name="Default"/>
          <table:table-cell office:value-type="string">
            <text:p>gcc -O</text:p>
          </table:table-cell>
          <table:table-cell office:value-type="string">
            <text:p>gcc -Ofast</text:p>
          </table:table-cell>
          <table:table-cell office:value-type="string">
            <text:p>icc -O </text:p>
          </table:table-cell>
          <table:table-cell office:value-type="string">
            <text:p>icc -Ofast</text:p>
          </table:table-cell>
          <table:table-cell table:number-columns-repeated="1019"/>
        </table:table-row>
        <table:table-row table:style-name="ro4">
          <table:table-cell office:value-type="string">
            <text:p>no optimization</text:p>
          </table:table-cell>
          <table:table-cell office:value-type="float" office:value="3.811823">
            <text:p>3.811823</text:p>
          </table:table-cell>
          <table:table-cell office:value-type="float" office:value="2.529964">
            <text:p>2.529964</text:p>
          </table:table-cell>
          <table:table-cell office:value-type="float" office:value="2.803847">
            <text:p>2.803847</text:p>
          </table:table-cell>
          <table:table-cell office:value-type="float" office:value="2.752357">
            <text:p>2.752357</text:p>
          </table:table-cell>
          <table:table-cell table:number-columns-repeated="1019"/>
        </table:table-row>
        <table:table-row table:style-name="ro4">
          <table:table-cell office:value-type="string">
            <text:p>optimization </text:p>
          </table:table-cell>
          <table:table-cell office:value-type="float" office:value="2.804212">
            <text:p>2.804212</text:p>
          </table:table-cell>
          <table:table-cell office:value-type="float" office:value="2.333114">
            <text:p>2.333114</text:p>
          </table:table-cell>
          <table:table-cell office:value-type="float" office:value="2.921114">
            <text:p>2.921114</text:p>
          </table:table-cell>
          <table:table-cell office:value-type="float" office:value="2.922511">
            <text:p>2.922511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Default" table:number-columns-repeated="9"/>
          <table:table-cell table:number-columns-repeated="1015"/>
        </table:table-row>
        <table:table-row table:style-name="ro5">
          <table:table-cell table:style-name="ce2" office:value-type="string">
            <text:p>GOTHMOG:</text:p>
          </table:table-cell>
          <table:table-cell table:style-name="Default" table:number-columns-repeated="4"/>
          <table:table-cell table:style-name="Default" office:value-type="string">
            <text:p>OpenMP</text:p>
          </table:table-cell>
          <table:table-cell table:style-name="Default" table:number-columns-repeated="2"/>
          <table:table-cell table:style-name="Default" office:value-type="string">
            <text:p>Serial</text:p>
          </table:table-cell>
          <table:table-cell table:number-columns-repeated="1015"/>
        </table:table-row>
        <table:table-row table:style-name="ro5">
          <table:table-cell office:value-type="string">
            <text:p>gcc -O:</text:p>
          </table:table-cell>
          <table:table-cell table:number-columns-repeated="2"/>
          <table:table-cell office:value-type="string">
            <text:p>OpenMP:</text:p>
          </table:table-cell>
          <table:table-cell/>
          <table:table-cell office:value-type="string">
            <text:p>Relative to not optimized impl.</text:p>
          </table:table-cell>
          <table:table-cell table:number-columns-repeated="2"/>
          <table:table-cell office:value-type="string">
            <text:p>optimized vs not optimized</text:p>
          </table:table-cell>
          <table:table-cell table:style-name="Default"/>
          <table:table-cell table:number-columns-repeated="1014"/>
        </table:table-row>
        <table:table-row table:style-name="ro4">
          <table:table-cell table:number-columns-repeated="2"/>
          <table:table-cell table:style-name="Default"/>
          <table:table-cell table:number-columns-repeated="1021"/>
        </table:table-row>
        <table:table-row table:style-name="ro5">
          <table:table-cell office:value-type="string">
            <text:p>N </text:p>
          </table:table-cell>
          <table:table-cell office:value-type="string">
            <text:p>P </text:p>
          </table:table-cell>
          <table:table-cell table:style-name="Default" office:value-type="string">
            <text:p>T_ser_noOpt</text:p>
          </table:table-cell>
          <table:table-cell table:style-name="Default" office:value-type="string">
            <text:p>T_ser_opt</text:p>
          </table:table-cell>
          <table:table-cell office:value-type="string">
            <text:p>T_par</text:p>
          </table:table-cell>
          <table:table-cell office:value-type="string">
            <text:p>Speedup</text:p>
          </table:table-cell>
          <table:table-cell office:value-type="string">
            <text:p>Efficiency</text:p>
          </table:table-cell>
          <table:table-cell table:style-name="Default"/>
          <table:table-cell table:style-name="Default" office:value-type="string">
            <text:p>Speedup</text:p>
          </table:table-cell>
          <table:table-cell office:value-type="string">
            <text:p>Efficiency</text:p>
          </table:table-cell>
          <table:table-cell table:number-columns-repeated="1014"/>
        </table:table-row>
        <table:table-row table:style-name="ro4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000673">
            <text:p>0.000673</text:p>
          </table:table-cell>
          <table:table-cell office:value-type="float" office:value="0.000738">
            <text:p>0.000738</text:p>
          </table:table-cell>
          <table:table-cell office:value-type="float" office:value="0.000643">
            <text:p>0.000643</text:p>
          </table:table-cell>
          <table:table-cell table:formula="of:=[.C67]/[.E67]" office:value-type="float" office:value="1.04665629860031">
            <text:p>1.0466562986</text:p>
          </table:table-cell>
          <table:table-cell table:formula="of:=[.C67]/([.E67]*[.B67])" office:value-type="float" office:value="1.04665629860031">
            <text:p>1.0466562986</text:p>
          </table:table-cell>
          <table:table-cell/>
          <table:table-cell table:formula="of:=[.C67]/[.D67]" office:value-type="float" office:value="0.911924119241192">
            <text:p>0.9119241192</text:p>
          </table:table-cell>
          <table:table-cell table:formula="of:=[.C67]/([.D67]*[.B67])" office:value-type="float" office:value="0.911924119241192">
            <text:p>0.9119241192</text:p>
          </table:table-cell>
          <table:table-cell table:number-columns-repeated="1014"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004389">
            <text:p>0.004389</text:p>
          </table:table-cell>
          <table:table-cell office:value-type="float" office:value="0.00324">
            <text:p>0.00324</text:p>
          </table:table-cell>
          <table:table-cell office:value-type="float" office:value="0.004525">
            <text:p>0.004525</text:p>
          </table:table-cell>
          <table:table-cell table:formula="of:=[.C68]/[.E68]" office:value-type="float" office:value="0.969944751381216">
            <text:p>0.9699447514</text:p>
          </table:table-cell>
          <table:table-cell table:formula="of:=[.C68]/([.E68]*[.B68])" office:value-type="float" office:value="0.969944751381216">
            <text:p>0.9699447514</text:p>
          </table:table-cell>
          <table:table-cell/>
          <table:table-cell table:formula="of:=[.C68]/[.D68]" office:value-type="float" office:value="1.35462962962963">
            <text:p>1.3546296296</text:p>
          </table:table-cell>
          <table:table-cell table:formula="of:=[.C68]/([.D68]*[.B68])" office:value-type="float" office:value="1.35462962962963">
            <text:p>1.3546296296</text:p>
          </table:table-cell>
          <table:table-cell table:number-columns-repeated="1014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03035">
            <text:p>0.03035</text:p>
          </table:table-cell>
          <table:table-cell office:value-type="float" office:value="0.022645">
            <text:p>0.022645</text:p>
          </table:table-cell>
          <table:table-cell office:value-type="float" office:value="0.03137">
            <text:p>0.03137</text:p>
          </table:table-cell>
          <table:table-cell table:formula="of:=[.C69]/[.E69]" office:value-type="float" office:value="0.967484858144724">
            <text:p>0.9674848581</text:p>
          </table:table-cell>
          <table:table-cell table:formula="of:=[.C69]/([.E69]*[.B69])" office:value-type="float" office:value="0.967484858144724">
            <text:p>0.9674848581</text:p>
          </table:table-cell>
          <table:table-cell/>
          <table:table-cell table:formula="of:=[.C69]/[.D69]" office:value-type="float" office:value="1.34025171119452">
            <text:p>1.3402517112</text:p>
          </table:table-cell>
          <table:table-cell table:formula="of:=[.C69]/([.D69]*[.B69])" office:value-type="float" office:value="1.34025171119452">
            <text:p>1.3402517112</text:p>
          </table:table-cell>
          <table:table-cell table:number-columns-repeated="1014"/>
        </table:table-row>
        <table:table-row table:style-name="ro4"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.242956">
            <text:p>0.242956</text:p>
          </table:table-cell>
          <table:table-cell office:value-type="float" office:value="0.180515">
            <text:p>0.180515</text:p>
          </table:table-cell>
          <table:table-cell office:value-type="float" office:value="0.246851">
            <text:p>0.246851</text:p>
          </table:table-cell>
          <table:table-cell table:formula="of:=[.C70]/[.E70]" office:value-type="float" office:value="0.984221250876034">
            <text:p>0.9842212509</text:p>
          </table:table-cell>
          <table:table-cell table:formula="of:=[.C70]/([.E70]*[.B70])" office:value-type="float" office:value="0.984221250876034">
            <text:p>0.9842212509</text:p>
          </table:table-cell>
          <table:table-cell/>
          <table:table-cell table:formula="of:=[.C70]/[.D70]" office:value-type="float" office:value="1.34590477245658">
            <text:p>1.3459047725</text:p>
          </table:table-cell>
          <table:table-cell table:formula="of:=[.C70]/([.D70]*[.B70])" office:value-type="float" office:value="1.34590477245658">
            <text:p>1.3459047725</text:p>
          </table:table-cell>
          <table:table-cell table:number-columns-repeated="1014"/>
        </table:table-row>
        <table:table-row table:style-name="ro4"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0.809642">
            <text:p>0.809642</text:p>
          </table:table-cell>
          <table:table-cell office:value-type="float" office:value="0.594789">
            <text:p>0.594789</text:p>
          </table:table-cell>
          <table:table-cell office:value-type="float" office:value="0.821619">
            <text:p>0.821619</text:p>
          </table:table-cell>
          <table:table-cell table:formula="of:=[.C71]/[.E71]" office:value-type="float" office:value="0.985422683750011">
            <text:p>0.9854226838</text:p>
          </table:table-cell>
          <table:table-cell table:formula="of:=[.C71]/([.E71]*[.B71])" office:value-type="float" office:value="0.985422683750011">
            <text:p>0.9854226838</text:p>
          </table:table-cell>
          <table:table-cell/>
          <table:table-cell table:formula="of:=[.C71]/[.D71]" office:value-type="float" office:value="1.36122557747369">
            <text:p>1.3612255775</text:p>
          </table:table-cell>
          <table:table-cell table:formula="of:=[.C71]/([.D71]*[.B71])" office:value-type="float" office:value="1.36122557747369">
            <text:p>1.3612255775</text:p>
          </table:table-cell>
          <table:table-cell table:number-columns-repeated="1014"/>
        </table:table-row>
        <table:table-row table:style-name="ro4"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float" office:value="1.912066">
            <text:p>1.912066</text:p>
          </table:table-cell>
          <table:table-cell office:value-type="float" office:value="1.399098">
            <text:p>1.399098</text:p>
          </table:table-cell>
          <table:table-cell office:value-type="float" office:value="1.93497">
            <text:p>1.93497</text:p>
          </table:table-cell>
          <table:table-cell table:formula="of:=[.C72]/[.E72]" office:value-type="float" office:value="0.988163123976082">
            <text:p>0.988163124</text:p>
          </table:table-cell>
          <table:table-cell table:formula="of:=[.C72]/([.E72]*[.B72])" office:value-type="float" office:value="0.988163123976082">
            <text:p>0.988163124</text:p>
          </table:table-cell>
          <table:table-cell/>
          <table:table-cell table:formula="of:=[.C72]/[.D72]" office:value-type="float" office:value="1.36664193644763">
            <text:p>1.3666419364</text:p>
          </table:table-cell>
          <table:table-cell table:formula="of:=[.C72]/([.D72]*[.B72])" office:value-type="float" office:value="1.36664193644763">
            <text:p>1.3666419364</text:p>
          </table:table-cell>
          <table:table-cell table:number-columns-repeated="1014"/>
        </table:table-row>
        <table:table-row table:style-name="ro4"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3.841069">
            <text:p>3.841069</text:p>
          </table:table-cell>
          <table:table-cell office:value-type="float" office:value="2.805917">
            <text:p>2.805917</text:p>
          </table:table-cell>
          <table:table-cell office:value-type="float" office:value="3.82476">
            <text:p>3.82476</text:p>
          </table:table-cell>
          <table:table-cell table:formula="of:=[.C73]/[.E73]" office:value-type="float" office:value="1.00426405839844">
            <text:p>1.0042640584</text:p>
          </table:table-cell>
          <table:table-cell table:formula="of:=[.C73]/([.E73]*[.B73])" office:value-type="float" office:value="1.00426405839844">
            <text:p>1.0042640584</text:p>
          </table:table-cell>
          <table:table-cell/>
          <table:table-cell table:formula="of:=[.C73]/[.D73]" office:value-type="float" office:value="1.36891754103917">
            <text:p>1.368917541</text:p>
          </table:table-cell>
          <table:table-cell table:formula="of:=[.C73]/([.D73]*[.B73])" office:value-type="float" office:value="1.36891754103917">
            <text:p>1.368917541</text:p>
          </table:table-cell>
          <table:table-cell table:number-columns-repeated="1014"/>
        </table:table-row>
        <table:table-row table:style-name="ro4">
          <table:table-cell office:value-type="float" office:value="1200">
            <text:p>1200</text:p>
          </table:table-cell>
          <table:table-cell office:value-type="float" office:value="1">
            <text:p>1</text:p>
          </table:table-cell>
          <table:table-cell office:value-type="float" office:value="6.899705">
            <text:p>6.899705</text:p>
          </table:table-cell>
          <table:table-cell/>
          <table:table-cell office:value-type="float" office:value="6.739795">
            <text:p>6.739795</text:p>
          </table:table-cell>
          <table:table-cell table:formula="of:=[.C74]/[.E74]" office:value-type="float" office:value="1.02372624093166">
            <text:p>1.0237262409</text:p>
          </table:table-cell>
          <table:table-cell table:formula="of:=[.C74]/([.E74]*[.B74])" office:value-type="float" office:value="1.02372624093166">
            <text:p>1.0237262409</text:p>
          </table:table-cell>
          <table:table-cell table:number-columns-repeated="1017"/>
        </table:table-row>
        <table:table-row table:style-name="ro4">
          <table:table-cell office:value-type="float" office:value="1400">
            <text:p>1400</text:p>
          </table:table-cell>
          <table:table-cell office:value-type="float" office:value="1">
            <text:p>1</text:p>
          </table:table-cell>
          <table:table-cell office:value-type="float" office:value="10.821618">
            <text:p>10.821618</text:p>
          </table:table-cell>
          <table:table-cell/>
          <table:table-cell office:value-type="float" office:value="10.572964">
            <text:p>10.572964</text:p>
          </table:table-cell>
          <table:table-cell table:formula="of:=[.C75]/[.E75]" office:value-type="float" office:value="1.02351790850702">
            <text:p>1.0235179085</text:p>
          </table:table-cell>
          <table:table-cell table:formula="of:=[.C75]/([.E75]*[.B75])" office:value-type="float" office:value="1.02351790850702">
            <text:p>1.0235179085</text:p>
          </table:table-cell>
          <table:table-cell table:number-columns-repeated="1017"/>
        </table:table-row>
        <table:table-row table:style-name="ro4"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16.483848">
            <text:p>16.483848</text:p>
          </table:table-cell>
          <table:table-cell/>
          <table:table-cell office:value-type="float" office:value="15.891336">
            <text:p>15.891336</text:p>
          </table:table-cell>
          <table:table-cell table:formula="of:=[.C76]/[.E76]" office:value-type="float" office:value="1.03728522258921">
            <text:p>1.0372852226</text:p>
          </table:table-cell>
          <table:table-cell table:formula="of:=[.C76]/([.E76]*[.B76])" office:value-type="float" office:value="1.03728522258921">
            <text:p>1.0372852226</text:p>
          </table:table-cell>
          <table:table-cell table:number-columns-repeated="1017"/>
        </table:table-row>
        <table:table-row table:style-name="ro4">
          <table:table-cell office:value-type="float" office:value="2600">
            <text:p>2600</text:p>
          </table:table-cell>
          <table:table-cell office:value-type="float" office:value="1">
            <text:p>1</text:p>
          </table:table-cell>
          <table:table-cell office:value-type="float" office:value="70.940316">
            <text:p>70.940316</text:p>
          </table:table-cell>
          <table:table-cell/>
          <table:table-cell office:value-type="float" office:value="69.36141">
            <text:p>69.36141</text:p>
          </table:table-cell>
          <table:table-cell table:formula="of:=[.C77]/[.E77]" office:value-type="float" office:value="1.02276346458355">
            <text:p>1.0227634646</text:p>
          </table:table-cell>
          <table:table-cell table:formula="of:=[.C77]/([.E77]*[.B77])" office:value-type="float" office:value="1.02276346458355">
            <text:p>1.0227634646</text:p>
          </table:table-cell>
          <table:table-cell table:number-columns-repeated="1017"/>
        </table:table-row>
        <table:table-row table:style-name="ro4">
          <table:table-cell office:value-type="float" office:value="50">
            <text:p>50</text:p>
          </table:table-cell>
          <table:table-cell table:formula="of:=[.B67]*2" office:value-type="float" office:value="2">
            <text:p>2</text:p>
          </table:table-cell>
          <table:table-cell office:value-type="float" office:value="0.000673">
            <text:p>0.000673</text:p>
          </table:table-cell>
          <table:table-cell office:value-type="float" office:value="0.000738">
            <text:p>0.000738</text:p>
          </table:table-cell>
          <table:table-cell office:value-type="float" office:value="0.000643">
            <text:p>0.000643</text:p>
          </table:table-cell>
          <table:table-cell table:formula="of:=[.C78]/[.E78]" office:value-type="float" office:value="1.04665629860031">
            <text:p>1.0466562986</text:p>
          </table:table-cell>
          <table:table-cell table:formula="of:=[.C78]/([.E78]*[.B78])" office:value-type="float" office:value="0.523328149300155">
            <text:p>0.5233281493</text:p>
          </table:table-cell>
          <table:table-cell table:number-columns-repeated="1017"/>
        </table:table-row>
        <table:table-row table:style-name="ro4">
          <table:table-cell office:value-type="float" office:value="100">
            <text:p>100</text:p>
          </table:table-cell>
          <table:table-cell table:formula="of:=[.B68]*2" office:value-type="float" office:value="2">
            <text:p>2</text:p>
          </table:table-cell>
          <table:table-cell office:value-type="float" office:value="0.004389">
            <text:p>0.004389</text:p>
          </table:table-cell>
          <table:table-cell office:value-type="float" office:value="0.00324">
            <text:p>0.00324</text:p>
          </table:table-cell>
          <table:table-cell office:value-type="float" office:value="0.002786">
            <text:p>0.002786</text:p>
          </table:table-cell>
          <table:table-cell table:formula="of:=[.C79]/[.E79]" office:value-type="float" office:value="1.57537688442211">
            <text:p>1.5753768844</text:p>
          </table:table-cell>
          <table:table-cell table:formula="of:=[.C79]/([.E79]*[.B79])" office:value-type="float" office:value="0.787688442211055">
            <text:p>0.7876884422</text:p>
          </table:table-cell>
          <table:table-cell table:number-columns-repeated="1017"/>
        </table:table-row>
        <table:table-row table:style-name="ro4">
          <table:table-cell office:value-type="float" office:value="200">
            <text:p>200</text:p>
          </table:table-cell>
          <table:table-cell table:formula="of:=[.B69]*2" office:value-type="float" office:value="2">
            <text:p>2</text:p>
          </table:table-cell>
          <table:table-cell office:value-type="float" office:value="0.03035">
            <text:p>0.03035</text:p>
          </table:table-cell>
          <table:table-cell office:value-type="float" office:value="0.022645">
            <text:p>0.022645</text:p>
          </table:table-cell>
          <table:table-cell office:value-type="float" office:value="0.016518">
            <text:p>0.016518</text:p>
          </table:table-cell>
          <table:table-cell table:formula="of:=[.C80]/[.E80]" office:value-type="float" office:value="1.83738951446906">
            <text:p>1.8373895145</text:p>
          </table:table-cell>
          <table:table-cell table:formula="of:=[.C80]/([.E80]*[.B80])" office:value-type="float" office:value="0.918694757234532">
            <text:p>0.9186947572</text:p>
          </table:table-cell>
          <table:table-cell table:number-columns-repeated="1017"/>
        </table:table-row>
        <table:table-row table:style-name="ro4">
          <table:table-cell office:value-type="float" office:value="400">
            <text:p>400</text:p>
          </table:table-cell>
          <table:table-cell table:formula="of:=[.B70]*2" office:value-type="float" office:value="2">
            <text:p>2</text:p>
          </table:table-cell>
          <table:table-cell office:value-type="float" office:value="0.242956">
            <text:p>0.242956</text:p>
          </table:table-cell>
          <table:table-cell office:value-type="float" office:value="0.180515">
            <text:p>0.180515</text:p>
          </table:table-cell>
          <table:table-cell office:value-type="float" office:value="0.126516">
            <text:p>0.126516</text:p>
          </table:table-cell>
          <table:table-cell table:formula="of:=[.C81]/[.E81]" office:value-type="float" office:value="1.92035789939612">
            <text:p>1.9203578994</text:p>
          </table:table-cell>
          <table:table-cell table:formula="of:=[.C81]/([.E81]*[.B81])" office:value-type="float" office:value="0.960178949698062">
            <text:p>0.9601789497</text:p>
          </table:table-cell>
          <table:table-cell table:number-columns-repeated="1017"/>
        </table:table-row>
        <table:table-row table:style-name="ro4">
          <table:table-cell table:style-name="Default" office:value-type="float" office:value="600">
            <text:p>600</text:p>
          </table:table-cell>
          <table:table-cell table:formula="of:=[.B71]*2" office:value-type="float" office:value="2">
            <text:p>2</text:p>
          </table:table-cell>
          <table:table-cell table:style-name="Default" office:value-type="float" office:value="0.809642">
            <text:p>0.809642</text:p>
          </table:table-cell>
          <table:table-cell office:value-type="float" office:value="0.594789">
            <text:p>0.594789</text:p>
          </table:table-cell>
          <table:table-cell office:value-type="float" office:value="0.420066">
            <text:p>0.420066</text:p>
          </table:table-cell>
          <table:table-cell table:formula="of:=[.C82]/[.E82]" office:value-type="float" office:value="1.92741616793551">
            <text:p>1.9274161679</text:p>
          </table:table-cell>
          <table:table-cell table:formula="of:=[.C82]/([.E82]*[.B82])" office:value-type="float" office:value="0.963708083967757">
            <text:p>0.963708084</text:p>
          </table:table-cell>
          <table:table-cell table:number-columns-repeated="1017"/>
        </table:table-row>
        <table:table-row table:style-name="ro4">
          <table:table-cell office:value-type="float" office:value="800">
            <text:p>800</text:p>
          </table:table-cell>
          <table:table-cell table:formula="of:=[.B72]*2" office:value-type="float" office:value="2">
            <text:p>2</text:p>
          </table:table-cell>
          <table:table-cell office:value-type="float" office:value="1.912066">
            <text:p>1.912066</text:p>
          </table:table-cell>
          <table:table-cell office:value-type="float" office:value="1.399098">
            <text:p>1.399098</text:p>
          </table:table-cell>
          <table:table-cell office:value-type="float" office:value="0.978773">
            <text:p>0.978773</text:p>
          </table:table-cell>
          <table:table-cell table:formula="of:=[.C83]/[.E83]" office:value-type="float" office:value="1.95353365897915">
            <text:p>1.953533659</text:p>
          </table:table-cell>
          <table:table-cell table:formula="of:=[.C83]/([.E83]*[.B83])" office:value-type="float" office:value="0.976766829489575">
            <text:p>0.9767668295</text:p>
          </table:table-cell>
          <table:table-cell table:number-columns-repeated="1017"/>
        </table:table-row>
        <table:table-row table:style-name="ro4">
          <table:table-cell office:value-type="float" office:value="1000">
            <text:p>1000</text:p>
          </table:table-cell>
          <table:table-cell table:formula="of:=[.B73]*2" office:value-type="float" office:value="2">
            <text:p>2</text:p>
          </table:table-cell>
          <table:table-cell office:value-type="float" office:value="3.841069">
            <text:p>3.841069</text:p>
          </table:table-cell>
          <table:table-cell office:value-type="float" office:value="2.805917">
            <text:p>2.805917</text:p>
          </table:table-cell>
          <table:table-cell office:value-type="float" office:value="1.947769">
            <text:p>1.947769</text:p>
          </table:table-cell>
          <table:table-cell table:formula="of:=[.C84]/[.E84]" office:value-type="float" office:value="1.97203518487049">
            <text:p>1.9720351849</text:p>
          </table:table-cell>
          <table:table-cell table:formula="of:=[.C84]/([.E84]*[.B84])" office:value-type="float" office:value="0.986017592435243">
            <text:p>0.9860175924</text:p>
          </table:table-cell>
          <table:table-cell table:number-columns-repeated="1017"/>
        </table:table-row>
        <table:table-row table:style-name="ro4">
          <table:table-cell office:value-type="float" office:value="1200">
            <text:p>1200</text:p>
          </table:table-cell>
          <table:table-cell table:formula="of:=[.B74]*2" office:value-type="float" office:value="2">
            <text:p>2</text:p>
          </table:table-cell>
          <table:table-cell office:value-type="float" office:value="6.899705">
            <text:p>6.899705</text:p>
          </table:table-cell>
          <table:table-cell/>
          <table:table-cell office:value-type="float" office:value="3.452535">
            <text:p>3.452535</text:p>
          </table:table-cell>
          <table:table-cell table:formula="of:=[.C85]/[.E85]" office:value-type="float" office:value="1.99844606933746">
            <text:p>1.9984460693</text:p>
          </table:table-cell>
          <table:table-cell table:formula="of:=[.C85]/([.E85]*[.B85])" office:value-type="float" office:value="0.999223034668729">
            <text:p>0.9992230347</text:p>
          </table:table-cell>
          <table:table-cell table:number-columns-repeated="1017"/>
        </table:table-row>
        <table:table-row table:style-name="ro4">
          <table:table-cell office:value-type="float" office:value="1400">
            <text:p>1400</text:p>
          </table:table-cell>
          <table:table-cell table:formula="of:=[.B75]*2" office:value-type="float" office:value="2">
            <text:p>2</text:p>
          </table:table-cell>
          <table:table-cell office:value-type="float" office:value="10.821618">
            <text:p>10.821618</text:p>
          </table:table-cell>
          <table:table-cell/>
          <table:table-cell office:value-type="float" office:value="5.325138">
            <text:p>5.325138</text:p>
          </table:table-cell>
          <table:table-cell table:formula="of:=[.C86]/[.E86]" office:value-type="float" office:value="2.0321760675498">
            <text:p>2.0321760675</text:p>
          </table:table-cell>
          <table:table-cell table:formula="of:=[.C86]/([.E86]*[.B86])" office:value-type="float" office:value="1.0160880337749">
            <text:p>1.0160880338</text:p>
          </table:table-cell>
          <table:table-cell table:number-columns-repeated="1017"/>
        </table:table-row>
        <table:table-row table:style-name="ro4">
          <table:table-cell office:value-type="float" office:value="1600">
            <text:p>1600</text:p>
          </table:table-cell>
          <table:table-cell table:formula="of:=[.B76]*2" office:value-type="float" office:value="2">
            <text:p>2</text:p>
          </table:table-cell>
          <table:table-cell office:value-type="float" office:value="16.483848">
            <text:p>16.483848</text:p>
          </table:table-cell>
          <table:table-cell/>
          <table:table-cell office:value-type="float" office:value="8.088382">
            <text:p>8.088382</text:p>
          </table:table-cell>
          <table:table-cell table:formula="of:=[.C87]/[.E87]" office:value-type="float" office:value="2.0379660604556">
            <text:p>2.0379660605</text:p>
          </table:table-cell>
          <table:table-cell table:formula="of:=[.C87]/([.E87]*[.B87])" office:value-type="float" office:value="1.0189830302278">
            <text:p>1.0189830302</text:p>
          </table:table-cell>
          <table:table-cell table:number-columns-repeated="1017"/>
        </table:table-row>
        <table:table-row table:style-name="ro4">
          <table:table-cell office:value-type="float" office:value="2600">
            <text:p>2600</text:p>
          </table:table-cell>
          <table:table-cell table:formula="of:=[.B77]*2" office:value-type="float" office:value="2">
            <text:p>2</text:p>
          </table:table-cell>
          <table:table-cell office:value-type="float" office:value="70.940316">
            <text:p>70.940316</text:p>
          </table:table-cell>
          <table:table-cell/>
          <table:table-cell office:value-type="float" office:value="35.304604">
            <text:p>35.304604</text:p>
          </table:table-cell>
          <table:table-cell table:formula="of:=[.C88]/[.E88]" office:value-type="float" office:value="2.0093786068242">
            <text:p>2.0093786068</text:p>
          </table:table-cell>
          <table:table-cell table:formula="of:=[.C88]/([.E88]*[.B88])" office:value-type="float" office:value="1.0046893034121">
            <text:p>1.0046893034</text:p>
          </table:table-cell>
          <table:table-cell table:number-columns-repeated="1017"/>
        </table:table-row>
        <table:table-row table:style-name="ro4">
          <table:table-cell office:value-type="float" office:value="50">
            <text:p>50</text:p>
          </table:table-cell>
          <table:table-cell table:formula="of:=[.B78]*2" office:value-type="float" office:value="4">
            <text:p>4</text:p>
          </table:table-cell>
          <table:table-cell office:value-type="float" office:value="0.000673">
            <text:p>0.000673</text:p>
          </table:table-cell>
          <table:table-cell office:value-type="float" office:value="0.000738">
            <text:p>0.000738</text:p>
          </table:table-cell>
          <table:table-cell office:value-type="float" office:value="0.000473">
            <text:p>0.000473</text:p>
          </table:table-cell>
          <table:table-cell table:formula="of:=[.C89]/[.E89]" office:value-type="float" office:value="1.42283298097252">
            <text:p>1.422832981</text:p>
          </table:table-cell>
          <table:table-cell table:formula="of:=[.C89]/([.E89]*[.B89])" office:value-type="float" office:value="0.355708245243129">
            <text:p>0.3557082452</text:p>
          </table:table-cell>
          <table:table-cell table:number-columns-repeated="1017"/>
        </table:table-row>
        <table:table-row table:style-name="ro4">
          <table:table-cell office:value-type="float" office:value="100">
            <text:p>100</text:p>
          </table:table-cell>
          <table:table-cell table:formula="of:=[.B79]*2" office:value-type="float" office:value="4">
            <text:p>4</text:p>
          </table:table-cell>
          <table:table-cell office:value-type="float" office:value="0.004389">
            <text:p>0.004389</text:p>
          </table:table-cell>
          <table:table-cell office:value-type="float" office:value="0.00324">
            <text:p>0.00324</text:p>
          </table:table-cell>
          <table:table-cell office:value-type="float" office:value="0.001642">
            <text:p>0.001642</text:p>
          </table:table-cell>
          <table:table-cell table:formula="of:=[.C90]/[.E90]" office:value-type="float" office:value="2.67295980511571">
            <text:p>2.6729598051</text:p>
          </table:table-cell>
          <table:table-cell table:formula="of:=[.C90]/([.E90]*[.B90])" office:value-type="float" office:value="0.668239951278928">
            <text:p>0.6682399513</text:p>
          </table:table-cell>
          <table:table-cell table:number-columns-repeated="1017"/>
        </table:table-row>
        <table:table-row table:style-name="ro4">
          <table:table-cell office:value-type="float" office:value="200">
            <text:p>200</text:p>
          </table:table-cell>
          <table:table-cell table:formula="of:=[.B80]*2" office:value-type="float" office:value="4">
            <text:p>4</text:p>
          </table:table-cell>
          <table:table-cell office:value-type="float" office:value="0.03035">
            <text:p>0.03035</text:p>
          </table:table-cell>
          <table:table-cell office:value-type="float" office:value="0.022645">
            <text:p>0.022645</text:p>
          </table:table-cell>
          <table:table-cell office:value-type="float" office:value="0.00898">
            <text:p>0.00898</text:p>
          </table:table-cell>
          <table:table-cell table:formula="of:=[.C91]/[.E91]" office:value-type="float" office:value="3.37973273942094">
            <text:p>3.3797327394</text:p>
          </table:table-cell>
          <table:table-cell table:formula="of:=[.C91]/([.E91]*[.B91])" office:value-type="float" office:value="0.844933184855234">
            <text:p>0.8449331849</text:p>
          </table:table-cell>
          <table:table-cell table:number-columns-repeated="1017"/>
        </table:table-row>
        <table:table-row table:style-name="ro4">
          <table:table-cell office:value-type="float" office:value="400">
            <text:p>400</text:p>
          </table:table-cell>
          <table:table-cell table:formula="of:=[.B81]*2" office:value-type="float" office:value="4">
            <text:p>4</text:p>
          </table:table-cell>
          <table:table-cell office:value-type="float" office:value="0.242956">
            <text:p>0.242956</text:p>
          </table:table-cell>
          <table:table-cell office:value-type="float" office:value="0.180515">
            <text:p>0.180515</text:p>
          </table:table-cell>
          <table:table-cell office:value-type="float" office:value="0.064306">
            <text:p>0.064306</text:p>
          </table:table-cell>
          <table:table-cell table:formula="of:=[.C92]/[.E92]" office:value-type="float" office:value="3.7781233477436">
            <text:p>3.7781233477</text:p>
          </table:table-cell>
          <table:table-cell table:formula="of:=[.C92]/([.E92]*[.B92])" office:value-type="float" office:value="0.9445308369359">
            <text:p>0.9445308369</text:p>
          </table:table-cell>
          <table:table-cell table:number-columns-repeated="1017"/>
        </table:table-row>
        <table:table-row table:style-name="ro4">
          <table:table-cell table:style-name="Default" office:value-type="float" office:value="600">
            <text:p>600</text:p>
          </table:table-cell>
          <table:table-cell table:formula="of:=[.B82]*2" office:value-type="float" office:value="4">
            <text:p>4</text:p>
          </table:table-cell>
          <table:table-cell table:style-name="Default" office:value-type="float" office:value="0.809642">
            <text:p>0.809642</text:p>
          </table:table-cell>
          <table:table-cell office:value-type="float" office:value="0.594789">
            <text:p>0.594789</text:p>
          </table:table-cell>
          <table:table-cell office:value-type="float" office:value="0.213246">
            <text:p>0.213246</text:p>
          </table:table-cell>
          <table:table-cell table:formula="of:=[.C93]/[.E93]" office:value-type="float" office:value="3.79675117001022">
            <text:p>3.79675117</text:p>
          </table:table-cell>
          <table:table-cell table:formula="of:=[.C93]/([.E93]*[.B93])" office:value-type="float" office:value="0.949187792502556">
            <text:p>0.9491877925</text:p>
          </table:table-cell>
          <table:table-cell table:number-columns-repeated="1017"/>
        </table:table-row>
        <table:table-row table:style-name="ro4">
          <table:table-cell office:value-type="float" office:value="800">
            <text:p>800</text:p>
          </table:table-cell>
          <table:table-cell table:formula="of:=[.B83]*2" office:value-type="float" office:value="4">
            <text:p>4</text:p>
          </table:table-cell>
          <table:table-cell office:value-type="float" office:value="1.912066">
            <text:p>1.912066</text:p>
          </table:table-cell>
          <table:table-cell office:value-type="float" office:value="1.399098">
            <text:p>1.399098</text:p>
          </table:table-cell>
          <table:table-cell office:value-type="float" office:value="0.490613">
            <text:p>0.490613</text:p>
          </table:table-cell>
          <table:table-cell table:formula="of:=[.C94]/[.E94]" office:value-type="float" office:value="3.89729990848184">
            <text:p>3.8972999085</text:p>
          </table:table-cell>
          <table:table-cell table:formula="of:=[.C94]/([.E94]*[.B94])" office:value-type="float" office:value="0.97432497712046">
            <text:p>0.9743249771</text:p>
          </table:table-cell>
          <table:table-cell table:number-columns-repeated="1017"/>
        </table:table-row>
        <table:table-row table:style-name="ro4">
          <table:table-cell office:value-type="float" office:value="1000">
            <text:p>1000</text:p>
          </table:table-cell>
          <table:table-cell table:formula="of:=[.B84]*2" office:value-type="float" office:value="4">
            <text:p>4</text:p>
          </table:table-cell>
          <table:table-cell office:value-type="float" office:value="3.841069">
            <text:p>3.841069</text:p>
          </table:table-cell>
          <table:table-cell office:value-type="float" office:value="2.805917">
            <text:p>2.805917</text:p>
          </table:table-cell>
          <table:table-cell office:value-type="float" office:value="0.977794">
            <text:p>0.977794</text:p>
          </table:table-cell>
          <table:table-cell table:formula="of:=[.C95]/[.E95]" office:value-type="float" office:value="3.92830084864501">
            <text:p>3.9283008486</text:p>
          </table:table-cell>
          <table:table-cell table:formula="of:=[.C95]/([.E95]*[.B95])" office:value-type="float" office:value="0.982075212161253">
            <text:p>0.9820752122</text:p>
          </table:table-cell>
          <table:table-cell table:number-columns-repeated="1017"/>
        </table:table-row>
        <table:table-row table:style-name="ro4">
          <table:table-cell office:value-type="float" office:value="1200">
            <text:p>1200</text:p>
          </table:table-cell>
          <table:table-cell table:formula="of:=[.B85]*2" office:value-type="float" office:value="4">
            <text:p>4</text:p>
          </table:table-cell>
          <table:table-cell office:value-type="float" office:value="6.899705">
            <text:p>6.899705</text:p>
          </table:table-cell>
          <table:table-cell/>
          <table:table-cell office:value-type="float" office:value="1.721619">
            <text:p>1.721619</text:p>
          </table:table-cell>
          <table:table-cell table:formula="of:=[.C96]/[.E96]" office:value-type="float" office:value="4.00768404623787">
            <text:p>4.0076840462</text:p>
          </table:table-cell>
          <table:table-cell table:formula="of:=[.C96]/([.E96]*[.B96])" office:value-type="float" office:value="1.00192101155947">
            <text:p>1.0019210116</text:p>
          </table:table-cell>
          <table:table-cell table:number-columns-repeated="1017"/>
        </table:table-row>
        <table:table-row table:style-name="ro4">
          <table:table-cell office:value-type="float" office:value="1400">
            <text:p>1400</text:p>
          </table:table-cell>
          <table:table-cell table:formula="of:=[.B86]*2" office:value-type="float" office:value="4">
            <text:p>4</text:p>
          </table:table-cell>
          <table:table-cell office:value-type="float" office:value="10.821618">
            <text:p>10.821618</text:p>
          </table:table-cell>
          <table:table-cell/>
          <table:table-cell office:value-type="float" office:value="2.666101">
            <text:p>2.666101</text:p>
          </table:table-cell>
          <table:table-cell table:formula="of:=[.C97]/[.E97]" office:value-type="float" office:value="4.05896775853578">
            <text:p>4.0589677585</text:p>
          </table:table-cell>
          <table:table-cell table:formula="of:=[.C97]/([.E97]*[.B97])" office:value-type="float" office:value="1.01474193963395">
            <text:p>1.0147419396</text:p>
          </table:table-cell>
          <table:table-cell table:number-columns-repeated="1017"/>
        </table:table-row>
        <table:table-row table:style-name="ro4">
          <table:table-cell office:value-type="float" office:value="1600">
            <text:p>1600</text:p>
          </table:table-cell>
          <table:table-cell table:formula="of:=[.B87]*2" office:value-type="float" office:value="4">
            <text:p>4</text:p>
          </table:table-cell>
          <table:table-cell office:value-type="float" office:value="16.483848">
            <text:p>16.483848</text:p>
          </table:table-cell>
          <table:table-cell/>
          <table:table-cell office:value-type="float" office:value="4.01131">
            <text:p>4.01131</text:p>
          </table:table-cell>
          <table:table-cell table:formula="of:=[.C98]/[.E98]" office:value-type="float" office:value="4.1093428331393">
            <text:p>4.1093428331</text:p>
          </table:table-cell>
          <table:table-cell table:formula="of:=[.C98]/([.E98]*[.B98])" office:value-type="float" office:value="1.02733570828482">
            <text:p>1.0273357083</text:p>
          </table:table-cell>
          <table:table-cell table:number-columns-repeated="1017"/>
        </table:table-row>
        <table:table-row table:style-name="ro4">
          <table:table-cell office:value-type="float" office:value="2600">
            <text:p>2600</text:p>
          </table:table-cell>
          <table:table-cell table:formula="of:=[.B88]*2" office:value-type="float" office:value="4">
            <text:p>4</text:p>
          </table:table-cell>
          <table:table-cell office:value-type="float" office:value="70.940316">
            <text:p>70.940316</text:p>
          </table:table-cell>
          <table:table-cell/>
          <table:table-cell office:value-type="float" office:value="17.494045">
            <text:p>17.494045</text:p>
          </table:table-cell>
          <table:table-cell table:formula="of:=[.C99]/[.E99]" office:value-type="float" office:value="4.05511223962211">
            <text:p>4.0551122396</text:p>
          </table:table-cell>
          <table:table-cell table:formula="of:=[.C99]/([.E99]*[.B99])" office:value-type="float" office:value="1.01377805990553">
            <text:p>1.0137780599</text:p>
          </table:table-cell>
          <table:table-cell table:number-columns-repeated="1017"/>
        </table:table-row>
        <table:table-row table:style-name="ro4">
          <table:table-cell office:value-type="float" office:value="50">
            <text:p>50</text:p>
          </table:table-cell>
          <table:table-cell table:formula="of:=[.B89]*2" office:value-type="float" office:value="8">
            <text:p>8</text:p>
          </table:table-cell>
          <table:table-cell office:value-type="float" office:value="0.000673">
            <text:p>0.000673</text:p>
          </table:table-cell>
          <table:table-cell office:value-type="float" office:value="0.000738">
            <text:p>0.000738</text:p>
          </table:table-cell>
          <table:table-cell office:value-type="float" office:value="0.000463">
            <text:p>0.000463</text:p>
          </table:table-cell>
          <table:table-cell table:formula="of:=[.C100]/[.E100]" office:value-type="float" office:value="1.45356371490281">
            <text:p>1.4535637149</text:p>
          </table:table-cell>
          <table:table-cell table:formula="of:=[.C100]/([.E100]*[.B100])" office:value-type="float" office:value="0.181695464362851">
            <text:p>0.1816954644</text:p>
          </table:table-cell>
          <table:table-cell table:number-columns-repeated="1017"/>
        </table:table-row>
        <table:table-row table:style-name="ro4">
          <table:table-cell office:value-type="float" office:value="100">
            <text:p>100</text:p>
          </table:table-cell>
          <table:table-cell table:formula="of:=[.B90]*2" office:value-type="float" office:value="8">
            <text:p>8</text:p>
          </table:table-cell>
          <table:table-cell office:value-type="float" office:value="0.004389">
            <text:p>0.004389</text:p>
          </table:table-cell>
          <table:table-cell office:value-type="float" office:value="0.00324">
            <text:p>0.00324</text:p>
          </table:table-cell>
          <table:table-cell office:value-type="float" office:value="0.001334">
            <text:p>0.001334</text:p>
          </table:table-cell>
          <table:table-cell table:formula="of:=[.C101]/[.E101]" office:value-type="float" office:value="3.29010494752624">
            <text:p>3.2901049475</text:p>
          </table:table-cell>
          <table:table-cell table:formula="of:=[.C101]/([.E101]*[.B101])" office:value-type="float" office:value="0.41126311844078">
            <text:p>0.4112631184</text:p>
          </table:table-cell>
          <table:table-cell table:number-columns-repeated="1017"/>
        </table:table-row>
        <table:table-row table:style-name="ro4">
          <table:table-cell office:value-type="float" office:value="200">
            <text:p>200</text:p>
          </table:table-cell>
          <table:table-cell table:formula="of:=[.B91]*2" office:value-type="float" office:value="8">
            <text:p>8</text:p>
          </table:table-cell>
          <table:table-cell office:value-type="float" office:value="0.03035">
            <text:p>0.03035</text:p>
          </table:table-cell>
          <table:table-cell office:value-type="float" office:value="0.022645">
            <text:p>0.022645</text:p>
          </table:table-cell>
          <table:table-cell office:value-type="float" office:value="0.005419">
            <text:p>0.005419</text:p>
          </table:table-cell>
          <table:table-cell table:formula="of:=[.C102]/[.E102]" office:value-type="float" office:value="5.60066432921203">
            <text:p>5.6006643292</text:p>
          </table:table-cell>
          <table:table-cell table:formula="of:=[.C102]/([.E102]*[.B102])" office:value-type="float" office:value="0.700083041151504">
            <text:p>0.7000830412</text:p>
          </table:table-cell>
          <table:table-cell table:number-columns-repeated="1017"/>
        </table:table-row>
        <table:table-row table:style-name="ro4">
          <table:table-cell office:value-type="float" office:value="400">
            <text:p>400</text:p>
          </table:table-cell>
          <table:table-cell table:formula="of:=[.B92]*2" office:value-type="float" office:value="8">
            <text:p>8</text:p>
          </table:table-cell>
          <table:table-cell office:value-type="float" office:value="0.242956">
            <text:p>0.242956</text:p>
          </table:table-cell>
          <table:table-cell office:value-type="float" office:value="0.180515">
            <text:p>0.180515</text:p>
          </table:table-cell>
          <table:table-cell office:value-type="float" office:value="0.034168">
            <text:p>0.034168</text:p>
          </table:table-cell>
          <table:table-cell table:formula="of:=[.C103]/[.E103]" office:value-type="float" office:value="7.11062982907984">
            <text:p>7.1106298291</text:p>
          </table:table-cell>
          <table:table-cell table:formula="of:=[.C103]/([.E103]*[.B103])" office:value-type="float" office:value="0.88882872863498">
            <text:p>0.8888287286</text:p>
          </table:table-cell>
          <table:table-cell table:number-columns-repeated="1017"/>
        </table:table-row>
        <table:table-row table:style-name="ro4">
          <table:table-cell table:style-name="Default" office:value-type="float" office:value="600">
            <text:p>600</text:p>
          </table:table-cell>
          <table:table-cell table:formula="of:=[.B93]*2" office:value-type="float" office:value="8">
            <text:p>8</text:p>
          </table:table-cell>
          <table:table-cell table:style-name="Default" office:value-type="float" office:value="0.809642">
            <text:p>0.809642</text:p>
          </table:table-cell>
          <table:table-cell office:value-type="float" office:value="0.594789">
            <text:p>0.594789</text:p>
          </table:table-cell>
          <table:table-cell office:value-type="float" office:value="0.110418">
            <text:p>0.110418</text:p>
          </table:table-cell>
          <table:table-cell table:formula="of:=[.C104]/[.E104]" office:value-type="float" office:value="7.33251824883624">
            <text:p>7.3325182488</text:p>
          </table:table-cell>
          <table:table-cell table:formula="of:=[.C104]/([.E104]*[.B104])" office:value-type="float" office:value="0.91656478110453">
            <text:p>0.9165647811</text:p>
          </table:table-cell>
          <table:table-cell table:number-columns-repeated="1017"/>
        </table:table-row>
        <table:table-row table:style-name="ro4">
          <table:table-cell office:value-type="float" office:value="800">
            <text:p>800</text:p>
          </table:table-cell>
          <table:table-cell table:formula="of:=[.B94]*2" office:value-type="float" office:value="8">
            <text:p>8</text:p>
          </table:table-cell>
          <table:table-cell office:value-type="float" office:value="1.912066">
            <text:p>1.912066</text:p>
          </table:table-cell>
          <table:table-cell office:value-type="float" office:value="1.399098">
            <text:p>1.399098</text:p>
          </table:table-cell>
          <table:table-cell office:value-type="float" office:value="0.249433">
            <text:p>0.249433</text:p>
          </table:table-cell>
          <table:table-cell table:formula="of:=[.C105]/[.E105]" office:value-type="float" office:value="7.66564969350487">
            <text:p>7.6656496935</text:p>
          </table:table-cell>
          <table:table-cell table:formula="of:=[.C105]/([.E105]*[.B105])" office:value-type="float" office:value="0.958206211688109">
            <text:p>0.9582062117</text:p>
          </table:table-cell>
          <table:table-cell table:number-columns-repeated="1017"/>
        </table:table-row>
        <table:table-row table:style-name="ro4">
          <table:table-cell office:value-type="float" office:value="1000">
            <text:p>1000</text:p>
          </table:table-cell>
          <table:table-cell table:formula="of:=[.B95]*2" office:value-type="float" office:value="8">
            <text:p>8</text:p>
          </table:table-cell>
          <table:table-cell office:value-type="float" office:value="3.841069">
            <text:p>3.841069</text:p>
          </table:table-cell>
          <table:table-cell office:value-type="float" office:value="2.805917">
            <text:p>2.805917</text:p>
          </table:table-cell>
          <table:table-cell office:value-type="float" office:value="0.494856">
            <text:p>0.494856</text:p>
          </table:table-cell>
          <table:table-cell table:formula="of:=[.C106]/[.E106]" office:value-type="float" office:value="7.76199338797549">
            <text:p>7.761993388</text:p>
          </table:table-cell>
          <table:table-cell table:formula="of:=[.C106]/([.E106]*[.B106])" office:value-type="float" office:value="0.970249173496937">
            <text:p>0.9702491735</text:p>
          </table:table-cell>
          <table:table-cell table:number-columns-repeated="1017"/>
        </table:table-row>
        <table:table-row table:style-name="ro4">
          <table:table-cell office:value-type="float" office:value="1200">
            <text:p>1200</text:p>
          </table:table-cell>
          <table:table-cell table:formula="of:=[.B96]*2" office:value-type="float" office:value="8">
            <text:p>8</text:p>
          </table:table-cell>
          <table:table-cell office:value-type="float" office:value="6.899705">
            <text:p>6.899705</text:p>
          </table:table-cell>
          <table:table-cell/>
          <table:table-cell office:value-type="float" office:value="0.868083">
            <text:p>0.868083</text:p>
          </table:table-cell>
          <table:table-cell table:formula="of:=[.C107]/[.E107]" office:value-type="float" office:value="7.94820886942838">
            <text:p>7.9482088694</text:p>
          </table:table-cell>
          <table:table-cell table:formula="of:=[.C107]/([.E107]*[.B107])" office:value-type="float" office:value="0.993526108678548">
            <text:p>0.9935261087</text:p>
          </table:table-cell>
          <table:table-cell table:number-columns-repeated="1017"/>
        </table:table-row>
        <table:table-row table:style-name="ro4">
          <table:table-cell office:value-type="float" office:value="1400">
            <text:p>1400</text:p>
          </table:table-cell>
          <table:table-cell table:formula="of:=[.B97]*2" office:value-type="float" office:value="8">
            <text:p>8</text:p>
          </table:table-cell>
          <table:table-cell office:value-type="float" office:value="10.821618">
            <text:p>10.821618</text:p>
          </table:table-cell>
          <table:table-cell/>
          <table:table-cell office:value-type="float" office:value="1.343974">
            <text:p>1.343974</text:p>
          </table:table-cell>
          <table:table-cell table:formula="of:=[.C108]/[.E108]" office:value-type="float" office:value="8.05195487412703">
            <text:p>8.0519548741</text:p>
          </table:table-cell>
          <table:table-cell table:formula="of:=[.C108]/([.E108]*[.B108])" office:value-type="float" office:value="1.00649435926588">
            <text:p>1.0064943593</text:p>
          </table:table-cell>
          <table:table-cell table:number-columns-repeated="1017"/>
        </table:table-row>
        <table:table-row table:style-name="ro4">
          <table:table-cell office:value-type="float" office:value="1600">
            <text:p>1600</text:p>
          </table:table-cell>
          <table:table-cell table:formula="of:=[.B98]*2" office:value-type="float" office:value="8">
            <text:p>8</text:p>
          </table:table-cell>
          <table:table-cell office:value-type="float" office:value="16.483848">
            <text:p>16.483848</text:p>
          </table:table-cell>
          <table:table-cell/>
          <table:table-cell office:value-type="float" office:value="2.019098">
            <text:p>2.019098</text:p>
          </table:table-cell>
          <table:table-cell table:formula="of:=[.C109]/[.E109]" office:value-type="float" office:value="8.1639662859356">
            <text:p>8.1639662859</text:p>
          </table:table-cell>
          <table:table-cell table:formula="of:=[.C109]/([.E109]*[.B109])" office:value-type="float" office:value="1.02049578574195">
            <text:p>1.0204957857</text:p>
          </table:table-cell>
          <table:table-cell table:number-columns-repeated="1017"/>
        </table:table-row>
        <table:table-row table:style-name="ro4">
          <table:table-cell office:value-type="float" office:value="2600">
            <text:p>2600</text:p>
          </table:table-cell>
          <table:table-cell table:formula="of:=[.B99]*2" office:value-type="float" office:value="8">
            <text:p>8</text:p>
          </table:table-cell>
          <table:table-cell office:value-type="float" office:value="70.940316">
            <text:p>70.940316</text:p>
          </table:table-cell>
          <table:table-cell/>
          <table:table-cell office:value-type="float" office:value="8.86779">
            <text:p>8.86779</text:p>
          </table:table-cell>
          <table:table-cell table:formula="of:=[.C110]/[.E110]" office:value-type="float" office:value="7.99977401359302">
            <text:p>7.9997740136</text:p>
          </table:table-cell>
          <table:table-cell table:formula="of:=[.C110]/([.E110]*[.B110])" office:value-type="float" office:value="0.999971751699127">
            <text:p>0.9999717517</text:p>
          </table:table-cell>
          <table:table-cell table:number-columns-repeated="1017"/>
        </table:table-row>
        <table:table-row table:style-name="ro4">
          <table:table-cell office:value-type="float" office:value="50">
            <text:p>50</text:p>
          </table:table-cell>
          <table:table-cell table:formula="of:=[.B100]*2" office:value-type="float" office:value="16">
            <text:p>16</text:p>
          </table:table-cell>
          <table:table-cell office:value-type="float" office:value="0.000673">
            <text:p>0.000673</text:p>
          </table:table-cell>
          <table:table-cell office:value-type="float" office:value="0.000738">
            <text:p>0.000738</text:p>
          </table:table-cell>
          <table:table-cell office:value-type="float" office:value="0.000647">
            <text:p>0.000647</text:p>
          </table:table-cell>
          <table:table-cell table:formula="of:=[.C111]/[.E111]" office:value-type="float" office:value="1.04018547140649">
            <text:p>1.0401854714</text:p>
          </table:table-cell>
          <table:table-cell table:formula="of:=[.C111]/([.E111]*[.B111])" office:value-type="float" office:value="0.0650115919629057">
            <text:p>0.065011592</text:p>
          </table:table-cell>
          <table:table-cell table:number-columns-repeated="1017"/>
        </table:table-row>
        <table:table-row table:style-name="ro4">
          <table:table-cell office:value-type="float" office:value="100">
            <text:p>100</text:p>
          </table:table-cell>
          <table:table-cell table:formula="of:=[.B101]*2" office:value-type="float" office:value="16">
            <text:p>16</text:p>
          </table:table-cell>
          <table:table-cell office:value-type="float" office:value="0.004389">
            <text:p>0.004389</text:p>
          </table:table-cell>
          <table:table-cell office:value-type="float" office:value="0.00324">
            <text:p>0.00324</text:p>
          </table:table-cell>
          <table:table-cell office:value-type="float" office:value="0.001211">
            <text:p>0.001211</text:p>
          </table:table-cell>
          <table:table-cell table:formula="of:=[.C112]/[.E112]" office:value-type="float" office:value="3.6242774566474">
            <text:p>3.6242774566</text:p>
          </table:table-cell>
          <table:table-cell table:formula="of:=[.C112]/([.E112]*[.B112])" office:value-type="float" office:value="0.226517341040462">
            <text:p>0.226517341</text:p>
          </table:table-cell>
          <table:table-cell table:number-columns-repeated="1017"/>
        </table:table-row>
        <table:table-row table:style-name="ro4">
          <table:table-cell office:value-type="float" office:value="200">
            <text:p>200</text:p>
          </table:table-cell>
          <table:table-cell table:formula="of:=[.B102]*2" office:value-type="float" office:value="16">
            <text:p>16</text:p>
          </table:table-cell>
          <table:table-cell office:value-type="float" office:value="0.03035">
            <text:p>0.03035</text:p>
          </table:table-cell>
          <table:table-cell office:value-type="float" office:value="0.022645">
            <text:p>0.022645</text:p>
          </table:table-cell>
          <table:table-cell office:value-type="float" office:value="0.004445">
            <text:p>0.004445</text:p>
          </table:table-cell>
          <table:table-cell table:formula="of:=[.C113]/[.E113]" office:value-type="float" office:value="6.82789651293588">
            <text:p>6.8278965129</text:p>
          </table:table-cell>
          <table:table-cell table:formula="of:=[.C113]/([.E113]*[.B113])" office:value-type="float" office:value="0.426743532058493">
            <text:p>0.4267435321</text:p>
          </table:table-cell>
          <table:table-cell table:number-columns-repeated="1017"/>
        </table:table-row>
        <table:table-row table:style-name="ro4">
          <table:table-cell office:value-type="float" office:value="400">
            <text:p>400</text:p>
          </table:table-cell>
          <table:table-cell table:formula="of:=[.B103]*2" office:value-type="float" office:value="16">
            <text:p>16</text:p>
          </table:table-cell>
          <table:table-cell office:value-type="float" office:value="0.242956">
            <text:p>0.242956</text:p>
          </table:table-cell>
          <table:table-cell office:value-type="float" office:value="0.180515">
            <text:p>0.180515</text:p>
          </table:table-cell>
          <table:table-cell office:value-type="float" office:value="0.020698">
            <text:p>0.020698</text:p>
          </table:table-cell>
          <table:table-cell table:formula="of:=[.C114]/[.E114]" office:value-type="float" office:value="11.7381389506233">
            <text:p>11.7381389506</text:p>
          </table:table-cell>
          <table:table-cell table:formula="of:=[.C114]/([.E114]*[.B114])" office:value-type="float" office:value="0.733633684413953">
            <text:p>0.7336336844</text:p>
          </table:table-cell>
          <table:table-cell table:number-columns-repeated="1017"/>
        </table:table-row>
        <table:table-row table:style-name="ro4">
          <table:table-cell table:style-name="Default" office:value-type="float" office:value="600">
            <text:p>600</text:p>
          </table:table-cell>
          <table:table-cell table:formula="of:=[.B104]*2" office:value-type="float" office:value="16">
            <text:p>16</text:p>
          </table:table-cell>
          <table:table-cell table:style-name="Default" office:value-type="float" office:value="0.809642">
            <text:p>0.809642</text:p>
          </table:table-cell>
          <table:table-cell office:value-type="float" office:value="0.594789">
            <text:p>0.594789</text:p>
          </table:table-cell>
          <table:table-cell office:value-type="float" office:value="0.060956">
            <text:p>0.060956</text:p>
          </table:table-cell>
          <table:table-cell table:formula="of:=[.C115]/[.E115]" office:value-type="float" office:value="13.2824004199751">
            <text:p>13.28240042</text:p>
          </table:table-cell>
          <table:table-cell table:formula="of:=[.C115]/([.E115]*[.B115])" office:value-type="float" office:value="0.830150026248441">
            <text:p>0.8301500262</text:p>
          </table:table-cell>
          <table:table-cell table:number-columns-repeated="1017"/>
        </table:table-row>
        <table:table-row table:style-name="ro4">
          <table:table-cell office:value-type="float" office:value="800">
            <text:p>800</text:p>
          </table:table-cell>
          <table:table-cell table:formula="of:=[.B105]*2" office:value-type="float" office:value="16">
            <text:p>16</text:p>
          </table:table-cell>
          <table:table-cell office:value-type="float" office:value="1.912066">
            <text:p>1.912066</text:p>
          </table:table-cell>
          <table:table-cell office:value-type="float" office:value="1.399098">
            <text:p>1.399098</text:p>
          </table:table-cell>
          <table:table-cell office:value-type="float" office:value="0.133803">
            <text:p>0.133803</text:p>
          </table:table-cell>
          <table:table-cell table:formula="of:=[.C116]/[.E116]" office:value-type="float" office:value="14.2901579187313">
            <text:p>14.2901579187</text:p>
          </table:table-cell>
          <table:table-cell table:formula="of:=[.C116]/([.E116]*[.B116])" office:value-type="float" office:value="0.893134869920704">
            <text:p>0.8931348699</text:p>
          </table:table-cell>
          <table:table-cell table:number-columns-repeated="1017"/>
        </table:table-row>
        <table:table-row table:style-name="ro4">
          <table:table-cell office:value-type="float" office:value="1000">
            <text:p>1000</text:p>
          </table:table-cell>
          <table:table-cell table:formula="of:=[.B106]*2" office:value-type="float" office:value="16">
            <text:p>16</text:p>
          </table:table-cell>
          <table:table-cell office:value-type="float" office:value="3.841069">
            <text:p>3.841069</text:p>
          </table:table-cell>
          <table:table-cell office:value-type="float" office:value="2.805917">
            <text:p>2.805917</text:p>
          </table:table-cell>
          <table:table-cell office:value-type="float" office:value="0.259016">
            <text:p>0.259016</text:p>
          </table:table-cell>
          <table:table-cell table:formula="of:=[.C117]/[.E117]" office:value-type="float" office:value="14.8294661333663">
            <text:p>14.8294661334</text:p>
          </table:table-cell>
          <table:table-cell table:formula="of:=[.C117]/([.E117]*[.B117])" office:value-type="float" office:value="0.926841633335392">
            <text:p>0.9268416333</text:p>
          </table:table-cell>
          <table:table-cell table:number-columns-repeated="1017"/>
        </table:table-row>
        <table:table-row table:style-name="ro4">
          <table:table-cell office:value-type="float" office:value="1200">
            <text:p>1200</text:p>
          </table:table-cell>
          <table:table-cell table:formula="of:=[.B107]*2" office:value-type="float" office:value="16">
            <text:p>16</text:p>
          </table:table-cell>
          <table:table-cell office:value-type="float" office:value="6.899705">
            <text:p>6.899705</text:p>
          </table:table-cell>
          <table:table-cell/>
          <table:table-cell office:value-type="float" office:value="0.442178">
            <text:p>0.442178</text:p>
          </table:table-cell>
          <table:table-cell table:formula="of:=[.C118]/[.E118]" office:value-type="float" office:value="15.6039083807878">
            <text:p>15.6039083808</text:p>
          </table:table-cell>
          <table:table-cell table:formula="of:=[.C118]/([.E118]*[.B118])" office:value-type="float" office:value="0.975244273799239">
            <text:p>0.9752442738</text:p>
          </table:table-cell>
          <table:table-cell table:number-columns-repeated="1017"/>
        </table:table-row>
        <table:table-row table:style-name="ro4">
          <table:table-cell office:value-type="float" office:value="1400">
            <text:p>1400</text:p>
          </table:table-cell>
          <table:table-cell table:formula="of:=[.B108]*2" office:value-type="float" office:value="16">
            <text:p>16</text:p>
          </table:table-cell>
          <table:table-cell office:value-type="float" office:value="10.821618">
            <text:p>10.821618</text:p>
          </table:table-cell>
          <table:table-cell/>
          <table:table-cell office:value-type="float" office:value="0.686721">
            <text:p>0.686721</text:p>
          </table:table-cell>
          <table:table-cell table:formula="of:=[.C119]/[.E119]" office:value-type="float" office:value="15.7583909622685">
            <text:p>15.7583909623</text:p>
          </table:table-cell>
          <table:table-cell table:formula="of:=[.C119]/([.E119]*[.B119])" office:value-type="float" office:value="0.984899435141783">
            <text:p>0.9848994351</text:p>
          </table:table-cell>
          <table:table-cell table:number-columns-repeated="1017"/>
        </table:table-row>
        <table:table-row table:style-name="ro4">
          <table:table-cell office:value-type="float" office:value="1600">
            <text:p>1600</text:p>
          </table:table-cell>
          <table:table-cell table:formula="of:=[.B109]*2" office:value-type="float" office:value="16">
            <text:p>16</text:p>
          </table:table-cell>
          <table:table-cell office:value-type="float" office:value="16.483848">
            <text:p>16.483848</text:p>
          </table:table-cell>
          <table:table-cell/>
          <table:table-cell office:value-type="float" office:value="1.021258">
            <text:p>1.021258</text:p>
          </table:table-cell>
          <table:table-cell table:formula="of:=[.C120]/[.E120]" office:value-type="float" office:value="16.1407283957629">
            <text:p>16.1407283958</text:p>
          </table:table-cell>
          <table:table-cell table:formula="of:=[.C120]/([.E120]*[.B120])" office:value-type="float" office:value="1.00879552473518">
            <text:p>1.0087955247</text:p>
          </table:table-cell>
          <table:table-cell table:number-columns-repeated="1017"/>
        </table:table-row>
        <table:table-row table:style-name="ro4">
          <table:table-cell office:value-type="float" office:value="2600">
            <text:p>2600</text:p>
          </table:table-cell>
          <table:table-cell table:formula="of:=[.B110]*2" office:value-type="float" office:value="16">
            <text:p>16</text:p>
          </table:table-cell>
          <table:table-cell office:value-type="float" office:value="70.940316">
            <text:p>70.940316</text:p>
          </table:table-cell>
          <table:table-cell/>
          <table:table-cell office:value-type="float" office:value="5.087108">
            <text:p>5.087108</text:p>
          </table:table-cell>
          <table:table-cell table:formula="of:=[.C121]/[.E121]" office:value-type="float" office:value="13.9451169505346">
            <text:p>13.9451169505</text:p>
          </table:table-cell>
          <table:table-cell table:formula="of:=[.C121]/([.E121]*[.B121])" office:value-type="float" office:value="0.87156980940841">
            <text:p>0.8715698094</text:p>
          </table:table-cell>
          <table:table-cell table:number-columns-repeated="1017"/>
        </table:table-row>
        <table:table-row table:style-name="ro4">
          <table:table-cell office:value-type="float" office:value="50">
            <text:p>50</text:p>
          </table:table-cell>
          <table:table-cell table:formula="of:=[.B111]*2" office:value-type="float" office:value="32">
            <text:p>32</text:p>
          </table:table-cell>
          <table:table-cell office:value-type="float" office:value="0.000673">
            <text:p>0.000673</text:p>
          </table:table-cell>
          <table:table-cell office:value-type="float" office:value="0.000738">
            <text:p>0.000738</text:p>
          </table:table-cell>
          <table:table-cell office:value-type="float" office:value="0.000919">
            <text:p>0.000919</text:p>
          </table:table-cell>
          <table:table-cell table:formula="of:=[.C122]/[.E122]" office:value-type="float" office:value="0.732317736670294">
            <text:p>0.7323177367</text:p>
          </table:table-cell>
          <table:table-cell table:formula="of:=[.C122]/([.E122]*[.B122])" office:value-type="float" office:value="0.0228849292709467">
            <text:p>0.0228849293</text:p>
          </table:table-cell>
          <table:table-cell table:number-columns-repeated="1017"/>
        </table:table-row>
        <table:table-row table:style-name="ro4">
          <table:table-cell office:value-type="float" office:value="100">
            <text:p>100</text:p>
          </table:table-cell>
          <table:table-cell table:formula="of:=[.B112]*2" office:value-type="float" office:value="32">
            <text:p>32</text:p>
          </table:table-cell>
          <table:table-cell office:value-type="float" office:value="0.004389">
            <text:p>0.004389</text:p>
          </table:table-cell>
          <table:table-cell office:value-type="float" office:value="0.00324">
            <text:p>0.00324</text:p>
          </table:table-cell>
          <table:table-cell office:value-type="float" office:value="0.001981">
            <text:p>0.001981</text:p>
          </table:table-cell>
          <table:table-cell table:formula="of:=[.C123]/[.E123]" office:value-type="float" office:value="2.21554770318021">
            <text:p>2.2155477032</text:p>
          </table:table-cell>
          <table:table-cell table:formula="of:=[.C123]/([.E123]*[.B123])" office:value-type="float" office:value="0.0692358657243816">
            <text:p>0.0692358657</text:p>
          </table:table-cell>
          <table:table-cell table:number-columns-repeated="1017"/>
        </table:table-row>
        <table:table-row table:style-name="ro4">
          <table:table-cell office:value-type="float" office:value="200">
            <text:p>200</text:p>
          </table:table-cell>
          <table:table-cell table:formula="of:=[.B113]*2" office:value-type="float" office:value="32">
            <text:p>32</text:p>
          </table:table-cell>
          <table:table-cell office:value-type="float" office:value="0.03035">
            <text:p>0.03035</text:p>
          </table:table-cell>
          <table:table-cell office:value-type="float" office:value="0.022645">
            <text:p>0.022645</text:p>
          </table:table-cell>
          <table:table-cell table:formula="of:=0.004898" office:value-type="float" office:value="0.004898">
            <text:p>0.004898</text:p>
          </table:table-cell>
          <table:table-cell table:formula="of:=[.C124]/[.E124]" office:value-type="float" office:value="6.19640669661086">
            <text:p>6.1964066966</text:p>
          </table:table-cell>
          <table:table-cell table:formula="of:=[.C124]/([.E124]*[.B124])" office:value-type="float" office:value="0.193637709269089">
            <text:p>0.1936377093</text:p>
          </table:table-cell>
          <table:table-cell table:number-columns-repeated="1017"/>
        </table:table-row>
        <table:table-row table:style-name="ro4">
          <table:table-cell office:value-type="float" office:value="400">
            <text:p>400</text:p>
          </table:table-cell>
          <table:table-cell table:formula="of:=[.B114]*2" office:value-type="float" office:value="32">
            <text:p>32</text:p>
          </table:table-cell>
          <table:table-cell office:value-type="float" office:value="0.242956">
            <text:p>0.242956</text:p>
          </table:table-cell>
          <table:table-cell office:value-type="float" office:value="0.180515">
            <text:p>0.180515</text:p>
          </table:table-cell>
          <table:table-cell office:value-type="float" office:value="0.016479">
            <text:p>0.016479</text:p>
          </table:table-cell>
          <table:table-cell table:formula="of:=[.C125]/[.E125]" office:value-type="float" office:value="14.7433703501426">
            <text:p>14.7433703501</text:p>
          </table:table-cell>
          <table:table-cell table:formula="of:=[.C125]/([.E125]*[.B125])" office:value-type="float" office:value="0.460730323441956">
            <text:p>0.4607303234</text:p>
          </table:table-cell>
          <table:table-cell table:number-columns-repeated="1017"/>
        </table:table-row>
        <table:table-row table:style-name="ro4">
          <table:table-cell table:style-name="Default" office:value-type="float" office:value="600">
            <text:p>600</text:p>
          </table:table-cell>
          <table:table-cell table:formula="of:=[.B115]*2" office:value-type="float" office:value="32">
            <text:p>32</text:p>
          </table:table-cell>
          <table:table-cell table:style-name="Default" office:value-type="float" office:value="0.809642">
            <text:p>0.809642</text:p>
          </table:table-cell>
          <table:table-cell office:value-type="float" office:value="0.594789">
            <text:p>0.594789</text:p>
          </table:table-cell>
          <table:table-cell office:value-type="float" office:value="0.04068">
            <text:p>0.04068</text:p>
          </table:table-cell>
          <table:table-cell table:formula="of:=[.C126]/[.E126]" office:value-type="float" office:value="19.9027040314651">
            <text:p>19.9027040315</text:p>
          </table:table-cell>
          <table:table-cell table:formula="of:=[.C126]/([.E126]*[.B126])" office:value-type="float" office:value="0.621959500983284">
            <text:p>0.621959501</text:p>
          </table:table-cell>
          <table:table-cell table:number-columns-repeated="1017"/>
        </table:table-row>
        <table:table-row table:style-name="ro4">
          <table:table-cell office:value-type="float" office:value="800">
            <text:p>800</text:p>
          </table:table-cell>
          <table:table-cell table:formula="of:=[.B116]*2" office:value-type="float" office:value="32">
            <text:p>32</text:p>
          </table:table-cell>
          <table:table-cell office:value-type="float" office:value="1.912066">
            <text:p>1.912066</text:p>
          </table:table-cell>
          <table:table-cell office:value-type="float" office:value="1.399098">
            <text:p>1.399098</text:p>
          </table:table-cell>
          <table:table-cell office:value-type="float" office:value="0.080229">
            <text:p>0.080229</text:p>
          </table:table-cell>
          <table:table-cell table:formula="of:=[.C127]/[.E127]" office:value-type="float" office:value="23.8326041705618">
            <text:p>23.8326041706</text:p>
          </table:table-cell>
          <table:table-cell table:formula="of:=[.C127]/([.E127]*[.B127])" office:value-type="float" office:value="0.744768880330055">
            <text:p>0.7447688803</text:p>
          </table:table-cell>
          <table:table-cell table:number-columns-repeated="1017"/>
        </table:table-row>
        <table:table-row table:style-name="ro4">
          <table:table-cell office:value-type="float" office:value="1000">
            <text:p>1000</text:p>
          </table:table-cell>
          <table:table-cell table:formula="of:=[.B117]*2" office:value-type="float" office:value="32">
            <text:p>32</text:p>
          </table:table-cell>
          <table:table-cell office:value-type="float" office:value="3.841069">
            <text:p>3.841069</text:p>
          </table:table-cell>
          <table:table-cell office:value-type="float" office:value="2.805917">
            <text:p>2.805917</text:p>
          </table:table-cell>
          <table:table-cell office:value-type="float" office:value="0.147053">
            <text:p>0.147053</text:p>
          </table:table-cell>
          <table:table-cell table:formula="of:=[.C128]/[.E128]" office:value-type="float" office:value="26.1203035640211">
            <text:p>26.120303564</text:p>
          </table:table-cell>
          <table:table-cell table:formula="of:=[.C128]/([.E128]*[.B128])" office:value-type="float" office:value="0.816259486375661">
            <text:p>0.8162594864</text:p>
          </table:table-cell>
          <table:table-cell table:number-columns-repeated="1017"/>
        </table:table-row>
        <table:table-row table:style-name="ro4">
          <table:table-cell office:value-type="float" office:value="1200">
            <text:p>1200</text:p>
          </table:table-cell>
          <table:table-cell table:formula="of:=[.B118]*2" office:value-type="float" office:value="32">
            <text:p>32</text:p>
          </table:table-cell>
          <table:table-cell office:value-type="float" office:value="6.899705">
            <text:p>6.899705</text:p>
          </table:table-cell>
          <table:table-cell/>
          <table:table-cell office:value-type="float" office:value="0.238581">
            <text:p>0.238581</text:p>
          </table:table-cell>
          <table:table-cell table:formula="of:=[.C129]/[.E129]" office:value-type="float" office:value="28.9197589078762">
            <text:p>28.9197589079</text:p>
          </table:table-cell>
          <table:table-cell table:formula="of:=[.C129]/([.E129]*[.B129])" office:value-type="float" office:value="0.90374246587113">
            <text:p>0.9037424659</text:p>
          </table:table-cell>
          <table:table-cell table:number-columns-repeated="1017"/>
        </table:table-row>
        <table:table-row table:style-name="ro4">
          <table:table-cell office:value-type="float" office:value="1400">
            <text:p>1400</text:p>
          </table:table-cell>
          <table:table-cell table:formula="of:=[.B119]*2" office:value-type="float" office:value="32">
            <text:p>32</text:p>
          </table:table-cell>
          <table:table-cell office:value-type="float" office:value="10.821618">
            <text:p>10.821618</text:p>
          </table:table-cell>
          <table:table-cell/>
          <table:table-cell office:value-type="float" office:value="0.377377">
            <text:p>0.377377</text:p>
          </table:table-cell>
          <table:table-cell table:formula="of:=[.C130]/[.E130]" office:value-type="float" office:value="28.6758811480297">
            <text:p>28.675881148</text:p>
          </table:table-cell>
          <table:table-cell table:formula="of:=[.C130]/([.E130]*[.B130])" office:value-type="float" office:value="0.896121285875928">
            <text:p>0.8961212859</text:p>
          </table:table-cell>
          <table:table-cell table:number-columns-repeated="1017"/>
        </table:table-row>
        <table:table-row table:style-name="ro4">
          <table:table-cell office:value-type="float" office:value="1600">
            <text:p>1600</text:p>
          </table:table-cell>
          <table:table-cell table:formula="of:=[.B120]*2" office:value-type="float" office:value="32">
            <text:p>32</text:p>
          </table:table-cell>
          <table:table-cell office:value-type="float" office:value="16.483848">
            <text:p>16.483848</text:p>
          </table:table-cell>
          <table:table-cell/>
          <table:table-cell office:value-type="float" office:value="0.542057">
            <text:p>0.542057</text:p>
          </table:table-cell>
          <table:table-cell table:formula="of:=[.C131]/[.E131]" office:value-type="float" office:value="30.409805610849">
            <text:p>30.4098056108</text:p>
          </table:table-cell>
          <table:table-cell table:formula="of:=[.C131]/([.E131]*[.B131])" office:value-type="float" office:value="0.950306425339032">
            <text:p>0.9503064253</text:p>
          </table:table-cell>
          <table:table-cell table:number-columns-repeated="1017"/>
        </table:table-row>
        <table:table-row table:style-name="ro4">
          <table:table-cell office:value-type="float" office:value="2600">
            <text:p>2600</text:p>
          </table:table-cell>
          <table:table-cell table:formula="of:=[.B121]*2" office:value-type="float" office:value="32">
            <text:p>32</text:p>
          </table:table-cell>
          <table:table-cell office:value-type="float" office:value="70.940316">
            <text:p>70.940316</text:p>
          </table:table-cell>
          <table:table-cell/>
          <table:table-cell office:value-type="float" office:value="4.923385">
            <text:p>4.923385</text:p>
          </table:table-cell>
          <table:table-cell table:formula="of:=[.C132]/[.E132]" office:value-type="float" office:value="14.4088500086831">
            <text:p>14.4088500087</text:p>
          </table:table-cell>
          <table:table-cell table:formula="of:=[.C132]/([.E132]*[.B132])" office:value-type="float" office:value="0.450276562771345">
            <text:p>0.4502765628</text:p>
          </table:table-cell>
          <table:table-cell table:number-columns-repeated="1017"/>
        </table:table-row>
        <table:table-row table:style-name="ro4"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0.000673">
            <text:p>0.000673</text:p>
          </table:table-cell>
          <table:table-cell office:value-type="float" office:value="0.000738">
            <text:p>0.000738</text:p>
          </table:table-cell>
          <table:table-cell office:value-type="float" office:value="0.001197">
            <text:p>0.001197</text:p>
          </table:table-cell>
          <table:table-cell table:formula="of:=[.C133]/[.E133]" office:value-type="float" office:value="0.562238930659983">
            <text:p>0.5622389307</text:p>
          </table:table-cell>
          <table:table-cell table:formula="of:=[.C133]/([.E133]*[.B133])" office:value-type="float" office:value="0.0117133110554163">
            <text:p>0.0117133111</text:p>
          </table:table-cell>
          <table:table-cell table:number-columns-repeated="1017"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0.004389">
            <text:p>0.004389</text:p>
          </table:table-cell>
          <table:table-cell office:value-type="float" office:value="0.00324">
            <text:p>0.00324</text:p>
          </table:table-cell>
          <table:table-cell office:value-type="float" office:value="0.002939">
            <text:p>0.002939</text:p>
          </table:table-cell>
          <table:table-cell table:formula="of:=[.C134]/[.E134]" office:value-type="float" office:value="1.49336509016672">
            <text:p>1.4933650902</text:p>
          </table:table-cell>
          <table:table-cell table:formula="of:=[.C134]/([.E134]*[.B134])" office:value-type="float" office:value="0.0311117727118067">
            <text:p>0.0311117727</text:p>
          </table:table-cell>
          <table:table-cell table:number-columns-repeated="1017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48">
            <text:p>48</text:p>
          </table:table-cell>
          <table:table-cell office:value-type="float" office:value="0.03035">
            <text:p>0.03035</text:p>
          </table:table-cell>
          <table:table-cell office:value-type="float" office:value="0.022645">
            <text:p>0.022645</text:p>
          </table:table-cell>
          <table:table-cell office:value-type="float" office:value="0.006875">
            <text:p>0.006875</text:p>
          </table:table-cell>
          <table:table-cell table:formula="of:=[.C135]/[.E135]" office:value-type="float" office:value="4.41454545454545">
            <text:p>4.4145454545</text:p>
          </table:table-cell>
          <table:table-cell table:formula="of:=[.C135]/([.E135]*[.B135])" office:value-type="float" office:value="0.091969696969697">
            <text:p>0.091969697</text:p>
          </table:table-cell>
          <table:table-cell table:number-columns-repeated="1017"/>
        </table:table-row>
        <table:table-row table:style-name="ro4">
          <table:table-cell office:value-type="float" office:value="400">
            <text:p>400</text:p>
          </table:table-cell>
          <table:table-cell office:value-type="float" office:value="48">
            <text:p>48</text:p>
          </table:table-cell>
          <table:table-cell office:value-type="float" office:value="0.242956">
            <text:p>0.242956</text:p>
          </table:table-cell>
          <table:table-cell office:value-type="float" office:value="0.180515">
            <text:p>0.180515</text:p>
          </table:table-cell>
          <table:table-cell office:value-type="float" office:value="0.020674">
            <text:p>0.020674</text:p>
          </table:table-cell>
          <table:table-cell table:formula="of:=[.C136]/[.E136]" office:value-type="float" office:value="11.7517655025636">
            <text:p>11.7517655026</text:p>
          </table:table-cell>
          <table:table-cell table:formula="of:=[.C136]/([.E136]*[.B136])" office:value-type="float" office:value="0.244828447970075">
            <text:p>0.244828448</text:p>
          </table:table-cell>
          <table:table-cell table:number-columns-repeated="1017"/>
        </table:table-row>
        <table:table-row table:style-name="ro4">
          <table:table-cell table:style-name="Default" office:value-type="float" office:value="600">
            <text:p>600</text:p>
          </table:table-cell>
          <table:table-cell office:value-type="float" office:value="48">
            <text:p>48</text:p>
          </table:table-cell>
          <table:table-cell table:style-name="Default" office:value-type="float" office:value="0.809642">
            <text:p>0.809642</text:p>
          </table:table-cell>
          <table:table-cell office:value-type="float" office:value="0.594789">
            <text:p>0.594789</text:p>
          </table:table-cell>
          <table:table-cell office:value-type="float" office:value="0.044738">
            <text:p>0.044738</text:p>
          </table:table-cell>
          <table:table-cell table:formula="of:=[.C137]/[.E137]" office:value-type="float" office:value="18.0974115964057">
            <text:p>18.0974115964</text:p>
          </table:table-cell>
          <table:table-cell table:formula="of:=[.C137]/([.E137]*[.B137])" office:value-type="float" office:value="0.377029408258453">
            <text:p>0.3770294083</text:p>
          </table:table-cell>
          <table:table-cell table:number-columns-repeated="1017"/>
        </table:table-row>
        <table:table-row table:style-name="ro4">
          <table:table-cell office:value-type="float" office:value="800">
            <text:p>800</text:p>
          </table:table-cell>
          <table:table-cell office:value-type="float" office:value="48">
            <text:p>48</text:p>
          </table:table-cell>
          <table:table-cell office:value-type="float" office:value="1.912066">
            <text:p>1.912066</text:p>
          </table:table-cell>
          <table:table-cell office:value-type="float" office:value="1.399098">
            <text:p>1.399098</text:p>
          </table:table-cell>
          <table:table-cell office:value-type="float" office:value="0.063747">
            <text:p>0.063747</text:p>
          </table:table-cell>
          <table:table-cell table:formula="of:=[.C138]/[.E138]" office:value-type="float" office:value="29.9946036676236">
            <text:p>29.9946036676</text:p>
          </table:table-cell>
          <table:table-cell table:formula="of:=[.C138]/([.E138]*[.B138])" office:value-type="float" office:value="0.624887576408825">
            <text:p>0.6248875764</text:p>
          </table:table-cell>
          <table:table-cell table:number-columns-repeated="1017"/>
        </table:table-row>
        <table:table-row table:style-name="ro4">
          <table:table-cell office:value-type="float" office:value="1000">
            <text:p>1000</text:p>
          </table:table-cell>
          <table:table-cell office:value-type="float" office:value="48">
            <text:p>48</text:p>
          </table:table-cell>
          <table:table-cell office:value-type="float" office:value="3.841069">
            <text:p>3.841069</text:p>
          </table:table-cell>
          <table:table-cell office:value-type="float" office:value="2.805917">
            <text:p>2.805917</text:p>
          </table:table-cell>
          <table:table-cell office:value-type="float" office:value="0.122541">
            <text:p>0.122541</text:p>
          </table:table-cell>
          <table:table-cell table:formula="of:=[.C139]/[.E139]" office:value-type="float" office:value="31.3451742682041">
            <text:p>31.3451742682</text:p>
          </table:table-cell>
          <table:table-cell table:formula="of:=[.C139]/([.E139]*[.B139])" office:value-type="float" office:value="0.653024463920919">
            <text:p>0.6530244639</text:p>
          </table:table-cell>
          <table:table-cell table:number-columns-repeated="1017"/>
        </table:table-row>
        <table:table-row table:style-name="ro4">
          <table:table-cell office:value-type="float" office:value="1200">
            <text:p>1200</text:p>
          </table:table-cell>
          <table:table-cell office:value-type="float" office:value="48">
            <text:p>48</text:p>
          </table:table-cell>
          <table:table-cell office:value-type="float" office:value="6.899705">
            <text:p>6.899705</text:p>
          </table:table-cell>
          <table:table-cell/>
          <table:table-cell office:value-type="float" office:value="0.191276">
            <text:p>0.191276</text:p>
          </table:table-cell>
          <table:table-cell table:formula="of:=[.C140]/[.E140]" office:value-type="float" office:value="36.0719849850478">
            <text:p>36.071984985</text:p>
          </table:table-cell>
          <table:table-cell table:formula="of:=[.C140]/([.E140]*[.B140])" office:value-type="float" office:value="0.751499687188495">
            <text:p>0.7514996872</text:p>
          </table:table-cell>
          <table:table-cell table:number-columns-repeated="1017"/>
        </table:table-row>
        <table:table-row table:style-name="ro4">
          <table:table-cell office:value-type="float" office:value="1400">
            <text:p>1400</text:p>
          </table:table-cell>
          <table:table-cell office:value-type="float" office:value="48">
            <text:p>48</text:p>
          </table:table-cell>
          <table:table-cell office:value-type="float" office:value="10.821618">
            <text:p>10.821618</text:p>
          </table:table-cell>
          <table:table-cell/>
          <table:table-cell office:value-type="float" office:value="0.290813">
            <text:p>0.290813</text:p>
          </table:table-cell>
          <table:table-cell table:formula="of:=[.C141]/[.E141]" office:value-type="float" office:value="37.2116033327258">
            <text:p>37.2116033327</text:p>
          </table:table-cell>
          <table:table-cell table:formula="of:=[.C141]/([.E141]*[.B141])" office:value-type="float" office:value="0.775241736098455">
            <text:p>0.7752417361</text:p>
          </table:table-cell>
          <table:table-cell table:number-columns-repeated="1017"/>
        </table:table-row>
        <table:table-row table:style-name="ro4">
          <table:table-cell office:value-type="float" office:value="1600">
            <text:p>1600</text:p>
          </table:table-cell>
          <table:table-cell office:value-type="float" office:value="48">
            <text:p>48</text:p>
          </table:table-cell>
          <table:table-cell office:value-type="float" office:value="16.483848">
            <text:p>16.483848</text:p>
          </table:table-cell>
          <table:table-cell/>
          <table:table-cell office:value-type="float" office:value="0.402763">
            <text:p>0.402763</text:p>
          </table:table-cell>
          <table:table-cell table:formula="of:=[.C142]/[.E142]" office:value-type="float" office:value="40.9269173186216">
            <text:p>40.9269173186</text:p>
          </table:table-cell>
          <table:table-cell table:formula="of:=[.C142]/([.E142]*[.B142])" office:value-type="float" office:value="0.852644110804617">
            <text:p>0.8526441108</text:p>
          </table:table-cell>
          <table:table-cell table:number-columns-repeated="1017"/>
        </table:table-row>
        <table:table-row table:style-name="ro4">
          <table:table-cell office:value-type="float" office:value="2600">
            <text:p>2600</text:p>
          </table:table-cell>
          <table:table-cell office:value-type="float" office:value="48">
            <text:p>48</text:p>
          </table:table-cell>
          <table:table-cell office:value-type="float" office:value="70.940316">
            <text:p>70.940316</text:p>
          </table:table-cell>
          <table:table-cell/>
          <table:table-cell office:value-type="float" office:value="25.348756">
            <text:p>25.348756</text:p>
          </table:table-cell>
          <table:table-cell table:formula="of:=[.C143]/[.E143]" office:value-type="float" office:value="2.79857189047068">
            <text:p>2.7985718905</text:p>
          </table:table-cell>
          <table:table-cell table:formula="of:=[.C143]/([.E143]*[.B143])" office:value-type="float" office:value="0.0583035810514725">
            <text:p>0.0583035811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Fixed N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P</text:p>
          </table:table-cell>
          <table:table-cell table:style-name="ce3" office:value-type="string">
            <text:p>Speedup-N50</text:p>
          </table:table-cell>
          <table:table-cell office:value-type="string">
            <text:p>Speedup-N100</text:p>
          </table:table-cell>
          <table:table-cell office:value-type="string">
            <text:p>Speedup-N200</text:p>
          </table:table-cell>
          <table:table-cell office:value-type="string">
            <text:p>Speedup-N400</text:p>
          </table:table-cell>
          <table:table-cell table:style-name="ce5" office:value-type="string">
            <text:p>Speedup-N600</text:p>
          </table:table-cell>
          <table:table-cell table:style-name="ce5" office:value-type="string">
            <text:p>Speedup-N800</text:p>
          </table:table-cell>
          <table:table-cell table:style-name="ce5" office:value-type="string">
            <text:p>Speedup-N1000</text:p>
          </table:table-cell>
          <table:table-cell table:style-name="ce3" office:value-type="string">
            <text:p>Speedup-N1200</text:p>
          </table:table-cell>
          <table:table-cell office:value-type="string">
            <text:p>Speedup-N1400</text:p>
          </table:table-cell>
          <table:table-cell office:value-type="string">
            <text:p>Speedup-N1600</text:p>
          </table:table-cell>
          <table:table-cell office:value-type="string">
            <text:p>Speedup_N2600</text:p>
          </table:table-cell>
          <table:table-cell table:number-columns-repeated="1012"/>
        </table:table-row>
        <table:table-row table:style-name="ro4">
          <table:table-cell office:value-type="float" office:value="1">
            <text:p>1</text:p>
          </table:table-cell>
          <table:table-cell table:style-name="ce3" table:formula="of:=[.F67]" office:value-type="float" office:value="1.04665629860031">
            <text:p>1.0466562986</text:p>
          </table:table-cell>
          <table:table-cell table:formula="of:=[.F68]" office:value-type="float" office:value="0.969944751381216">
            <text:p>0.9699447514</text:p>
          </table:table-cell>
          <table:table-cell table:style-name="ce5" table:formula="of:=[.F69]" office:value-type="float" office:value="0.967484858144724">
            <text:p>0.9674848581</text:p>
          </table:table-cell>
          <table:table-cell table:formula="of:=[.F70]" office:value-type="float" office:value="0.984221250876034">
            <text:p>0.9842212509</text:p>
          </table:table-cell>
          <table:table-cell table:formula="of:=[.F71]" office:value-type="float" office:value="0.985422683750011">
            <text:p>0.9854226838</text:p>
          </table:table-cell>
          <table:table-cell table:formula="of:=[.F72]" office:value-type="float" office:value="0.988163123976082">
            <text:p>0.988163124</text:p>
          </table:table-cell>
          <table:table-cell table:formula="of:=[.F73]" office:value-type="float" office:value="1.00426405839844">
            <text:p>1.0042640584</text:p>
          </table:table-cell>
          <table:table-cell table:style-name="ce3" table:formula="of:=[.F74]" office:value-type="float" office:value="1.02372624093166">
            <text:p>1.0237262409</text:p>
          </table:table-cell>
          <table:table-cell table:formula="of:=[.F75]" office:value-type="float" office:value="1.02351790850702">
            <text:p>1.0235179085</text:p>
          </table:table-cell>
          <table:table-cell table:formula="of:=[.F76]" office:value-type="float" office:value="1.03728522258921">
            <text:p>1.0372852226</text:p>
          </table:table-cell>
          <table:table-cell table:formula="of:=[.F77]" office:value-type="float" office:value="1.02276346458355">
            <text:p>1.0227634646</text:p>
          </table:table-cell>
          <table:table-cell table:number-columns-repeated="1012"/>
        </table:table-row>
        <table:table-row table:style-name="ro4">
          <table:table-cell office:value-type="float" office:value="2">
            <text:p>2</text:p>
          </table:table-cell>
          <table:table-cell table:style-name="ce3" table:formula="of:=[.F78]" office:value-type="float" office:value="1.04665629860031">
            <text:p>1.0466562986</text:p>
          </table:table-cell>
          <table:table-cell table:formula="of:=[.F79]" office:value-type="float" office:value="1.57537688442211">
            <text:p>1.5753768844</text:p>
          </table:table-cell>
          <table:table-cell table:formula="of:=[.F80]" office:value-type="float" office:value="1.83738951446906">
            <text:p>1.8373895145</text:p>
          </table:table-cell>
          <table:table-cell table:formula="of:=[.F81]" office:value-type="float" office:value="1.92035789939612">
            <text:p>1.9203578994</text:p>
          </table:table-cell>
          <table:table-cell table:formula="of:=[.F82]" office:value-type="float" office:value="1.92741616793551">
            <text:p>1.9274161679</text:p>
          </table:table-cell>
          <table:table-cell table:formula="of:=[.F83]" office:value-type="float" office:value="1.95353365897915">
            <text:p>1.953533659</text:p>
          </table:table-cell>
          <table:table-cell table:formula="of:=[.F84]" office:value-type="float" office:value="1.97203518487049">
            <text:p>1.9720351849</text:p>
          </table:table-cell>
          <table:table-cell table:style-name="ce3" table:formula="of:=[.F85]" office:value-type="float" office:value="1.99844606933746">
            <text:p>1.9984460693</text:p>
          </table:table-cell>
          <table:table-cell table:style-name="ce5" table:formula="of:=[.F86]" office:value-type="float" office:value="2.0321760675498">
            <text:p>2.0321760675</text:p>
          </table:table-cell>
          <table:table-cell table:formula="of:=[.F87]" office:value-type="float" office:value="2.0379660604556">
            <text:p>2.0379660605</text:p>
          </table:table-cell>
          <table:table-cell table:formula="of:=[.F88]" office:value-type="float" office:value="2.0093786068242">
            <text:p>2.0093786068</text:p>
          </table:table-cell>
          <table:table-cell table:number-columns-repeated="1012"/>
        </table:table-row>
        <table:table-row table:style-name="ro4">
          <table:table-cell office:value-type="float" office:value="4">
            <text:p>4</text:p>
          </table:table-cell>
          <table:table-cell table:style-name="ce3" table:formula="of:=[.F89]" office:value-type="float" office:value="1.42283298097252">
            <text:p>1.422832981</text:p>
          </table:table-cell>
          <table:table-cell table:formula="of:=[.F90]" office:value-type="float" office:value="2.67295980511571">
            <text:p>2.6729598051</text:p>
          </table:table-cell>
          <table:table-cell table:formula="of:=[.F91]" office:value-type="float" office:value="3.37973273942094">
            <text:p>3.3797327394</text:p>
          </table:table-cell>
          <table:table-cell table:formula="of:=[.F92]" office:value-type="float" office:value="3.7781233477436">
            <text:p>3.7781233477</text:p>
          </table:table-cell>
          <table:table-cell table:formula="of:=[.F93]" office:value-type="float" office:value="3.79675117001022">
            <text:p>3.79675117</text:p>
          </table:table-cell>
          <table:table-cell table:formula="of:=[.F94]" office:value-type="float" office:value="3.89729990848184">
            <text:p>3.8972999085</text:p>
          </table:table-cell>
          <table:table-cell table:formula="of:=[.F95]" office:value-type="float" office:value="3.92830084864501">
            <text:p>3.9283008486</text:p>
          </table:table-cell>
          <table:table-cell table:style-name="ce6" table:formula="of:=[.F96]" office:value-type="float" office:value="4.00768404623787">
            <text:p>4.0076840462</text:p>
          </table:table-cell>
          <table:table-cell table:style-name="ce5" table:formula="of:=[.F97]" office:value-type="float" office:value="4.05896775853578">
            <text:p>4.0589677585</text:p>
          </table:table-cell>
          <table:table-cell table:formula="of:=[.F98]" office:value-type="float" office:value="4.1093428331393">
            <text:p>4.1093428331</text:p>
          </table:table-cell>
          <table:table-cell table:formula="of:=[.F99]" office:value-type="float" office:value="4.05511223962211">
            <text:p>4.0551122396</text:p>
          </table:table-cell>
          <table:table-cell table:number-columns-repeated="1012"/>
        </table:table-row>
        <table:table-row table:style-name="ro4">
          <table:table-cell office:value-type="float" office:value="8">
            <text:p>8</text:p>
          </table:table-cell>
          <table:table-cell table:style-name="ce3" table:formula="of:=[.F100]" office:value-type="float" office:value="1.45356371490281">
            <text:p>1.4535637149</text:p>
          </table:table-cell>
          <table:table-cell table:formula="of:=[.F101]" office:value-type="float" office:value="3.29010494752624">
            <text:p>3.2901049475</text:p>
          </table:table-cell>
          <table:table-cell table:formula="of:=[.F102]" office:value-type="float" office:value="5.60066432921203">
            <text:p>5.6006643292</text:p>
          </table:table-cell>
          <table:table-cell table:formula="of:=[.F103]" office:value-type="float" office:value="7.11062982907984">
            <text:p>7.1106298291</text:p>
          </table:table-cell>
          <table:table-cell table:formula="of:=[.F104]" office:value-type="float" office:value="7.33251824883624">
            <text:p>7.3325182488</text:p>
          </table:table-cell>
          <table:table-cell table:formula="of:=[.F105]" office:value-type="float" office:value="7.66564969350487">
            <text:p>7.6656496935</text:p>
          </table:table-cell>
          <table:table-cell table:formula="of:=[.F106]" office:value-type="float" office:value="7.76199338797549">
            <text:p>7.761993388</text:p>
          </table:table-cell>
          <table:table-cell table:style-name="ce3" table:formula="of:=[.F107]" office:value-type="float" office:value="7.94820886942838">
            <text:p>7.9482088694</text:p>
          </table:table-cell>
          <table:table-cell table:formula="of:=[.F108]" office:value-type="float" office:value="8.05195487412703">
            <text:p>8.0519548741</text:p>
          </table:table-cell>
          <table:table-cell table:formula="of:=[.F109]" office:value-type="float" office:value="8.1639662859356">
            <text:p>8.1639662859</text:p>
          </table:table-cell>
          <table:table-cell table:formula="of:=[.F110]" office:value-type="float" office:value="7.99977401359302">
            <text:p>7.9997740136</text:p>
          </table:table-cell>
          <table:table-cell table:number-columns-repeated="1012"/>
        </table:table-row>
        <table:table-row table:style-name="ro4">
          <table:table-cell office:value-type="float" office:value="16">
            <text:p>16</text:p>
          </table:table-cell>
          <table:table-cell table:style-name="ce3" table:formula="of:=[.F111]" office:value-type="float" office:value="1.04018547140649">
            <text:p>1.0401854714</text:p>
          </table:table-cell>
          <table:table-cell table:formula="of:=[.F112]" office:value-type="float" office:value="3.6242774566474">
            <text:p>3.6242774566</text:p>
          </table:table-cell>
          <table:table-cell table:formula="of:=[.F113]" office:value-type="float" office:value="6.82789651293588">
            <text:p>6.8278965129</text:p>
          </table:table-cell>
          <table:table-cell table:formula="of:=[.F114]" office:value-type="float" office:value="11.7381389506233">
            <text:p>11.7381389506</text:p>
          </table:table-cell>
          <table:table-cell table:formula="of:=[.F115]" office:value-type="float" office:value="13.2824004199751">
            <text:p>13.28240042</text:p>
          </table:table-cell>
          <table:table-cell table:formula="of:=[.F116]" office:value-type="float" office:value="14.2901579187313">
            <text:p>14.2901579187</text:p>
          </table:table-cell>
          <table:table-cell table:formula="of:=[.F117]" office:value-type="float" office:value="14.8294661333663">
            <text:p>14.8294661334</text:p>
          </table:table-cell>
          <table:table-cell table:style-name="ce3" table:formula="of:=[.F118]" office:value-type="float" office:value="15.6039083807878">
            <text:p>15.6039083808</text:p>
          </table:table-cell>
          <table:table-cell table:style-name="ce5" table:formula="of:=[.F119]" office:value-type="float" office:value="15.7583909622685">
            <text:p>15.7583909623</text:p>
          </table:table-cell>
          <table:table-cell table:formula="of:=[.F120]" office:value-type="float" office:value="16.1407283957629">
            <text:p>16.1407283958</text:p>
          </table:table-cell>
          <table:table-cell table:style-name="ce7" table:formula="of:=[.F121]" office:value-type="float" office:value="13.9451169505346">
            <text:p>13.9451169505</text:p>
          </table:table-cell>
          <table:table-cell table:number-columns-repeated="1012"/>
        </table:table-row>
        <table:table-row table:style-name="ro4">
          <table:table-cell office:value-type="float" office:value="32">
            <text:p>32</text:p>
          </table:table-cell>
          <table:table-cell table:style-name="ce3" table:formula="of:=[.F122]" office:value-type="float" office:value="0.732317736670294">
            <text:p>0.7323177367</text:p>
          </table:table-cell>
          <table:table-cell table:formula="of:=[.F123]" office:value-type="float" office:value="2.21554770318021">
            <text:p>2.2155477032</text:p>
          </table:table-cell>
          <table:table-cell table:formula="of:=[.F124]" office:value-type="float" office:value="6.19640669661086">
            <text:p>6.1964066966</text:p>
          </table:table-cell>
          <table:table-cell table:formula="of:=[.F125]" office:value-type="float" office:value="14.7433703501426">
            <text:p>14.7433703501</text:p>
          </table:table-cell>
          <table:table-cell table:formula="of:=[.F126]" office:value-type="float" office:value="19.9027040314651">
            <text:p>19.9027040315</text:p>
          </table:table-cell>
          <table:table-cell table:formula="of:=[.F127]" office:value-type="float" office:value="23.8326041705618">
            <text:p>23.8326041706</text:p>
          </table:table-cell>
          <table:table-cell table:formula="of:=[.F128]" office:value-type="float" office:value="26.1203035640211">
            <text:p>26.120303564</text:p>
          </table:table-cell>
          <table:table-cell table:style-name="ce3" table:formula="of:=[.F129]" office:value-type="float" office:value="28.9197589078762">
            <text:p>28.9197589079</text:p>
          </table:table-cell>
          <table:table-cell table:formula="of:=[.F130]" office:value-type="float" office:value="28.6758811480297">
            <text:p>28.675881148</text:p>
          </table:table-cell>
          <table:table-cell table:formula="of:=[.F131]" office:value-type="float" office:value="30.409805610849">
            <text:p>30.4098056108</text:p>
          </table:table-cell>
          <table:table-cell table:formula="of:=[.F132]" office:value-type="float" office:value="14.4088500086831">
            <text:p>14.4088500087</text:p>
          </table:table-cell>
          <table:table-cell table:number-columns-repeated="1012"/>
        </table:table-row>
        <table:table-row table:style-name="ro4">
          <table:table-cell office:value-type="float" office:value="48">
            <text:p>48</text:p>
          </table:table-cell>
          <table:table-cell table:style-name="ce3" table:formula="of:=[.F133]" office:value-type="float" office:value="0.562238930659983">
            <text:p>0.5622389307</text:p>
          </table:table-cell>
          <table:table-cell table:formula="of:=[.F134]" office:value-type="float" office:value="1.49336509016672">
            <text:p>1.4933650902</text:p>
          </table:table-cell>
          <table:table-cell table:formula="of:=[.F135]" office:value-type="float" office:value="4.41454545454545">
            <text:p>4.4145454545</text:p>
          </table:table-cell>
          <table:table-cell table:formula="of:=[.F136]" office:value-type="float" office:value="11.7517655025636">
            <text:p>11.7517655026</text:p>
          </table:table-cell>
          <table:table-cell table:formula="of:=[.F137]" office:value-type="float" office:value="18.0974115964057">
            <text:p>18.0974115964</text:p>
          </table:table-cell>
          <table:table-cell table:formula="of:=[.F138]" office:value-type="float" office:value="29.9946036676236">
            <text:p>29.9946036676</text:p>
          </table:table-cell>
          <table:table-cell table:formula="of:=[.F139]" office:value-type="float" office:value="31.3451742682041">
            <text:p>31.3451742682</text:p>
          </table:table-cell>
          <table:table-cell table:style-name="ce3" table:formula="of:=[.F140]" office:value-type="float" office:value="36.0719849850478">
            <text:p>36.071984985</text:p>
          </table:table-cell>
          <table:table-cell table:style-name="ce5" table:formula="of:=[.F141]" office:value-type="float" office:value="37.2116033327258">
            <text:p>37.2116033327</text:p>
          </table:table-cell>
          <table:table-cell table:style-name="ce5" table:formula="of:=[.F142]" office:value-type="float" office:value="40.9269173186216">
            <text:p>40.9269173186</text:p>
          </table:table-cell>
          <table:table-cell table:formula="of:=[.F143]" office:value-type="float" office:value="2.79857189047068">
            <text:p>2.7985718905</text:p>
          </table:table-cell>
          <table:table-cell table:number-columns-repeated="1012"/>
        </table:table-row>
        <table:table-row table:style-name="ro4">
          <table:table-cell/>
          <table:table-cell table:style-name="ce3"/>
          <table:table-cell table:number-columns-repeated="6"/>
          <table:table-cell table:style-name="ce3"/>
          <table:table-cell table:number-columns-repeated="1015"/>
        </table:table-row>
        <table:table-row table:style-name="ro4">
          <table:table-cell office:value-type="string">
            <text:p>P</text:p>
          </table:table-cell>
          <table:table-cell table:style-name="ce3" office:value-type="string">
            <text:p>Efficiency-N50</text:p>
          </table:table-cell>
          <table:table-cell office:value-type="string">
            <text:p>Efficiency-N100</text:p>
          </table:table-cell>
          <table:table-cell table:style-name="ce5" office:value-type="string">
            <text:p>Efficiency-N200</text:p>
          </table:table-cell>
          <table:table-cell table:style-name="ce5" office:value-type="string">
            <text:p>Efficiency-N400</text:p>
          </table:table-cell>
          <table:table-cell table:style-name="ce5" office:value-type="string">
            <text:p>Efficiency-N600</text:p>
          </table:table-cell>
          <table:table-cell table:style-name="ce5" office:value-type="string">
            <text:p>Efficiency-N800</text:p>
          </table:table-cell>
          <table:table-cell table:style-name="ce5" office:value-type="string">
            <text:p>Efficiency-N1000</text:p>
          </table:table-cell>
          <table:table-cell table:style-name="ce3" office:value-type="string">
            <text:p>Efficiency-N1200</text:p>
          </table:table-cell>
          <table:table-cell office:value-type="string">
            <text:p>Efficiency-N1400</text:p>
          </table:table-cell>
          <table:table-cell office:value-type="string">
            <text:p>Efficiency-N1600</text:p>
          </table:table-cell>
          <table:table-cell office:value-type="string">
            <text:p>Efficiency-N2600</text:p>
          </table:table-cell>
          <table:table-cell table:number-columns-repeated="1012"/>
        </table:table-row>
        <table:table-row table:style-name="ro4">
          <table:table-cell office:value-type="float" office:value="1">
            <text:p>1</text:p>
          </table:table-cell>
          <table:table-cell table:style-name="ce3" table:formula="of:=[.G67]" office:value-type="float" office:value="1.04665629860031">
            <text:p>1.0466562986</text:p>
          </table:table-cell>
          <table:table-cell table:formula="of:=[.G68]" office:value-type="float" office:value="0.969944751381216">
            <text:p>0.9699447514</text:p>
          </table:table-cell>
          <table:table-cell table:formula="of:=[.G69]" office:value-type="float" office:value="0.967484858144724">
            <text:p>0.9674848581</text:p>
          </table:table-cell>
          <table:table-cell table:style-name="ce5" table:formula="of:=[.G70]" office:value-type="float" office:value="0.984221250876034">
            <text:p>0.9842212509</text:p>
          </table:table-cell>
          <table:table-cell table:formula="of:=[.G71]" office:value-type="float" office:value="0.985422683750011">
            <text:p>0.9854226838</text:p>
          </table:table-cell>
          <table:table-cell table:formula="of:=[.G72]" office:value-type="float" office:value="0.988163123976082">
            <text:p>0.988163124</text:p>
          </table:table-cell>
          <table:table-cell table:formula="of:=[.G73]" office:value-type="float" office:value="1.00426405839844">
            <text:p>1.0042640584</text:p>
          </table:table-cell>
          <table:table-cell table:style-name="ce3" table:formula="of:=[.G74]" office:value-type="float" office:value="1.02372624093166">
            <text:p>1.0237262409</text:p>
          </table:table-cell>
          <table:table-cell table:formula="of:=[.G75]" office:value-type="float" office:value="1.02351790850702">
            <text:p>1.0235179085</text:p>
          </table:table-cell>
          <table:table-cell table:formula="of:=[.G76]" office:value-type="float" office:value="1.03728522258921">
            <text:p>1.0372852226</text:p>
          </table:table-cell>
          <table:table-cell table:formula="of:=[.G77]" office:value-type="float" office:value="1.02276346458355">
            <text:p>1.0227634646</text:p>
          </table:table-cell>
          <table:table-cell table:number-columns-repeated="1012"/>
        </table:table-row>
        <table:table-row table:style-name="ro4">
          <table:table-cell office:value-type="float" office:value="2">
            <text:p>2</text:p>
          </table:table-cell>
          <table:table-cell table:style-name="ce3" table:formula="of:=[.G78]" office:value-type="float" office:value="0.523328149300155">
            <text:p>0.5233281493</text:p>
          </table:table-cell>
          <table:table-cell table:formula="of:=[.G79]" office:value-type="float" office:value="0.787688442211055">
            <text:p>0.7876884422</text:p>
          </table:table-cell>
          <table:table-cell table:formula="of:=[.G80]" office:value-type="float" office:value="0.918694757234532">
            <text:p>0.9186947572</text:p>
          </table:table-cell>
          <table:table-cell table:formula="of:=[.G81]" office:value-type="float" office:value="0.960178949698062">
            <text:p>0.9601789497</text:p>
          </table:table-cell>
          <table:table-cell table:formula="of:=[.G82]" office:value-type="float" office:value="0.963708083967757">
            <text:p>0.963708084</text:p>
          </table:table-cell>
          <table:table-cell table:formula="of:=[.G83]" office:value-type="float" office:value="0.976766829489575">
            <text:p>0.9767668295</text:p>
          </table:table-cell>
          <table:table-cell table:formula="of:=[.G84]" office:value-type="float" office:value="0.986017592435243">
            <text:p>0.9860175924</text:p>
          </table:table-cell>
          <table:table-cell table:style-name="ce3" table:formula="of:=[.G85]" office:value-type="float" office:value="0.999223034668729">
            <text:p>0.9992230347</text:p>
          </table:table-cell>
          <table:table-cell table:formula="of:=[.G86]" office:value-type="float" office:value="1.0160880337749">
            <text:p>1.0160880338</text:p>
          </table:table-cell>
          <table:table-cell table:style-name="ce5" table:formula="of:=[.G87]" office:value-type="float" office:value="1.0189830302278">
            <text:p>1.0189830302</text:p>
          </table:table-cell>
          <table:table-cell table:style-name="ce5" table:formula="of:=[.G88]" office:value-type="float" office:value="1.0046893034121">
            <text:p>1.0046893034</text:p>
          </table:table-cell>
          <table:table-cell table:number-columns-repeated="1012"/>
        </table:table-row>
        <table:table-row table:style-name="ro4">
          <table:table-cell office:value-type="float" office:value="4">
            <text:p>4</text:p>
          </table:table-cell>
          <table:table-cell table:style-name="ce3" table:formula="of:=[.G89]" office:value-type="float" office:value="0.355708245243129">
            <text:p>0.3557082452</text:p>
          </table:table-cell>
          <table:table-cell table:formula="of:=[.G90]" office:value-type="float" office:value="0.668239951278928">
            <text:p>0.6682399513</text:p>
          </table:table-cell>
          <table:table-cell table:formula="of:=[.G91]" office:value-type="float" office:value="0.844933184855234">
            <text:p>0.8449331849</text:p>
          </table:table-cell>
          <table:table-cell table:style-name="ce5" table:formula="of:=[.G92]" office:value-type="float" office:value="0.9445308369359">
            <text:p>0.9445308369</text:p>
          </table:table-cell>
          <table:table-cell table:style-name="ce5" table:formula="of:=[.G93]" office:value-type="float" office:value="0.949187792502556">
            <text:p>0.9491877925</text:p>
          </table:table-cell>
          <table:table-cell table:formula="of:=[.G94]" office:value-type="float" office:value="0.97432497712046">
            <text:p>0.9743249771</text:p>
          </table:table-cell>
          <table:table-cell table:formula="of:=[.G95]" office:value-type="float" office:value="0.982075212161253">
            <text:p>0.9820752122</text:p>
          </table:table-cell>
          <table:table-cell table:style-name="ce3" table:formula="of:=[.G96]" office:value-type="float" office:value="1.00192101155947">
            <text:p>1.0019210116</text:p>
          </table:table-cell>
          <table:table-cell table:formula="of:=[.G97]" office:value-type="float" office:value="1.01474193963395">
            <text:p>1.0147419396</text:p>
          </table:table-cell>
          <table:table-cell table:style-name="ce5" table:formula="of:=[.G98]" office:value-type="float" office:value="1.02733570828482">
            <text:p>1.0273357083</text:p>
          </table:table-cell>
          <table:table-cell table:formula="of:=[.G99]" office:value-type="float" office:value="1.01377805990553">
            <text:p>1.0137780599</text:p>
          </table:table-cell>
          <table:table-cell table:number-columns-repeated="1012"/>
        </table:table-row>
        <table:table-row table:style-name="ro4">
          <table:table-cell office:value-type="float" office:value="8">
            <text:p>8</text:p>
          </table:table-cell>
          <table:table-cell table:style-name="ce3" table:formula="of:=[.G100]" office:value-type="float" office:value="0.181695464362851">
            <text:p>0.1816954644</text:p>
          </table:table-cell>
          <table:table-cell table:formula="of:=[.G101]" office:value-type="float" office:value="0.41126311844078">
            <text:p>0.4112631184</text:p>
          </table:table-cell>
          <table:table-cell table:formula="of:=[.G102]" office:value-type="float" office:value="0.700083041151504">
            <text:p>0.7000830412</text:p>
          </table:table-cell>
          <table:table-cell table:formula="of:=[.G103]" office:value-type="float" office:value="0.88882872863498">
            <text:p>0.8888287286</text:p>
          </table:table-cell>
          <table:table-cell table:formula="of:=[.G104]" office:value-type="float" office:value="0.91656478110453">
            <text:p>0.9165647811</text:p>
          </table:table-cell>
          <table:table-cell table:formula="of:=[.G105]" office:value-type="float" office:value="0.958206211688109">
            <text:p>0.9582062117</text:p>
          </table:table-cell>
          <table:table-cell table:style-name="ce5" table:formula="of:=[.G106]" office:value-type="float" office:value="0.970249173496937">
            <text:p>0.9702491735</text:p>
          </table:table-cell>
          <table:table-cell table:style-name="ce3" table:formula="of:=[.G107]" office:value-type="float" office:value="0.993526108678548">
            <text:p>0.9935261087</text:p>
          </table:table-cell>
          <table:table-cell table:style-name="ce5" table:formula="of:=[.G108]" office:value-type="float" office:value="1.00649435926588">
            <text:p>1.0064943593</text:p>
          </table:table-cell>
          <table:table-cell table:style-name="ce5" table:formula="of:=[.G109]" office:value-type="float" office:value="1.02049578574195">
            <text:p>1.0204957857</text:p>
          </table:table-cell>
          <table:table-cell table:style-name="ce7" table:formula="of:=[.G110]" office:value-type="float" office:value="0.999971751699127">
            <text:p>0.9999717517</text:p>
          </table:table-cell>
          <table:table-cell table:number-columns-repeated="1012"/>
        </table:table-row>
        <table:table-row table:style-name="ro4">
          <table:table-cell office:value-type="float" office:value="16">
            <text:p>16</text:p>
          </table:table-cell>
          <table:table-cell table:style-name="ce3" table:formula="of:=[.G111]" office:value-type="float" office:value="0.0650115919629057">
            <text:p>0.065011592</text:p>
          </table:table-cell>
          <table:table-cell table:formula="of:=[.G112]" office:value-type="float" office:value="0.226517341040462">
            <text:p>0.226517341</text:p>
          </table:table-cell>
          <table:table-cell table:style-name="ce5" table:formula="of:=[.G113]" office:value-type="float" office:value="0.426743532058493">
            <text:p>0.4267435321</text:p>
          </table:table-cell>
          <table:table-cell table:style-name="ce5" table:formula="of:=[.G114]" office:value-type="float" office:value="0.733633684413953">
            <text:p>0.7336336844</text:p>
          </table:table-cell>
          <table:table-cell table:style-name="ce5" table:formula="of:=[.G115]" office:value-type="float" office:value="0.830150026248441">
            <text:p>0.8301500262</text:p>
          </table:table-cell>
          <table:table-cell table:style-name="ce5" table:formula="of:=[.G116]" office:value-type="float" office:value="0.893134869920704">
            <text:p>0.8931348699</text:p>
          </table:table-cell>
          <table:table-cell table:style-name="ce5" table:formula="of:=[.G117]" office:value-type="float" office:value="0.926841633335392">
            <text:p>0.9268416333</text:p>
          </table:table-cell>
          <table:table-cell table:style-name="ce6" table:formula="of:=[.G118]" office:value-type="float" office:value="0.975244273799239">
            <text:p>0.9752442738</text:p>
          </table:table-cell>
          <table:table-cell table:formula="of:=[.G119]" office:value-type="float" office:value="0.984899435141783">
            <text:p>0.9848994351</text:p>
          </table:table-cell>
          <table:table-cell table:style-name="ce5" table:formula="of:=[.G120]" office:value-type="float" office:value="1.00879552473518">
            <text:p>1.0087955247</text:p>
          </table:table-cell>
          <table:table-cell table:style-name="ce7" table:formula="of:=[.G121]" office:value-type="float" office:value="0.87156980940841">
            <text:p>0.8715698094</text:p>
          </table:table-cell>
          <table:table-cell table:number-columns-repeated="1012"/>
        </table:table-row>
        <table:table-row table:style-name="ro4">
          <table:table-cell office:value-type="float" office:value="32">
            <text:p>32</text:p>
          </table:table-cell>
          <table:table-cell table:style-name="ce4" table:formula="of:=[.G122]" office:value-type="float" office:value="0.0228849292709467">
            <text:p>0.0228849293</text:p>
          </table:table-cell>
          <table:table-cell table:formula="of:=[.G123]" office:value-type="float" office:value="0.0692358657243816">
            <text:p>0.0692358657</text:p>
          </table:table-cell>
          <table:table-cell table:formula="of:=[.G124]" office:value-type="float" office:value="0.193637709269089">
            <text:p>0.1936377093</text:p>
          </table:table-cell>
          <table:table-cell table:formula="of:=[.G125]" office:value-type="float" office:value="0.460730323441956">
            <text:p>0.4607303234</text:p>
          </table:table-cell>
          <table:table-cell table:style-name="ce5" table:formula="of:=[.G126]" office:value-type="float" office:value="0.621959500983284">
            <text:p>0.621959501</text:p>
          </table:table-cell>
          <table:table-cell table:style-name="ce5" table:formula="of:=[.G127]" office:value-type="float" office:value="0.744768880330055">
            <text:p>0.7447688803</text:p>
          </table:table-cell>
          <table:table-cell table:style-name="ce5" table:formula="of:=[.G128]" office:value-type="float" office:value="0.816259486375661">
            <text:p>0.8162594864</text:p>
          </table:table-cell>
          <table:table-cell table:style-name="ce3" table:formula="of:=[.G129]" office:value-type="float" office:value="0.90374246587113">
            <text:p>0.9037424659</text:p>
          </table:table-cell>
          <table:table-cell table:formula="of:=[.G130]" office:value-type="float" office:value="0.896121285875928">
            <text:p>0.8961212859</text:p>
          </table:table-cell>
          <table:table-cell table:style-name="ce5" table:formula="of:=[.G131]" office:value-type="float" office:value="0.950306425339032">
            <text:p>0.9503064253</text:p>
          </table:table-cell>
          <table:table-cell table:formula="of:=[.G132]" office:value-type="float" office:value="0.450276562771345">
            <text:p>0.4502765628</text:p>
          </table:table-cell>
          <table:table-cell table:number-columns-repeated="1012"/>
        </table:table-row>
        <table:table-row table:style-name="ro4">
          <table:table-cell office:value-type="float" office:value="48">
            <text:p>48</text:p>
          </table:table-cell>
          <table:table-cell table:style-name="ce3" table:formula="of:=[.G133]" office:value-type="float" office:value="0.0117133110554163">
            <text:p>0.0117133111</text:p>
          </table:table-cell>
          <table:table-cell table:formula="of:=[.G134]" office:value-type="float" office:value="0.0311117727118067">
            <text:p>0.0311117727</text:p>
          </table:table-cell>
          <table:table-cell table:formula="of:=[.G135]" office:value-type="float" office:value="0.091969696969697">
            <text:p>0.091969697</text:p>
          </table:table-cell>
          <table:table-cell table:formula="of:=[.G136]" office:value-type="float" office:value="0.244828447970075">
            <text:p>0.244828448</text:p>
          </table:table-cell>
          <table:table-cell table:style-name="ce5" table:formula="of:=[.G137]" office:value-type="float" office:value="0.377029408258453">
            <text:p>0.3770294083</text:p>
          </table:table-cell>
          <table:table-cell table:formula="of:=[.G138]" office:value-type="float" office:value="0.624887576408825">
            <text:p>0.6248875764</text:p>
          </table:table-cell>
          <table:table-cell table:formula="of:=[.G139]" office:value-type="float" office:value="0.653024463920919">
            <text:p>0.6530244639</text:p>
          </table:table-cell>
          <table:table-cell table:style-name="ce3" table:formula="of:=[.G140]" office:value-type="float" office:value="0.751499687188495">
            <text:p>0.7514996872</text:p>
          </table:table-cell>
          <table:table-cell table:formula="of:=[.G141]" office:value-type="float" office:value="0.775241736098455">
            <text:p>0.7752417361</text:p>
          </table:table-cell>
          <table:table-cell table:formula="of:=[.G142]" office:value-type="float" office:value="0.852644110804617">
            <text:p>0.8526441108</text:p>
          </table:table-cell>
          <table:table-cell table:formula="of:=[.G143]" office:value-type="float" office:value="0.0583035810514725">
            <text:p>0.0583035811</text:p>
          </table:table-cell>
          <table:table-cell table:number-columns-repeated="101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Fixed P: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4">
          <table:table-cell office:value-type="string">
            <text:p>N </text:p>
          </table:table-cell>
          <table:table-cell office:value-type="string">
            <text:p>Speedup-P1</text:p>
          </table:table-cell>
          <table:table-cell office:value-type="string">
            <text:p>Speedup-P2</text:p>
          </table:table-cell>
          <table:table-cell table:style-name="ce5" office:value-type="string">
            <text:p>Speedup-P4</text:p>
          </table:table-cell>
          <table:table-cell office:value-type="string">
            <text:p>Speedup-P8</text:p>
          </table:table-cell>
          <table:table-cell office:value-type="string">
            <text:p>Speedup-P16</text:p>
          </table:table-cell>
          <table:table-cell table:style-name="ce5" office:value-type="string">
            <text:p>Speedup-P32</text:p>
          </table:table-cell>
          <table:table-cell table:style-name="ce5" office:value-type="string">
            <text:p>Speedup-P48</text:p>
          </table:table-cell>
          <table:table-cell table:number-columns-repeated="1016"/>
        </table:table-row>
        <table:table-row table:style-name="ro4">
          <table:table-cell office:value-type="float" office:value="50">
            <text:p>50</text:p>
          </table:table-cell>
          <table:table-cell table:formula="of:=[.F67]" office:value-type="float" office:value="1.04665629860031">
            <text:p>1.0466562986</text:p>
          </table:table-cell>
          <table:table-cell table:formula="of:=[.F78]" office:value-type="float" office:value="1.04665629860031">
            <text:p>1.0466562986</text:p>
          </table:table-cell>
          <table:table-cell table:formula="of:=[.F89]" office:value-type="float" office:value="1.42283298097252">
            <text:p>1.422832981</text:p>
          </table:table-cell>
          <table:table-cell table:formula="of:=[.F100]" office:value-type="float" office:value="1.45356371490281">
            <text:p>1.4535637149</text:p>
          </table:table-cell>
          <table:table-cell table:formula="of:=[.F111]" office:value-type="float" office:value="1.04018547140649">
            <text:p>1.0401854714</text:p>
          </table:table-cell>
          <table:table-cell table:formula="of:=[.F122]" office:value-type="float" office:value="0.732317736670294">
            <text:p>0.7323177367</text:p>
          </table:table-cell>
          <table:table-cell table:formula="of:=[.F133]" office:value-type="float" office:value="0.562238930659983">
            <text:p>0.5622389307</text:p>
          </table:table-cell>
          <table:table-cell table:number-columns-repeated="1016"/>
        </table:table-row>
        <table:table-row table:style-name="ro4">
          <table:table-cell office:value-type="float" office:value="100">
            <text:p>100</text:p>
          </table:table-cell>
          <table:table-cell table:formula="of:=[.F68]" office:value-type="float" office:value="0.969944751381216">
            <text:p>0.9699447514</text:p>
          </table:table-cell>
          <table:table-cell table:formula="of:=[.F79]" office:value-type="float" office:value="1.57537688442211">
            <text:p>1.5753768844</text:p>
          </table:table-cell>
          <table:table-cell table:formula="of:=[.F90]" office:value-type="float" office:value="2.67295980511571">
            <text:p>2.6729598051</text:p>
          </table:table-cell>
          <table:table-cell table:formula="of:=[.F101]" office:value-type="float" office:value="3.29010494752624">
            <text:p>3.2901049475</text:p>
          </table:table-cell>
          <table:table-cell table:formula="of:=[.F112]" office:value-type="float" office:value="3.6242774566474">
            <text:p>3.6242774566</text:p>
          </table:table-cell>
          <table:table-cell table:formula="of:=[.F123]" office:value-type="float" office:value="2.21554770318021">
            <text:p>2.2155477032</text:p>
          </table:table-cell>
          <table:table-cell table:formula="of:=[.F134]" office:value-type="float" office:value="1.49336509016672">
            <text:p>1.4933650902</text:p>
          </table:table-cell>
          <table:table-cell table:number-columns-repeated="1016"/>
        </table:table-row>
        <table:table-row table:style-name="ro4">
          <table:table-cell office:value-type="float" office:value="200">
            <text:p>200</text:p>
          </table:table-cell>
          <table:table-cell table:formula="of:=[.F69]" office:value-type="float" office:value="0.967484858144724">
            <text:p>0.9674848581</text:p>
          </table:table-cell>
          <table:table-cell table:formula="of:=[.F80]" office:value-type="float" office:value="1.83738951446906">
            <text:p>1.8373895145</text:p>
          </table:table-cell>
          <table:table-cell table:formula="of:=[.F91]" office:value-type="float" office:value="3.37973273942094">
            <text:p>3.3797327394</text:p>
          </table:table-cell>
          <table:table-cell table:formula="of:=[.F102]" office:value-type="float" office:value="5.60066432921203">
            <text:p>5.6006643292</text:p>
          </table:table-cell>
          <table:table-cell table:formula="of:=[.F113]" office:value-type="float" office:value="6.82789651293588">
            <text:p>6.8278965129</text:p>
          </table:table-cell>
          <table:table-cell table:formula="of:=[.F124]" office:value-type="float" office:value="6.19640669661086">
            <text:p>6.1964066966</text:p>
          </table:table-cell>
          <table:table-cell table:formula="of:=[.F135]" office:value-type="float" office:value="4.41454545454545">
            <text:p>4.4145454545</text:p>
          </table:table-cell>
          <table:table-cell table:number-columns-repeated="1016"/>
        </table:table-row>
        <table:table-row table:style-name="ro4">
          <table:table-cell office:value-type="float" office:value="400">
            <text:p>400</text:p>
          </table:table-cell>
          <table:table-cell table:formula="of:=[.F70]" office:value-type="float" office:value="0.984221250876034">
            <text:p>0.9842212509</text:p>
          </table:table-cell>
          <table:table-cell table:formula="of:=[.F81]" office:value-type="float" office:value="1.92035789939612">
            <text:p>1.9203578994</text:p>
          </table:table-cell>
          <table:table-cell table:formula="of:=[.F92]" office:value-type="float" office:value="3.7781233477436">
            <text:p>3.7781233477</text:p>
          </table:table-cell>
          <table:table-cell table:formula="of:=[.F103]" office:value-type="float" office:value="7.11062982907984">
            <text:p>7.1106298291</text:p>
          </table:table-cell>
          <table:table-cell table:formula="of:=[.F114]" office:value-type="float" office:value="11.7381389506233">
            <text:p>11.7381389506</text:p>
          </table:table-cell>
          <table:table-cell table:formula="of:=[.F125]" office:value-type="float" office:value="14.7433703501426">
            <text:p>14.7433703501</text:p>
          </table:table-cell>
          <table:table-cell table:formula="of:=[.F136]" office:value-type="float" office:value="11.7517655025636">
            <text:p>11.7517655026</text:p>
          </table:table-cell>
          <table:table-cell table:number-columns-repeated="1016"/>
        </table:table-row>
        <table:table-row table:style-name="ro4">
          <table:table-cell office:value-type="float" office:value="600">
            <text:p>600</text:p>
          </table:table-cell>
          <table:table-cell table:formula="of:=[.F71]" office:value-type="float" office:value="0.985422683750011">
            <text:p>0.9854226838</text:p>
          </table:table-cell>
          <table:table-cell table:formula="of:=[.F82]" office:value-type="float" office:value="1.92741616793551">
            <text:p>1.9274161679</text:p>
          </table:table-cell>
          <table:table-cell table:formula="of:=[.F93]" office:value-type="float" office:value="3.79675117001022">
            <text:p>3.79675117</text:p>
          </table:table-cell>
          <table:table-cell table:formula="of:=[.F104]" office:value-type="float" office:value="7.33251824883624">
            <text:p>7.3325182488</text:p>
          </table:table-cell>
          <table:table-cell table:formula="of:=[.F115]" office:value-type="float" office:value="13.2824004199751">
            <text:p>13.28240042</text:p>
          </table:table-cell>
          <table:table-cell table:formula="of:=[.F126]" office:value-type="float" office:value="19.9027040314651">
            <text:p>19.9027040315</text:p>
          </table:table-cell>
          <table:table-cell table:formula="of:=[.F137]" office:value-type="float" office:value="18.0974115964057">
            <text:p>18.0974115964</text:p>
          </table:table-cell>
          <table:table-cell table:number-columns-repeated="1016"/>
        </table:table-row>
        <table:table-row table:style-name="ro4">
          <table:table-cell office:value-type="float" office:value="800">
            <text:p>800</text:p>
          </table:table-cell>
          <table:table-cell table:formula="of:=[.F72]" office:value-type="float" office:value="0.988163123976082">
            <text:p>0.988163124</text:p>
          </table:table-cell>
          <table:table-cell table:formula="of:=[.F83]" office:value-type="float" office:value="1.95353365897915">
            <text:p>1.953533659</text:p>
          </table:table-cell>
          <table:table-cell table:formula="of:=[.F94]" office:value-type="float" office:value="3.89729990848184">
            <text:p>3.8972999085</text:p>
          </table:table-cell>
          <table:table-cell table:formula="of:=[.F105]" office:value-type="float" office:value="7.66564969350487">
            <text:p>7.6656496935</text:p>
          </table:table-cell>
          <table:table-cell table:formula="of:=[.F116]" office:value-type="float" office:value="14.2901579187313">
            <text:p>14.2901579187</text:p>
          </table:table-cell>
          <table:table-cell table:formula="of:=[.F127]" office:value-type="float" office:value="23.8326041705618">
            <text:p>23.8326041706</text:p>
          </table:table-cell>
          <table:table-cell table:formula="of:=[.F138]" office:value-type="float" office:value="29.9946036676236">
            <text:p>29.9946036676</text:p>
          </table:table-cell>
          <table:table-cell table:number-columns-repeated="1016"/>
        </table:table-row>
        <table:table-row table:style-name="ro4">
          <table:table-cell office:value-type="float" office:value="1000">
            <text:p>1000</text:p>
          </table:table-cell>
          <table:table-cell table:formula="of:=[.F73]" office:value-type="float" office:value="1.00426405839844">
            <text:p>1.0042640584</text:p>
          </table:table-cell>
          <table:table-cell table:formula="of:=[.F84]" office:value-type="float" office:value="1.97203518487049">
            <text:p>1.9720351849</text:p>
          </table:table-cell>
          <table:table-cell table:formula="of:=[.F95]" office:value-type="float" office:value="3.92830084864501">
            <text:p>3.9283008486</text:p>
          </table:table-cell>
          <table:table-cell table:formula="of:=[.F106]" office:value-type="float" office:value="7.76199338797549">
            <text:p>7.761993388</text:p>
          </table:table-cell>
          <table:table-cell table:formula="of:=[.F117]" office:value-type="float" office:value="14.8294661333663">
            <text:p>14.8294661334</text:p>
          </table:table-cell>
          <table:table-cell table:formula="of:=[.F128]" office:value-type="float" office:value="26.1203035640211">
            <text:p>26.120303564</text:p>
          </table:table-cell>
          <table:table-cell table:formula="of:=[.F139]" office:value-type="float" office:value="31.3451742682041">
            <text:p>31.3451742682</text:p>
          </table:table-cell>
          <table:table-cell table:number-columns-repeated="1016"/>
        </table:table-row>
        <table:table-row table:style-name="ro4">
          <table:table-cell office:value-type="float" office:value="1200">
            <text:p>1200</text:p>
          </table:table-cell>
          <table:table-cell table:formula="of:=[.F74]" office:value-type="float" office:value="1.02372624093166">
            <text:p>1.0237262409</text:p>
          </table:table-cell>
          <table:table-cell table:formula="of:=[.F85]" office:value-type="float" office:value="1.99844606933746">
            <text:p>1.9984460693</text:p>
          </table:table-cell>
          <table:table-cell table:formula="of:=[.F96]" office:value-type="float" office:value="4.00768404623787">
            <text:p>4.0076840462</text:p>
          </table:table-cell>
          <table:table-cell table:formula="of:=[.F107]" office:value-type="float" office:value="7.94820886942838">
            <text:p>7.9482088694</text:p>
          </table:table-cell>
          <table:table-cell table:formula="of:=[.F118]" office:value-type="float" office:value="15.6039083807878">
            <text:p>15.6039083808</text:p>
          </table:table-cell>
          <table:table-cell table:formula="of:=[.F129]" office:value-type="float" office:value="28.9197589078762">
            <text:p>28.9197589079</text:p>
          </table:table-cell>
          <table:table-cell table:formula="of:=[.F140]" office:value-type="float" office:value="36.0719849850478">
            <text:p>36.071984985</text:p>
          </table:table-cell>
          <table:table-cell table:number-columns-repeated="1016"/>
        </table:table-row>
        <table:table-row table:style-name="ro4">
          <table:table-cell office:value-type="float" office:value="1400">
            <text:p>1400</text:p>
          </table:table-cell>
          <table:table-cell table:formula="of:=[.F75]" office:value-type="float" office:value="1.02351790850702">
            <text:p>1.0235179085</text:p>
          </table:table-cell>
          <table:table-cell table:formula="of:=[.F86]" office:value-type="float" office:value="2.0321760675498">
            <text:p>2.0321760675</text:p>
          </table:table-cell>
          <table:table-cell table:formula="of:=[.F97]" office:value-type="float" office:value="4.05896775853578">
            <text:p>4.0589677585</text:p>
          </table:table-cell>
          <table:table-cell table:formula="of:=[.F108]" office:value-type="float" office:value="8.05195487412703">
            <text:p>8.0519548741</text:p>
          </table:table-cell>
          <table:table-cell table:formula="of:=[.F119]" office:value-type="float" office:value="15.7583909622685">
            <text:p>15.7583909623</text:p>
          </table:table-cell>
          <table:table-cell table:formula="of:=[.F130]" office:value-type="float" office:value="28.6758811480297">
            <text:p>28.675881148</text:p>
          </table:table-cell>
          <table:table-cell table:formula="of:=[.F141]" office:value-type="float" office:value="37.2116033327258">
            <text:p>37.2116033327</text:p>
          </table:table-cell>
          <table:table-cell table:number-columns-repeated="1016"/>
        </table:table-row>
        <table:table-row table:style-name="ro4">
          <table:table-cell office:value-type="float" office:value="1600">
            <text:p>1600</text:p>
          </table:table-cell>
          <table:table-cell table:formula="of:=[.F76]" office:value-type="float" office:value="1.03728522258921">
            <text:p>1.0372852226</text:p>
          </table:table-cell>
          <table:table-cell table:formula="of:=[.F87]" office:value-type="float" office:value="2.0379660604556">
            <text:p>2.0379660605</text:p>
          </table:table-cell>
          <table:table-cell table:formula="of:=[.F98]" office:value-type="float" office:value="4.1093428331393">
            <text:p>4.1093428331</text:p>
          </table:table-cell>
          <table:table-cell table:formula="of:=[.F109]" office:value-type="float" office:value="8.1639662859356">
            <text:p>8.1639662859</text:p>
          </table:table-cell>
          <table:table-cell table:formula="of:=[.F120]" office:value-type="float" office:value="16.1407283957629">
            <text:p>16.1407283958</text:p>
          </table:table-cell>
          <table:table-cell table:formula="of:=[.F131]" office:value-type="float" office:value="30.409805610849">
            <text:p>30.4098056108</text:p>
          </table:table-cell>
          <table:table-cell table:formula="of:=[.F142]" office:value-type="float" office:value="40.9269173186216">
            <text:p>40.9269173186</text:p>
          </table:table-cell>
          <table:table-cell table:number-columns-repeated="1016"/>
        </table:table-row>
        <table:table-row table:style-name="ro4">
          <table:table-cell office:value-type="float" office:value="2600">
            <text:p>2600</text:p>
          </table:table-cell>
          <table:table-cell table:formula="of:=[.F77]" office:value-type="float" office:value="1.02276346458355">
            <text:p>1.0227634646</text:p>
          </table:table-cell>
          <table:table-cell table:formula="of:=[.F88]" office:value-type="float" office:value="2.0093786068242">
            <text:p>2.0093786068</text:p>
          </table:table-cell>
          <table:table-cell table:formula="of:=[.F99]" office:value-type="float" office:value="4.05511223962211">
            <text:p>4.0551122396</text:p>
          </table:table-cell>
          <table:table-cell table:formula="of:=[.F110]" office:value-type="float" office:value="7.99977401359302">
            <text:p>7.9997740136</text:p>
          </table:table-cell>
          <table:table-cell table:formula="of:=[.F121]" office:value-type="float" office:value="13.9451169505346">
            <text:p>13.9451169505</text:p>
          </table:table-cell>
          <table:table-cell table:formula="of:=[.F132]" office:value-type="float" office:value="14.4088500086831">
            <text:p>14.4088500087</text:p>
          </table:table-cell>
          <table:table-cell table:formula="of:=[.F143]" office:value-type="float" office:value="2.79857189047068">
            <text:p>2.7985718905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N </text:p>
          </table:table-cell>
          <table:table-cell office:value-type="string">
            <text:p>Efficiency-P1</text:p>
          </table:table-cell>
          <table:table-cell office:value-type="string">
            <text:p>Efficiency-P2</text:p>
          </table:table-cell>
          <table:table-cell table:style-name="ce5" office:value-type="string">
            <text:p>Efficiency-P4</text:p>
          </table:table-cell>
          <table:table-cell table:style-name="ce5" office:value-type="string">
            <text:p>Efficiency-P8</text:p>
          </table:table-cell>
          <table:table-cell table:style-name="ce5" office:value-type="string">
            <text:p>Efficiency-P16</text:p>
          </table:table-cell>
          <table:table-cell table:style-name="ce5" office:value-type="string">
            <text:p>Efficiency-P32</text:p>
          </table:table-cell>
          <table:table-cell table:style-name="ce5" office:value-type="string">
            <text:p>Efficiency-P48</text:p>
          </table:table-cell>
          <table:table-cell table:number-columns-repeated="1016"/>
        </table:table-row>
        <table:table-row table:style-name="ro4">
          <table:table-cell office:value-type="float" office:value="50">
            <text:p>50</text:p>
          </table:table-cell>
          <table:table-cell table:formula="of:=[.G67]" office:value-type="float" office:value="1.04665629860031">
            <text:p>1.0466562986</text:p>
          </table:table-cell>
          <table:table-cell table:formula="of:=[.G78]" office:value-type="float" office:value="0.523328149300155">
            <text:p>0.5233281493</text:p>
          </table:table-cell>
          <table:table-cell table:formula="of:=[.G89]" office:value-type="float" office:value="0.355708245243129">
            <text:p>0.3557082452</text:p>
          </table:table-cell>
          <table:table-cell table:formula="of:=[.G100]" office:value-type="float" office:value="0.181695464362851">
            <text:p>0.1816954644</text:p>
          </table:table-cell>
          <table:table-cell table:formula="of:=[.G111]" office:value-type="float" office:value="0.0650115919629057">
            <text:p>0.065011592</text:p>
          </table:table-cell>
          <table:table-cell table:formula="of:=[.G122]" office:value-type="float" office:value="0.0228849292709467">
            <text:p>0.0228849293</text:p>
          </table:table-cell>
          <table:table-cell table:formula="of:=[.G133]" office:value-type="float" office:value="0.0117133110554163">
            <text:p>0.0117133111</text:p>
          </table:table-cell>
          <table:table-cell table:number-columns-repeated="1016"/>
        </table:table-row>
        <table:table-row table:style-name="ro4">
          <table:table-cell office:value-type="float" office:value="100">
            <text:p>100</text:p>
          </table:table-cell>
          <table:table-cell table:formula="of:=[.G68]" office:value-type="float" office:value="0.969944751381216">
            <text:p>0.9699447514</text:p>
          </table:table-cell>
          <table:table-cell table:formula="of:=[.G79]" office:value-type="float" office:value="0.787688442211055">
            <text:p>0.7876884422</text:p>
          </table:table-cell>
          <table:table-cell table:formula="of:=[.G90]" office:value-type="float" office:value="0.668239951278928">
            <text:p>0.6682399513</text:p>
          </table:table-cell>
          <table:table-cell table:formula="of:=[.G101]" office:value-type="float" office:value="0.41126311844078">
            <text:p>0.4112631184</text:p>
          </table:table-cell>
          <table:table-cell table:formula="of:=[.G112]" office:value-type="float" office:value="0.226517341040462">
            <text:p>0.226517341</text:p>
          </table:table-cell>
          <table:table-cell table:formula="of:=[.G123]" office:value-type="float" office:value="0.0692358657243816">
            <text:p>0.0692358657</text:p>
          </table:table-cell>
          <table:table-cell table:formula="of:=[.G134]" office:value-type="float" office:value="0.0311117727118067">
            <text:p>0.0311117727</text:p>
          </table:table-cell>
          <table:table-cell table:number-columns-repeated="1016"/>
        </table:table-row>
        <table:table-row table:style-name="ro4">
          <table:table-cell office:value-type="float" office:value="200">
            <text:p>200</text:p>
          </table:table-cell>
          <table:table-cell table:formula="of:=[.G69]" office:value-type="float" office:value="0.967484858144724">
            <text:p>0.9674848581</text:p>
          </table:table-cell>
          <table:table-cell table:formula="of:=[.G80]" office:value-type="float" office:value="0.918694757234532">
            <text:p>0.9186947572</text:p>
          </table:table-cell>
          <table:table-cell table:formula="of:=[.G91]" office:value-type="float" office:value="0.844933184855234">
            <text:p>0.8449331849</text:p>
          </table:table-cell>
          <table:table-cell table:formula="of:=[.G102]" office:value-type="float" office:value="0.700083041151504">
            <text:p>0.7000830412</text:p>
          </table:table-cell>
          <table:table-cell table:formula="of:=[.G113]" office:value-type="float" office:value="0.426743532058493">
            <text:p>0.4267435321</text:p>
          </table:table-cell>
          <table:table-cell table:formula="of:=[.G124]" office:value-type="float" office:value="0.193637709269089">
            <text:p>0.1936377093</text:p>
          </table:table-cell>
          <table:table-cell table:formula="of:=[.G135]" office:value-type="float" office:value="0.091969696969697">
            <text:p>0.091969697</text:p>
          </table:table-cell>
          <table:table-cell table:number-columns-repeated="1016"/>
        </table:table-row>
        <table:table-row table:style-name="ro4">
          <table:table-cell office:value-type="float" office:value="400">
            <text:p>400</text:p>
          </table:table-cell>
          <table:table-cell table:formula="of:=[.G70]" office:value-type="float" office:value="0.984221250876034">
            <text:p>0.9842212509</text:p>
          </table:table-cell>
          <table:table-cell table:formula="of:=[.G81]" office:value-type="float" office:value="0.960178949698062">
            <text:p>0.9601789497</text:p>
          </table:table-cell>
          <table:table-cell table:formula="of:=[.G92]" office:value-type="float" office:value="0.9445308369359">
            <text:p>0.9445308369</text:p>
          </table:table-cell>
          <table:table-cell table:formula="of:=[.G103]" office:value-type="float" office:value="0.88882872863498">
            <text:p>0.8888287286</text:p>
          </table:table-cell>
          <table:table-cell table:formula="of:=[.G114]" office:value-type="float" office:value="0.733633684413953">
            <text:p>0.7336336844</text:p>
          </table:table-cell>
          <table:table-cell table:formula="of:=[.G125]" office:value-type="float" office:value="0.460730323441956">
            <text:p>0.4607303234</text:p>
          </table:table-cell>
          <table:table-cell table:formula="of:=[.G136]" office:value-type="float" office:value="0.244828447970075">
            <text:p>0.244828448</text:p>
          </table:table-cell>
          <table:table-cell table:number-columns-repeated="1016"/>
        </table:table-row>
        <table:table-row table:style-name="ro4">
          <table:table-cell office:value-type="float" office:value="600">
            <text:p>600</text:p>
          </table:table-cell>
          <table:table-cell table:formula="of:=[.G71]" office:value-type="float" office:value="0.985422683750011">
            <text:p>0.9854226838</text:p>
          </table:table-cell>
          <table:table-cell table:formula="of:=[.G82]" office:value-type="float" office:value="0.963708083967757">
            <text:p>0.963708084</text:p>
          </table:table-cell>
          <table:table-cell table:formula="of:=[.G93]" office:value-type="float" office:value="0.949187792502556">
            <text:p>0.9491877925</text:p>
          </table:table-cell>
          <table:table-cell table:formula="of:=[.G104]" office:value-type="float" office:value="0.91656478110453">
            <text:p>0.9165647811</text:p>
          </table:table-cell>
          <table:table-cell table:formula="of:=[.G115]" office:value-type="float" office:value="0.830150026248441">
            <text:p>0.8301500262</text:p>
          </table:table-cell>
          <table:table-cell table:formula="of:=[.G126]" office:value-type="float" office:value="0.621959500983284">
            <text:p>0.621959501</text:p>
          </table:table-cell>
          <table:table-cell table:formula="of:=[.G137]" office:value-type="float" office:value="0.377029408258453">
            <text:p>0.3770294083</text:p>
          </table:table-cell>
          <table:table-cell table:number-columns-repeated="1016"/>
        </table:table-row>
        <table:table-row table:style-name="ro4">
          <table:table-cell office:value-type="float" office:value="800">
            <text:p>800</text:p>
          </table:table-cell>
          <table:table-cell table:formula="of:=[.G72]" office:value-type="float" office:value="0.988163123976082">
            <text:p>0.988163124</text:p>
          </table:table-cell>
          <table:table-cell table:formula="of:=[.G83]" office:value-type="float" office:value="0.976766829489575">
            <text:p>0.9767668295</text:p>
          </table:table-cell>
          <table:table-cell table:formula="of:=[.G94]" office:value-type="float" office:value="0.97432497712046">
            <text:p>0.9743249771</text:p>
          </table:table-cell>
          <table:table-cell table:formula="of:=[.G105]" office:value-type="float" office:value="0.958206211688109">
            <text:p>0.9582062117</text:p>
          </table:table-cell>
          <table:table-cell table:formula="of:=[.G116]" office:value-type="float" office:value="0.893134869920704">
            <text:p>0.8931348699</text:p>
          </table:table-cell>
          <table:table-cell table:formula="of:=[.G127]" office:value-type="float" office:value="0.744768880330055">
            <text:p>0.7447688803</text:p>
          </table:table-cell>
          <table:table-cell table:formula="of:=[.G138]" office:value-type="float" office:value="0.624887576408825">
            <text:p>0.6248875764</text:p>
          </table:table-cell>
          <table:table-cell table:number-columns-repeated="1016"/>
        </table:table-row>
        <table:table-row table:style-name="ro4">
          <table:table-cell office:value-type="float" office:value="1000">
            <text:p>1000</text:p>
          </table:table-cell>
          <table:table-cell table:formula="of:=[.G73]" office:value-type="float" office:value="1.00426405839844">
            <text:p>1.0042640584</text:p>
          </table:table-cell>
          <table:table-cell table:formula="of:=[.G84]" office:value-type="float" office:value="0.986017592435243">
            <text:p>0.9860175924</text:p>
          </table:table-cell>
          <table:table-cell table:formula="of:=[.G95]" office:value-type="float" office:value="0.982075212161253">
            <text:p>0.9820752122</text:p>
          </table:table-cell>
          <table:table-cell table:formula="of:=[.G106]" office:value-type="float" office:value="0.970249173496937">
            <text:p>0.9702491735</text:p>
          </table:table-cell>
          <table:table-cell table:formula="of:=[.G117]" office:value-type="float" office:value="0.926841633335392">
            <text:p>0.9268416333</text:p>
          </table:table-cell>
          <table:table-cell table:formula="of:=[.G128]" office:value-type="float" office:value="0.816259486375661">
            <text:p>0.8162594864</text:p>
          </table:table-cell>
          <table:table-cell table:formula="of:=[.G139]" office:value-type="float" office:value="0.653024463920919">
            <text:p>0.6530244639</text:p>
          </table:table-cell>
          <table:table-cell table:number-columns-repeated="1016"/>
        </table:table-row>
        <table:table-row table:style-name="ro4">
          <table:table-cell office:value-type="float" office:value="1200">
            <text:p>1200</text:p>
          </table:table-cell>
          <table:table-cell table:formula="of:=[.G74]" office:value-type="float" office:value="1.02372624093166">
            <text:p>1.0237262409</text:p>
          </table:table-cell>
          <table:table-cell table:formula="of:=[.G85]" office:value-type="float" office:value="0.999223034668729">
            <text:p>0.9992230347</text:p>
          </table:table-cell>
          <table:table-cell table:formula="of:=[.G96]" office:value-type="float" office:value="1.00192101155947">
            <text:p>1.0019210116</text:p>
          </table:table-cell>
          <table:table-cell table:formula="of:=[.G107]" office:value-type="float" office:value="0.993526108678548">
            <text:p>0.9935261087</text:p>
          </table:table-cell>
          <table:table-cell table:formula="of:=[.G118]" office:value-type="float" office:value="0.975244273799239">
            <text:p>0.9752442738</text:p>
          </table:table-cell>
          <table:table-cell table:formula="of:=[.G129]" office:value-type="float" office:value="0.90374246587113">
            <text:p>0.9037424659</text:p>
          </table:table-cell>
          <table:table-cell table:formula="of:=[.G140]" office:value-type="float" office:value="0.751499687188495">
            <text:p>0.7514996872</text:p>
          </table:table-cell>
          <table:table-cell table:number-columns-repeated="1016"/>
        </table:table-row>
        <table:table-row table:style-name="ro4">
          <table:table-cell office:value-type="float" office:value="1400">
            <text:p>1400</text:p>
          </table:table-cell>
          <table:table-cell table:formula="of:=[.G75]" office:value-type="float" office:value="1.02351790850702">
            <text:p>1.0235179085</text:p>
          </table:table-cell>
          <table:table-cell table:formula="of:=[.G86]" office:value-type="float" office:value="1.0160880337749">
            <text:p>1.0160880338</text:p>
          </table:table-cell>
          <table:table-cell table:formula="of:=[.G97]" office:value-type="float" office:value="1.01474193963395">
            <text:p>1.0147419396</text:p>
          </table:table-cell>
          <table:table-cell table:formula="of:=[.G108]" office:value-type="float" office:value="1.00649435926588">
            <text:p>1.0064943593</text:p>
          </table:table-cell>
          <table:table-cell table:formula="of:=[.G119]" office:value-type="float" office:value="0.984899435141783">
            <text:p>0.9848994351</text:p>
          </table:table-cell>
          <table:table-cell table:formula="of:=[.G130]" office:value-type="float" office:value="0.896121285875928">
            <text:p>0.8961212859</text:p>
          </table:table-cell>
          <table:table-cell table:formula="of:=[.G141]" office:value-type="float" office:value="0.775241736098455">
            <text:p>0.7752417361</text:p>
          </table:table-cell>
          <table:table-cell table:number-columns-repeated="1016"/>
        </table:table-row>
        <table:table-row table:style-name="ro4">
          <table:table-cell office:value-type="float" office:value="1600">
            <text:p>1600</text:p>
          </table:table-cell>
          <table:table-cell table:formula="of:=[.G76]" office:value-type="float" office:value="1.03728522258921">
            <text:p>1.0372852226</text:p>
          </table:table-cell>
          <table:table-cell table:formula="of:=[.G87]" office:value-type="float" office:value="1.0189830302278">
            <text:p>1.0189830302</text:p>
          </table:table-cell>
          <table:table-cell table:formula="of:=[.G98]" office:value-type="float" office:value="1.02733570828482">
            <text:p>1.0273357083</text:p>
          </table:table-cell>
          <table:table-cell table:formula="of:=[.G109]" office:value-type="float" office:value="1.02049578574195">
            <text:p>1.0204957857</text:p>
          </table:table-cell>
          <table:table-cell table:formula="of:=[.G120]" office:value-type="float" office:value="1.00879552473518">
            <text:p>1.0087955247</text:p>
          </table:table-cell>
          <table:table-cell table:formula="of:=[.G131]" office:value-type="float" office:value="0.950306425339032">
            <text:p>0.9503064253</text:p>
          </table:table-cell>
          <table:table-cell table:formula="of:=[.G142]" office:value-type="float" office:value="0.852644110804617">
            <text:p>0.8526441108</text:p>
          </table:table-cell>
          <table:table-cell table:number-columns-repeated="1016"/>
        </table:table-row>
        <table:table-row table:style-name="ro4">
          <table:table-cell office:value-type="float" office:value="2600">
            <text:p>2600</text:p>
          </table:table-cell>
          <table:table-cell table:formula="of:=[.G77]" office:value-type="float" office:value="1.02276346458355">
            <text:p>1.0227634646</text:p>
          </table:table-cell>
          <table:table-cell table:formula="of:=[.G88]" office:value-type="float" office:value="1.0046893034121">
            <text:p>1.0046893034</text:p>
          </table:table-cell>
          <table:table-cell table:formula="of:=[.G99]" office:value-type="float" office:value="1.01377805990553">
            <text:p>1.0137780599</text:p>
          </table:table-cell>
          <table:table-cell table:formula="of:=[.G110]" office:value-type="float" office:value="0.999971751699127">
            <text:p>0.9999717517</text:p>
          </table:table-cell>
          <table:table-cell table:formula="of:=[.G121]" office:value-type="float" office:value="0.87156980940841">
            <text:p>0.8715698094</text:p>
          </table:table-cell>
          <table:table-cell table:formula="of:=[.G132]" office:value-type="float" office:value="0.450276562771345">
            <text:p>0.4502765628</text:p>
          </table:table-cell>
          <table:table-cell table:formula="of:=[.G143]" office:value-type="float" office:value="0.0583035810514725">
            <text:p>0.0583035811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5">
          <table:table-cell office:value-type="string">
            <text:p>IBM Thinkpad T60p</text:p>
          </table:table-cell>
          <table:table-cell table:number-columns-repeated="1023"/>
        </table:table-row>
        <table:table-row table:style-name="ro2">
          <table:table-cell office:value-type="string">
            <text:p>Intel Core Duo T2600, 2,167 MHz</text:p>
          </table:table-cell>
          <table:table-cell table:number-columns-repeated="1023"/>
        </table:table-row>
        <table:table-row table:style-name="ro2">
          <table:table-cell office:value-type="string">
            <text:p>4GB Memor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>
            <text:p>Laptop Sergej:</text:p>
          </table:table-cell>
          <table:table-cell table:style-name="Default" table:number-columns-repeated="3"/>
          <table:table-cell table:style-name="Default" office:value-type="string">
            <text:p>OpenMP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string">
            <text:p>gcc -O:</text:p>
          </table:table-cell>
          <table:table-cell table:number-columns-repeated="3"/>
          <table:table-cell office:value-type="string">
            <text:p>Relative to not optimized impl.</text:p>
          </table:table-cell>
          <table:table-cell/>
          <table:table-cell table:style-name="Default"/>
          <table:table-cell table:number-columns-repeated="1017"/>
        </table:table-row>
        <table:table-row table:style-name="ro4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3">
          <table:table-cell office:value-type="string">
            <text:p>N </text:p>
          </table:table-cell>
          <table:table-cell office:value-type="string">
            <text:p>P </text:p>
          </table:table-cell>
          <table:table-cell table:style-name="Default" office:value-type="string">
            <text:p>T_ser_noOpt</text:p>
          </table:table-cell>
          <table:table-cell office:value-type="string">
            <text:p>T_par</text:p>
          </table:table-cell>
          <table:table-cell office:value-type="string">
            <text:p>Speedup</text:p>
          </table:table-cell>
          <table:table-cell office:value-type="string">
            <text:p>Efficiency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0.001651">
            <text:p>0.001651</text:p>
          </table:table-cell>
          <table:table-cell office:value-type="float" office:value="0.001688">
            <text:p>0.001688</text:p>
          </table:table-cell>
          <table:table-cell table:formula="of:=[.C204]/[.D204]" office:value-type="float" office:value="0.978080568720379">
            <text:p>0.9780805687</text:p>
          </table:table-cell>
          <table:table-cell table:style-name="ce5" table:formula="of:=[.C204]/([.D204]*[.B204])" office:value-type="float" office:value="0.978080568720379">
            <text:p>0.9780805687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0.007215">
            <text:p>0.007215</text:p>
          </table:table-cell>
          <table:table-cell office:value-type="float" office:value="0.007984">
            <text:p>0.007984</text:p>
          </table:table-cell>
          <table:table-cell table:formula="of:=[.C205]/[.D205]" office:value-type="float" office:value="0.903682364729459">
            <text:p>0.9036823647</text:p>
          </table:table-cell>
          <table:table-cell table:style-name="ce5" table:formula="of:=[.C205]/([.D205]*[.B205])" office:value-type="float" office:value="0.903682364729459">
            <text:p>0.9036823647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0.054722">
            <text:p>0.054722</text:p>
          </table:table-cell>
          <table:table-cell office:value-type="float" office:value="0.052497">
            <text:p>0.052497</text:p>
          </table:table-cell>
          <table:table-cell table:formula="of:=[.C206]/[.D206]" office:value-type="float" office:value="1.04238337428805">
            <text:p>1.0423833743</text:p>
          </table:table-cell>
          <table:table-cell table:style-name="ce5" table:formula="of:=[.C206]/([.D206]*[.B206])" office:value-type="float" office:value="1.04238337428805">
            <text:p>1.0423833743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0.428999">
            <text:p>0.428999</text:p>
          </table:table-cell>
          <table:table-cell office:value-type="float" office:value="0.40888">
            <text:p>0.40888</text:p>
          </table:table-cell>
          <table:table-cell table:formula="of:=[.C207]/[.D207]" office:value-type="float" office:value="1.04920514576404">
            <text:p>1.0492051458</text:p>
          </table:table-cell>
          <table:table-cell table:style-name="ce5" table:formula="of:=[.C207]/([.D207]*[.B207])" office:value-type="float" office:value="1.04920514576404">
            <text:p>1.0492051458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Default" office:value-type="float" office:value="600">
            <text:p>60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1.444093">
            <text:p>1.444093</text:p>
          </table:table-cell>
          <table:table-cell office:value-type="float" office:value="1.363529">
            <text:p>1.363529</text:p>
          </table:table-cell>
          <table:table-cell table:formula="of:=[.C208]/[.D208]" office:value-type="float" office:value="1.05908491861926">
            <text:p>1.0590849186</text:p>
          </table:table-cell>
          <table:table-cell table:style-name="ce5" table:formula="of:=[.C208]/([.D208]*[.B208])" office:value-type="float" office:value="1.05908491861926">
            <text:p>1.0590849186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float" office:value="3.924118">
            <text:p>3.924118</text:p>
          </table:table-cell>
          <table:table-cell office:value-type="float" office:value="3.744362">
            <text:p>3.744362</text:p>
          </table:table-cell>
          <table:table-cell table:formula="of:=[.C209]/[.D209]" office:value-type="float" office:value="1.04800711042362">
            <text:p>1.0480071104</text:p>
          </table:table-cell>
          <table:table-cell table:style-name="ce5" table:formula="of:=[.C209]/([.D209]*[.B209])" office:value-type="float" office:value="1.04800711042362">
            <text:p>1.0480071104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8.168074">
            <text:p>8.168074</text:p>
          </table:table-cell>
          <table:table-cell office:value-type="float" office:value="9.56851">
            <text:p>9.56851</text:p>
          </table:table-cell>
          <table:table-cell table:formula="of:=[.C210]/[.D210]" office:value-type="float" office:value="0.853641162521646">
            <text:p>0.8536411625</text:p>
          </table:table-cell>
          <table:table-cell table:style-name="ce5" table:formula="of:=[.C210]/([.D210]*[.B210])" office:value-type="float" office:value="0.853641162521646">
            <text:p>0.8536411625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50">
            <text:p>50</text:p>
          </table:table-cell>
          <table:table-cell table:formula="of:=[.B204]*2" office:value-type="float" office:value="2">
            <text:p>2</text:p>
          </table:table-cell>
          <table:table-cell office:value-type="float" office:value="0.001651">
            <text:p>0.001651</text:p>
          </table:table-cell>
          <table:table-cell office:value-type="float" office:value="0.000617">
            <text:p>0.000617</text:p>
          </table:table-cell>
          <table:table-cell table:formula="of:=[.C211]/[.D211]" office:value-type="float" office:value="2.67585089141005">
            <text:p>2.6758508914</text:p>
          </table:table-cell>
          <table:table-cell table:style-name="ce5" table:formula="of:=[.C211]/([.D211]*[.B211])" office:value-type="float" office:value="1.33792544570502">
            <text:p>1.3379254457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100">
            <text:p>100</text:p>
          </table:table-cell>
          <table:table-cell table:formula="of:=[.B205]*2" office:value-type="float" office:value="2">
            <text:p>2</text:p>
          </table:table-cell>
          <table:table-cell office:value-type="float" office:value="0.007215">
            <text:p>0.007215</text:p>
          </table:table-cell>
          <table:table-cell office:value-type="float" office:value="0.004943">
            <text:p>0.004943</text:p>
          </table:table-cell>
          <table:table-cell table:formula="of:=[.C212]/[.D212]" office:value-type="float" office:value="1.45963989480073">
            <text:p>1.4596398948</text:p>
          </table:table-cell>
          <table:table-cell table:style-name="ce5" table:formula="of:=[.C212]/([.D212]*[.B212])" office:value-type="float" office:value="0.729819947400364">
            <text:p>0.7298199474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200">
            <text:p>200</text:p>
          </table:table-cell>
          <table:table-cell table:formula="of:=[.B206]*2" office:value-type="float" office:value="2">
            <text:p>2</text:p>
          </table:table-cell>
          <table:table-cell office:value-type="float" office:value="0.054722">
            <text:p>0.054722</text:p>
          </table:table-cell>
          <table:table-cell office:value-type="float" office:value="0.029208">
            <text:p>0.029208</text:p>
          </table:table-cell>
          <table:table-cell table:formula="of:=[.C213]/[.D213]" office:value-type="float" office:value="1.87352780060257">
            <text:p>1.8735278006</text:p>
          </table:table-cell>
          <table:table-cell table:style-name="ce5" table:formula="of:=[.C213]/([.D213]*[.B213])" office:value-type="float" office:value="0.936763900301287">
            <text:p>0.9367639003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400">
            <text:p>400</text:p>
          </table:table-cell>
          <table:table-cell table:formula="of:=[.B207]*2" office:value-type="float" office:value="2">
            <text:p>2</text:p>
          </table:table-cell>
          <table:table-cell office:value-type="float" office:value="0.428999">
            <text:p>0.428999</text:p>
          </table:table-cell>
          <table:table-cell office:value-type="float" office:value="0.214894">
            <text:p>0.214894</text:p>
          </table:table-cell>
          <table:table-cell table:formula="of:=[.C214]/[.D214]" office:value-type="float" office:value="1.99632842238499">
            <text:p>1.9963284224</text:p>
          </table:table-cell>
          <table:table-cell table:style-name="ce5" table:formula="of:=[.C214]/([.D214]*[.B214])" office:value-type="float" office:value="0.998164211192495">
            <text:p>0.9981642112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Default" office:value-type="float" office:value="600">
            <text:p>600</text:p>
          </table:table-cell>
          <table:table-cell table:formula="of:=[.B208]*2" office:value-type="float" office:value="2">
            <text:p>2</text:p>
          </table:table-cell>
          <table:table-cell table:style-name="Default" office:value-type="float" office:value="1.444093">
            <text:p>1.444093</text:p>
          </table:table-cell>
          <table:table-cell office:value-type="float" office:value="0.889536">
            <text:p>0.889536</text:p>
          </table:table-cell>
          <table:table-cell table:formula="of:=[.C215]/[.D215]" office:value-type="float" office:value="1.6234227732211">
            <text:p>1.6234227732</text:p>
          </table:table-cell>
          <table:table-cell table:style-name="ce5" table:formula="of:=[.C215]/([.D215]*[.B215])" office:value-type="float" office:value="0.811711386610548">
            <text:p>0.8117113866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800">
            <text:p>800</text:p>
          </table:table-cell>
          <table:table-cell table:formula="of:=[.B209]*2" office:value-type="float" office:value="2">
            <text:p>2</text:p>
          </table:table-cell>
          <table:table-cell office:value-type="float" office:value="3.924118">
            <text:p>3.924118</text:p>
          </table:table-cell>
          <table:table-cell office:value-type="float" office:value="2.236006">
            <text:p>2.236006</text:p>
          </table:table-cell>
          <table:table-cell table:formula="of:=[.C216]/[.D216]" office:value-type="float" office:value="1.75496756269885">
            <text:p>1.7549675627</text:p>
          </table:table-cell>
          <table:table-cell table:style-name="ce5" table:formula="of:=[.C216]/([.D216]*[.B216])" office:value-type="float" office:value="0.877483781349424">
            <text:p>0.8774837813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1000">
            <text:p>1000</text:p>
          </table:table-cell>
          <table:table-cell table:formula="of:=[.B210]*2" office:value-type="float" office:value="2">
            <text:p>2</text:p>
          </table:table-cell>
          <table:table-cell office:value-type="float" office:value="8.168074">
            <text:p>8.168074</text:p>
          </table:table-cell>
          <table:table-cell office:value-type="float" office:value="4.9738">
            <text:p>4.9738</text:p>
          </table:table-cell>
          <table:table-cell table:formula="of:=[.C217]/[.D217]" office:value-type="float" office:value="1.64222003297278">
            <text:p>1.642220033</text:p>
          </table:table-cell>
          <table:table-cell table:style-name="ce5" table:formula="of:=[.C217]/([.D217]*[.B217])" office:value-type="float" office:value="0.821110016486389">
            <text:p>0.8211100165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50">
            <text:p>50</text:p>
          </table:table-cell>
          <table:table-cell table:formula="of:=[.B211]*2" office:value-type="float" office:value="4">
            <text:p>4</text:p>
          </table:table-cell>
          <table:table-cell office:value-type="float" office:value="0.001651">
            <text:p>0.001651</text:p>
          </table:table-cell>
          <table:table-cell office:value-type="float" office:value="0.002752">
            <text:p>0.002752</text:p>
          </table:table-cell>
          <table:table-cell table:formula="of:=[.C218]/[.D218]" office:value-type="float" office:value="0.599927325581395">
            <text:p>0.5999273256</text:p>
          </table:table-cell>
          <table:table-cell table:style-name="ce5" table:formula="of:=[.C218]/([.D218]*[.B218])" office:value-type="float" office:value="0.149981831395349">
            <text:p>0.1499818314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100">
            <text:p>100</text:p>
          </table:table-cell>
          <table:table-cell table:formula="of:=[.B212]*2" office:value-type="float" office:value="4">
            <text:p>4</text:p>
          </table:table-cell>
          <table:table-cell office:value-type="float" office:value="0.007215">
            <text:p>0.007215</text:p>
          </table:table-cell>
          <table:table-cell office:value-type="float" office:value="0.00882">
            <text:p>0.00882</text:p>
          </table:table-cell>
          <table:table-cell table:formula="of:=[.C219]/[.D219]" office:value-type="float" office:value="0.818027210884354">
            <text:p>0.8180272109</text:p>
          </table:table-cell>
          <table:table-cell table:style-name="ce5" table:formula="of:=[.C219]/([.D219]*[.B219])" office:value-type="float" office:value="0.204506802721088">
            <text:p>0.2045068027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200">
            <text:p>200</text:p>
          </table:table-cell>
          <table:table-cell table:formula="of:=[.B213]*2" office:value-type="float" office:value="4">
            <text:p>4</text:p>
          </table:table-cell>
          <table:table-cell office:value-type="float" office:value="0.054722">
            <text:p>0.054722</text:p>
          </table:table-cell>
          <table:table-cell office:value-type="float" office:value="0.037767">
            <text:p>0.037767</text:p>
          </table:table-cell>
          <table:table-cell table:formula="of:=[.C220]/[.D220]" office:value-type="float" office:value="1.44893690258691">
            <text:p>1.4489369026</text:p>
          </table:table-cell>
          <table:table-cell table:style-name="ce5" table:formula="of:=[.C220]/([.D220]*[.B220])" office:value-type="float" office:value="0.362234225646729">
            <text:p>0.3622342256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400">
            <text:p>400</text:p>
          </table:table-cell>
          <table:table-cell table:formula="of:=[.B214]*2" office:value-type="float" office:value="4">
            <text:p>4</text:p>
          </table:table-cell>
          <table:table-cell office:value-type="float" office:value="0.428999">
            <text:p>0.428999</text:p>
          </table:table-cell>
          <table:table-cell office:value-type="float" office:value="0.23817">
            <text:p>0.23817</text:p>
          </table:table-cell>
          <table:table-cell table:formula="of:=[.C221]/[.D221]" office:value-type="float" office:value="1.80123021371289">
            <text:p>1.8012302137</text:p>
          </table:table-cell>
          <table:table-cell table:style-name="ce5" table:formula="of:=[.C221]/([.D221]*[.B221])" office:value-type="float" office:value="0.450307553428224">
            <text:p>0.4503075534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Default" office:value-type="float" office:value="600">
            <text:p>600</text:p>
          </table:table-cell>
          <table:table-cell table:formula="of:=[.B215]*2" office:value-type="float" office:value="4">
            <text:p>4</text:p>
          </table:table-cell>
          <table:table-cell table:style-name="Default" office:value-type="float" office:value="1.444093">
            <text:p>1.444093</text:p>
          </table:table-cell>
          <table:table-cell office:value-type="float" office:value="0.969486">
            <text:p>0.969486</text:p>
          </table:table-cell>
          <table:table-cell table:formula="of:=[.C222]/[.D222]" office:value-type="float" office:value="1.48954497537871">
            <text:p>1.4895449754</text:p>
          </table:table-cell>
          <table:table-cell table:style-name="ce5" table:formula="of:=[.C222]/([.D222]*[.B222])" office:value-type="float" office:value="0.372386243844676">
            <text:p>0.3723862438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800">
            <text:p>800</text:p>
          </table:table-cell>
          <table:table-cell table:formula="of:=[.B216]*2" office:value-type="float" office:value="4">
            <text:p>4</text:p>
          </table:table-cell>
          <table:table-cell office:value-type="float" office:value="3.924118">
            <text:p>3.924118</text:p>
          </table:table-cell>
          <table:table-cell office:value-type="float" office:value="2.238206">
            <text:p>2.238206</text:p>
          </table:table-cell>
          <table:table-cell table:formula="of:=[.C223]/[.D223]" office:value-type="float" office:value="1.75324255229411">
            <text:p>1.7532425523</text:p>
          </table:table-cell>
          <table:table-cell table:style-name="ce5" table:formula="of:=[.C223]/([.D223]*[.B223])" office:value-type="float" office:value="0.438310638073529">
            <text:p>0.4383106381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1000">
            <text:p>1000</text:p>
          </table:table-cell>
          <table:table-cell table:formula="of:=[.B217]*2" office:value-type="float" office:value="4">
            <text:p>4</text:p>
          </table:table-cell>
          <table:table-cell office:value-type="float" office:value="8.168074">
            <text:p>8.168074</text:p>
          </table:table-cell>
          <table:table-cell office:value-type="float" office:value="5.013425">
            <text:p>5.013425</text:p>
          </table:table-cell>
          <table:table-cell table:formula="of:=[.C224]/[.D224]" office:value-type="float" office:value="1.62924028982183">
            <text:p>1.6292402898</text:p>
          </table:table-cell>
          <table:table-cell table:style-name="ce5" table:formula="of:=[.C224]/([.D224]*[.B224])" office:value-type="float" office:value="0.407310072455457">
            <text:p>0.4073100725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50">
            <text:p>50</text:p>
          </table:table-cell>
          <table:table-cell table:formula="of:=[.B218]*2" office:value-type="float" office:value="8">
            <text:p>8</text:p>
          </table:table-cell>
          <table:table-cell office:value-type="float" office:value="0.001651">
            <text:p>0.001651</text:p>
          </table:table-cell>
          <table:table-cell office:value-type="float" office:value="0.003946">
            <text:p>0.003946</text:p>
          </table:table-cell>
          <table:table-cell table:formula="of:=[.C225]/[.D225]" office:value-type="float" office:value="0.41839837810441">
            <text:p>0.4183983781</text:p>
          </table:table-cell>
          <table:table-cell table:style-name="ce5" table:formula="of:=[.C225]/([.D225]*[.B225])" office:value-type="float" office:value="0.0522997972630512">
            <text:p>0.0522997973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100">
            <text:p>100</text:p>
          </table:table-cell>
          <table:table-cell table:formula="of:=[.B219]*2" office:value-type="float" office:value="8">
            <text:p>8</text:p>
          </table:table-cell>
          <table:table-cell office:value-type="float" office:value="0.007215">
            <text:p>0.007215</text:p>
          </table:table-cell>
          <table:table-cell office:value-type="float" office:value="0.009608">
            <text:p>0.009608</text:p>
          </table:table-cell>
          <table:table-cell table:formula="of:=[.C226]/[.D226]" office:value-type="float" office:value="0.7509367194005">
            <text:p>0.7509367194</text:p>
          </table:table-cell>
          <table:table-cell table:style-name="ce5" table:formula="of:=[.C226]/([.D226]*[.B226])" office:value-type="float" office:value="0.0938670899250625">
            <text:p>0.0938670899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200">
            <text:p>200</text:p>
          </table:table-cell>
          <table:table-cell table:formula="of:=[.B220]*2" office:value-type="float" office:value="8">
            <text:p>8</text:p>
          </table:table-cell>
          <table:table-cell office:value-type="float" office:value="0.054722">
            <text:p>0.054722</text:p>
          </table:table-cell>
          <table:table-cell office:value-type="float" office:value="0.040716">
            <text:p>0.040716</text:p>
          </table:table-cell>
          <table:table-cell table:formula="of:=[.C227]/[.D227]" office:value-type="float" office:value="1.34399253364771">
            <text:p>1.3439925336</text:p>
          </table:table-cell>
          <table:table-cell table:style-name="ce5" table:formula="of:=[.C227]/([.D227]*[.B227])" office:value-type="float" office:value="0.167999066705963">
            <text:p>0.1679990667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400">
            <text:p>400</text:p>
          </table:table-cell>
          <table:table-cell table:formula="of:=[.B221]*2" office:value-type="float" office:value="8">
            <text:p>8</text:p>
          </table:table-cell>
          <table:table-cell office:value-type="float" office:value="0.428999">
            <text:p>0.428999</text:p>
          </table:table-cell>
          <table:table-cell office:value-type="float" office:value="0.324122">
            <text:p>0.324122</text:p>
          </table:table-cell>
          <table:table-cell table:formula="of:=[.C228]/[.D228]" office:value-type="float" office:value="1.32357260537699">
            <text:p>1.3235726054</text:p>
          </table:table-cell>
          <table:table-cell table:style-name="ce5" table:formula="of:=[.C228]/([.D228]*[.B228])" office:value-type="float" office:value="0.165446575672123">
            <text:p>0.1654465757</text:p>
          </table:table-cell>
          <table:table-cell table:style-name="Default"/>
          <table:table-cell table:number-columns-repeated="1017"/>
        </table:table-row>
        <table:table-row table:style-name="ro4">
          <table:table-cell table:style-name="Default" office:value-type="float" office:value="600">
            <text:p>600</text:p>
          </table:table-cell>
          <table:table-cell table:formula="of:=[.B222]*2" office:value-type="float" office:value="8">
            <text:p>8</text:p>
          </table:table-cell>
          <table:table-cell table:style-name="Default" office:value-type="float" office:value="1.444093">
            <text:p>1.444093</text:p>
          </table:table-cell>
          <table:table-cell office:value-type="float" office:value="1.016144">
            <text:p>1.016144</text:p>
          </table:table-cell>
          <table:table-cell table:formula="of:=[.C229]/[.D229]" office:value-type="float" office:value="1.42114995512447">
            <text:p>1.4211499551</text:p>
          </table:table-cell>
          <table:table-cell table:style-name="ce5" table:formula="of:=[.C229]/([.D229]*[.B229])" office:value-type="float" office:value="0.177643744390559">
            <text:p>0.1776437444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800">
            <text:p>800</text:p>
          </table:table-cell>
          <table:table-cell table:formula="of:=[.B223]*2" office:value-type="float" office:value="8">
            <text:p>8</text:p>
          </table:table-cell>
          <table:table-cell office:value-type="float" office:value="3.924118">
            <text:p>3.924118</text:p>
          </table:table-cell>
          <table:table-cell office:value-type="float" office:value="2.691628">
            <text:p>2.691628</text:p>
          </table:table-cell>
          <table:table-cell table:formula="of:=[.C230]/[.D230]" office:value-type="float" office:value="1.4578975995197">
            <text:p>1.4578975995</text:p>
          </table:table-cell>
          <table:table-cell table:style-name="ce5" table:formula="of:=[.C230]/([.D230]*[.B230])" office:value-type="float" office:value="0.182237199939962">
            <text:p>0.1822371999</text:p>
          </table:table-cell>
          <table:table-cell table:style-name="Default"/>
          <table:table-cell table:number-columns-repeated="1017"/>
        </table:table-row>
        <table:table-row table:style-name="ro4">
          <table:table-cell office:value-type="float" office:value="1000">
            <text:p>1000</text:p>
          </table:table-cell>
          <table:table-cell table:formula="of:=[.B224]*2" office:value-type="float" office:value="8">
            <text:p>8</text:p>
          </table:table-cell>
          <table:table-cell office:value-type="float" office:value="8.168074">
            <text:p>8.168074</text:p>
          </table:table-cell>
          <table:table-cell office:value-type="float" office:value="6.969596">
            <text:p>6.969596</text:p>
          </table:table-cell>
          <table:table-cell table:formula="of:=[.C231]/[.D231]" office:value-type="float" office:value="1.17195803027894">
            <text:p>1.1719580303</text:p>
          </table:table-cell>
          <table:table-cell table:style-name="ce5" table:formula="of:=[.C231]/([.D231]*[.B231])" office:value-type="float" office:value="0.146494753784868">
            <text:p>0.1464947538</text:p>
          </table:table-cell>
          <table:table-cell table:style-name="Default"/>
          <table:table-cell table:number-columns-repeated="1017"/>
        </table:table-row>
        <table:table-row table:style-name="ro4" table:number-rows-repeated="4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4" table:number-rows-repeated="9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4" table:number-rows-repeated="9">
          <table:table-cell table:number-columns-repeated="6"/>
          <table:table-cell table:style-name="Default"/>
          <table:table-cell table:number-columns-repeated="1017"/>
        </table:table-row>
        <table:table-row table:style-name="ro4"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4" table:number-rows-repeated="5">
          <table:table-cell table:number-columns-repeated="6"/>
          <table:table-cell table:style-name="Default"/>
          <table:table-cell table:number-columns-repeated="1017"/>
        </table:table-row>
        <table:table-row table:style-name="ro2" table:number-rows-repeated="10483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meta:initial-creator>Sergej Proskurin</meta:initial-creator>
    <dc:creator>Sergej Proskurin</dc:creator>
    <meta:creation-date>2013-11-14T15:18:05Z</meta:creation-date>
    <dc:date>2013-11-19T00:30:43</dc:date>
    <meta:editing-cycles>68</meta:editing-cycles>
    <meta:editing-duration>PT4H37M26S</meta:editing-duration>
    <meta:document-statistic meta:table-count="1" meta:cell-count="127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leave-gap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origin="0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18cm"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53cm" svg:stroke-color="#a5a5a5" draw:fill="none" draw:fill-color="#a5a5a5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0.569cm" svg:height="12.06cm" xlink:href=".." xlink:type="simple" chart:class="chart:line" chart:column-mapping="1" chart:style-name="ch1">
        <chart:title svg:x="5.779cm" svg:y="0.742cm" chart:style-name="ch2">
          <text:p>Max sub-array execution time on Gothmog (-O)</text:p>
        </chart:title>
        <chart:legend chart:legend-position="end" svg:x="17.558cm" svg:y="5.233cm" style:legend-expansion="high" chart:style-name="ch3"/>
        <chart:plot-area chart:style-name="ch4" table:cell-range-address="Sheet1.A2:Sheet1.B50 Sheet1.C3:Sheet1.C50" chart:data-source-has-labels="row" svg:x="0.729cm" svg:y="2.366cm" svg:width="17.185cm" svg:height="8.809cm">
          <chartooo:coordinate-region svg:x="1.359cm" svg:y="2.565cm" svg:width="16.342cm" svg:height="7.565cm"/>
          <chart:axis chart:dimension="x" chart:name="primary-x" chart:style-name="ch5">
            <chart:title svg:x="8.629cm" svg:y="11.416cm" chart:style-name="ch6">
              <text:p>Threads</text:p>
            </chart:title>
          </chart:axis>
          <chart:axis chart:dimension="y" chart:name="primary-y" chart:style-name="ch7">
            <chart:title svg:x="0cm" svg:y="7.727cm" chart:style-name="ch8">
              <text:p>Time in sec</text:p>
            </chart:title>
            <chart:grid chart:style-name="ch9" chart:class="major"/>
          </chart:axis>
          <chart:series chart:style-name="ch10" chart:values-cell-range-address="Sheet1.B3:Sheet1.B50" chart:label-cell-address="Sheet1.B2:Sheet1.B2" chart:class="chart:line">
            <chart:data-point chart:repeated="48"/>
          </chart:series>
          <chart:series chart:style-name="ch11" chart:values-cell-range-address="Sheet1.A3:Sheet1.A50" chart:label-cell-address="Sheet1.A2:Sheet1.A2" chart:class="chart:line">
            <chart:data-point chart:repeated="48"/>
          </chart:series>
          <chart:series chart:style-name="ch12" chart:values-cell-range-address="Sheet1.C3:Sheet1.C50" chart:class="chart:line">
            <chart:data-point chart:repeated="4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</text:p>
                <draw:g>
                  <svg:desc>Sheet1.B2:Sheet1.B2</svg:desc>
                </draw:g>
              </table:table-cell>
              <table:table-cell office:value-type="string">
                <text:p>Original</text:p>
                <draw:g>
                  <svg:desc>Sheet1.A2:Sheet1.A2</svg:desc>
                </draw:g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56638">
                <text:p>3.856638</text:p>
                <draw:g>
                  <svg:desc>Sheet1.B3:Sheet1.B50</svg:desc>
                </draw:g>
              </table:table-cell>
              <table:table-cell office:value-type="float" office:value="3.694501">
                <text:p>3.694501</text:p>
                <draw:g>
                  <svg:desc>Sheet1.A3:Sheet1.A50</svg:desc>
                </draw:g>
              </table:table-cell>
              <table:table-cell office:value-type="float" office:value="4.050665">
                <text:p>4.050665</text:p>
                <draw:g>
                  <svg:desc>Sheet1.C3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62678">
                <text:p>1.962678</text:p>
              </table:table-cell>
              <table:table-cell office:value-type="float" office:value="3.694501">
                <text:p>3.694501</text:p>
              </table:table-cell>
              <table:table-cell office:value-type="float" office:value="2.02569">
                <text:p>2.02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05392">
                <text:p>1.305392</text:p>
              </table:table-cell>
              <table:table-cell office:value-type="float" office:value="3.694501">
                <text:p>3.694501</text:p>
              </table:table-cell>
              <table:table-cell office:value-type="float" office:value="1.360066">
                <text:p>1.360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182">
                <text:p>0.98182</text:p>
              </table:table-cell>
              <table:table-cell office:value-type="float" office:value="3.694501">
                <text:p>3.694501</text:p>
              </table:table-cell>
              <table:table-cell office:value-type="float" office:value="1.024185">
                <text:p>1.0241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7589">
                <text:p>0.787589</text:p>
              </table:table-cell>
              <table:table-cell office:value-type="float" office:value="3.694501">
                <text:p>3.694501</text:p>
              </table:table-cell>
              <table:table-cell office:value-type="float" office:value="0.818186">
                <text:p>0.8181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7292">
                <text:p>0.657292</text:p>
              </table:table-cell>
              <table:table-cell office:value-type="float" office:value="3.694501">
                <text:p>3.694501</text:p>
              </table:table-cell>
              <table:table-cell office:value-type="float" office:value="0.683028">
                <text:p>0.683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3705">
                <text:p>0.563705</text:p>
              </table:table-cell>
              <table:table-cell office:value-type="float" office:value="3.694501">
                <text:p>3.694501</text:p>
              </table:table-cell>
              <table:table-cell office:value-type="float" office:value="0.589622">
                <text:p>0.589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3817">
                <text:p>0.493817</text:p>
              </table:table-cell>
              <table:table-cell office:value-type="float" office:value="3.694501">
                <text:p>3.694501</text:p>
              </table:table-cell>
              <table:table-cell office:value-type="float" office:value="0.514942">
                <text:p>0.5149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5198">
                <text:p>0.445198</text:p>
              </table:table-cell>
              <table:table-cell office:value-type="float" office:value="3.694501">
                <text:p>3.694501</text:p>
              </table:table-cell>
              <table:table-cell office:value-type="float" office:value="0.457323">
                <text:p>0.4573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9964">
                <text:p>0.399964</text:p>
              </table:table-cell>
              <table:table-cell office:value-type="float" office:value="3.694501">
                <text:p>3.694501</text:p>
              </table:table-cell>
              <table:table-cell office:value-type="float" office:value="0.412584">
                <text:p>0.4125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2614">
                <text:p>0.372614</text:p>
              </table:table-cell>
              <table:table-cell office:value-type="float" office:value="3.694501">
                <text:p>3.694501</text:p>
              </table:table-cell>
              <table:table-cell office:value-type="float" office:value="0.377335">
                <text:p>0.377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9301">
                <text:p>0.339301</text:p>
              </table:table-cell>
              <table:table-cell office:value-type="float" office:value="3.694501">
                <text:p>3.694501</text:p>
              </table:table-cell>
              <table:table-cell office:value-type="float" office:value="0.349644">
                <text:p>0.349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4495">
                <text:p>0.314495</text:p>
              </table:table-cell>
              <table:table-cell office:value-type="float" office:value="3.694501">
                <text:p>3.694501</text:p>
              </table:table-cell>
              <table:table-cell office:value-type="float" office:value="0.325874">
                <text:p>0.3258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244">
                <text:p>0.29244</text:p>
              </table:table-cell>
              <table:table-cell office:value-type="float" office:value="3.694501">
                <text:p>3.694501</text:p>
              </table:table-cell>
              <table:table-cell office:value-type="float" office:value="0.300348">
                <text:p>0.300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2063">
                <text:p>0.272063</text:p>
              </table:table-cell>
              <table:table-cell office:value-type="float" office:value="3.694501">
                <text:p>3.694501</text:p>
              </table:table-cell>
              <table:table-cell office:value-type="float" office:value="0.280563">
                <text:p>0.2805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5207">
                <text:p>0.255207</text:p>
              </table:table-cell>
              <table:table-cell office:value-type="float" office:value="3.694501">
                <text:p>3.694501</text:p>
              </table:table-cell>
              <table:table-cell office:value-type="float" office:value="0.263529">
                <text:p>0.2635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4387">
                <text:p>0.244387</text:p>
              </table:table-cell>
              <table:table-cell office:value-type="float" office:value="3.694501">
                <text:p>3.694501</text:p>
              </table:table-cell>
              <table:table-cell office:value-type="float" office:value="0.250893">
                <text:p>0.2508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3954">
                <text:p>0.233954</text:p>
              </table:table-cell>
              <table:table-cell office:value-type="float" office:value="3.694501">
                <text:p>3.694501</text:p>
              </table:table-cell>
              <table:table-cell office:value-type="float" office:value="0.2371">
                <text:p>0.23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512">
                <text:p>0.22512</text:p>
              </table:table-cell>
              <table:table-cell office:value-type="float" office:value="3.694501">
                <text:p>3.694501</text:p>
              </table:table-cell>
              <table:table-cell office:value-type="float" office:value="0.232149">
                <text:p>0.2321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3167">
                <text:p>0.213167</text:p>
              </table:table-cell>
              <table:table-cell office:value-type="float" office:value="3.694501">
                <text:p>3.694501</text:p>
              </table:table-cell>
              <table:table-cell office:value-type="float" office:value="0.215587">
                <text:p>0.2155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3177">
                <text:p>0.203177</text:p>
              </table:table-cell>
              <table:table-cell office:value-type="float" office:value="3.694501">
                <text:p>3.694501</text:p>
              </table:table-cell>
              <table:table-cell office:value-type="float" office:value="0.204017">
                <text:p>0.2040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532">
                <text:p>0.19532</text:p>
              </table:table-cell>
              <table:table-cell office:value-type="float" office:value="3.694501">
                <text:p>3.694501</text:p>
              </table:table-cell>
              <table:table-cell office:value-type="float" office:value="0.195111">
                <text:p>0.195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8099">
                <text:p>0.188099</text:p>
              </table:table-cell>
              <table:table-cell office:value-type="float" office:value="3.694501">
                <text:p>3.694501</text:p>
              </table:table-cell>
              <table:table-cell office:value-type="float" office:value="0.186769">
                <text:p>0.18676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1075">
                <text:p>0.181075</text:p>
              </table:table-cell>
              <table:table-cell office:value-type="float" office:value="3.694501">
                <text:p>3.694501</text:p>
              </table:table-cell>
              <table:table-cell office:value-type="float" office:value="0.179228">
                <text:p>0.1792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5325">
                <text:p>0.175325</text:p>
              </table:table-cell>
              <table:table-cell office:value-type="float" office:value="3.694501">
                <text:p>3.694501</text:p>
              </table:table-cell>
              <table:table-cell office:value-type="float" office:value="0.17234">
                <text:p>0.172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0699">
                <text:p>0.170699</text:p>
              </table:table-cell>
              <table:table-cell office:value-type="float" office:value="3.694501">
                <text:p>3.694501</text:p>
              </table:table-cell>
              <table:table-cell office:value-type="float" office:value="0.166063">
                <text:p>0.1660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7405">
                <text:p>0.167405</text:p>
              </table:table-cell>
              <table:table-cell office:value-type="float" office:value="3.694501">
                <text:p>3.694501</text:p>
              </table:table-cell>
              <table:table-cell office:value-type="float" office:value="0.166347">
                <text:p>0.1663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1945">
                <text:p>0.161945</text:p>
              </table:table-cell>
              <table:table-cell office:value-type="float" office:value="3.694501">
                <text:p>3.694501</text:p>
              </table:table-cell>
              <table:table-cell office:value-type="float" office:value="0.157309">
                <text:p>0.1573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7209">
                <text:p>0.157209</text:p>
              </table:table-cell>
              <table:table-cell office:value-type="float" office:value="3.694501">
                <text:p>3.694501</text:p>
              </table:table-cell>
              <table:table-cell office:value-type="float" office:value="0.155795">
                <text:p>0.1557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2678">
                <text:p>0.152678</text:p>
              </table:table-cell>
              <table:table-cell office:value-type="float" office:value="3.694501">
                <text:p>3.694501</text:p>
              </table:table-cell>
              <table:table-cell office:value-type="float" office:value="0.156472">
                <text:p>0.1564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0255">
                <text:p>0.150255</text:p>
              </table:table-cell>
              <table:table-cell office:value-type="float" office:value="3.694501">
                <text:p>3.694501</text:p>
              </table:table-cell>
              <table:table-cell office:value-type="float" office:value="0.142591">
                <text:p>0.1425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5533">
                <text:p>0.145533</text:p>
              </table:table-cell>
              <table:table-cell office:value-type="float" office:value="3.694501">
                <text:p>3.694501</text:p>
              </table:table-cell>
              <table:table-cell office:value-type="float" office:value="0.139873">
                <text:p>0.1398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2557">
                <text:p>0.142557</text:p>
              </table:table-cell>
              <table:table-cell office:value-type="float" office:value="3.694501">
                <text:p>3.694501</text:p>
              </table:table-cell>
              <table:table-cell office:value-type="float" office:value="0.137953">
                <text:p>0.1379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9963">
                <text:p>0.139963</text:p>
              </table:table-cell>
              <table:table-cell office:value-type="float" office:value="3.694501">
                <text:p>3.694501</text:p>
              </table:table-cell>
              <table:table-cell office:value-type="float" office:value="0.130165">
                <text:p>0.1301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7329">
                <text:p>0.137329</text:p>
              </table:table-cell>
              <table:table-cell office:value-type="float" office:value="3.694501">
                <text:p>3.694501</text:p>
              </table:table-cell>
              <table:table-cell office:value-type="float" office:value="0.126844">
                <text:p>0.1268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5429">
                <text:p>0.135429</text:p>
              </table:table-cell>
              <table:table-cell office:value-type="float" office:value="3.694501">
                <text:p>3.694501</text:p>
              </table:table-cell>
              <table:table-cell office:value-type="float" office:value="0.125885">
                <text:p>0.1258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3956">
                <text:p>0.133956</text:p>
              </table:table-cell>
              <table:table-cell office:value-type="float" office:value="3.694501">
                <text:p>3.694501</text:p>
              </table:table-cell>
              <table:table-cell office:value-type="float" office:value="0.127235">
                <text:p>0.1272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25">
                <text:p>0.1325</text:p>
              </table:table-cell>
              <table:table-cell office:value-type="float" office:value="3.694501">
                <text:p>3.694501</text:p>
              </table:table-cell>
              <table:table-cell office:value-type="float" office:value="0.118616">
                <text:p>0.1186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30264">
                <text:p>0.130264</text:p>
              </table:table-cell>
              <table:table-cell office:value-type="float" office:value="3.694501">
                <text:p>3.694501</text:p>
              </table:table-cell>
              <table:table-cell office:value-type="float" office:value="0.114706">
                <text:p>0.1147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8563">
                <text:p>0.128563</text:p>
              </table:table-cell>
              <table:table-cell office:value-type="float" office:value="3.694501">
                <text:p>3.694501</text:p>
              </table:table-cell>
              <table:table-cell office:value-type="float" office:value="0.111889">
                <text:p>0.1118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7823">
                <text:p>0.127823</text:p>
              </table:table-cell>
              <table:table-cell office:value-type="float" office:value="3.694501">
                <text:p>3.694501</text:p>
              </table:table-cell>
              <table:table-cell office:value-type="float" office:value="0.111747">
                <text:p>0.1117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7333">
                <text:p>0.127333</text:p>
              </table:table-cell>
              <table:table-cell office:value-type="float" office:value="3.694501">
                <text:p>3.694501</text:p>
              </table:table-cell>
              <table:table-cell office:value-type="float" office:value="0.109658">
                <text:p>0.1096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5427">
                <text:p>0.125427</text:p>
              </table:table-cell>
              <table:table-cell office:value-type="float" office:value="3.694501">
                <text:p>3.694501</text:p>
              </table:table-cell>
              <table:table-cell office:value-type="float" office:value="0.108557">
                <text:p>0.1085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3393">
                <text:p>0.123393</text:p>
              </table:table-cell>
              <table:table-cell office:value-type="float" office:value="3.694501">
                <text:p>3.694501</text:p>
              </table:table-cell>
              <table:table-cell office:value-type="float" office:value="0.10352">
                <text:p>0.103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5345">
                <text:p>0.125345</text:p>
              </table:table-cell>
              <table:table-cell office:value-type="float" office:value="3.694501">
                <text:p>3.694501</text:p>
              </table:table-cell>
              <table:table-cell office:value-type="float" office:value="0.10242">
                <text:p>0.102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5659">
                <text:p>0.115659</text:p>
              </table:table-cell>
              <table:table-cell office:value-type="float" office:value="3.694501">
                <text:p>3.694501</text:p>
              </table:table-cell>
              <table:table-cell office:value-type="float" office:value="0.105217">
                <text:p>0.1052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3474">
                <text:p>0.113474</text:p>
              </table:table-cell>
              <table:table-cell office:value-type="float" office:value="3.694501">
                <text:p>3.694501</text:p>
              </table:table-cell>
              <table:table-cell office:value-type="float" office:value="0.100663">
                <text:p>0.1006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2343">
                <text:p>0.112343</text:p>
              </table:table-cell>
              <table:table-cell office:value-type="float" office:value="3.694501">
                <text:p>3.694501</text:p>
              </table:table-cell>
              <table:table-cell office:value-type="float" office:value="0.097368">
                <text:p>0.0973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46cm" svg:y="0.316cm" chart:style-name="ch2">
          <text:p>Speedup - Gothmog</text:p>
        </chart:title>
        <chart:subtitle svg:x="5.998cm" svg:y="1.275cm" chart:style-name="ch3">
          <text:p>Fixed N - Increasing P</text:p>
        </chart:subtitle>
        <chart:legend chart:legend-position="end" svg:x="12.221cm" svg:y="2.209cm" style:legend-expansion="high" chart:style-name="ch4"/>
        <chart:plot-area chart:style-name="ch5" table:cell-range-address="Sheet1.A148:Sheet1.A155 Sheet1.C148:Sheet1.K155" chart:data-source-has-labels="both" svg:x="1.331cm" svg:y="2.318cm" svg:width="10.251cm" svg:height="5.521cm">
          <chartooo:coordinate-region svg:x="1.952cm" svg:y="2.518cm" svg:width="9.443cm" svg:height="4.674cm"/>
          <chart:axis chart:dimension="x" chart:name="primary-x" chart:style-name="ch6" chartooo:axis-type="auto">
            <chartooo:date-scale/>
            <chart:title svg:x="5.512cm" svg:y="8.019cm" chart:style-name="ch7">
              <text:p>Nr Cores - P</text:p>
            </chart:title>
            <chart:categories table:cell-range-address="Sheet1.A149:Sheet1.A155"/>
          </chart:axis>
          <chart:axis chart:dimension="y" chart:name="primary-y" chart:style-name="ch6">
            <chart:title svg:x="0.451cm" svg:y="5.797cm" chart:style-name="ch8">
              <text:p>Speedup</text:p>
            </chart:title>
            <chart:grid chart:style-name="ch9" chart:class="major"/>
          </chart:axis>
          <chart:series chart:style-name="ch10" chart:values-cell-range-address="Sheet1.C149:Sheet1.C155" chart:label-cell-address="Sheet1.C148:Sheet1.C148" chart:class="chart:line">
            <chart:data-point chart:repeated="7"/>
          </chart:series>
          <chart:series chart:style-name="ch11" chart:values-cell-range-address="Sheet1.D149:Sheet1.D155" chart:label-cell-address="Sheet1.D148:Sheet1.D148" chart:class="chart:line">
            <chart:data-point chart:repeated="7"/>
          </chart:series>
          <chart:series chart:style-name="ch12" chart:values-cell-range-address="Sheet1.E149:Sheet1.E155" chart:label-cell-address="Sheet1.E148:Sheet1.E148" chart:class="chart:line">
            <chart:data-point chart:repeated="7"/>
          </chart:series>
          <chart:series chart:style-name="ch13" chart:values-cell-range-address="Sheet1.F149:Sheet1.F155" chart:label-cell-address="Sheet1.F148:Sheet1.F148" chart:class="chart:line">
            <chart:data-point chart:repeated="7"/>
          </chart:series>
          <chart:series chart:style-name="ch14" chart:values-cell-range-address="Sheet1.G149:Sheet1.G155" chart:label-cell-address="Sheet1.G148:Sheet1.G148" chart:class="chart:line">
            <chart:data-point chart:repeated="7"/>
          </chart:series>
          <chart:series chart:style-name="ch15" chart:values-cell-range-address="Sheet1.H149:Sheet1.H155" chart:label-cell-address="Sheet1.H148:Sheet1.H148" chart:class="chart:line">
            <chart:data-point chart:repeated="7"/>
          </chart:series>
          <chart:series chart:style-name="ch16" chart:values-cell-range-address="Sheet1.I149:Sheet1.I155" chart:label-cell-address="Sheet1.I148:Sheet1.I148" chart:class="chart:line">
            <chart:data-point chart:repeated="7"/>
          </chart:series>
          <chart:series chart:style-name="ch17" chart:values-cell-range-address="Sheet1.J149:Sheet1.J155" chart:label-cell-address="Sheet1.J148:Sheet1.J148" chart:class="chart:line">
            <chart:data-point chart:repeated="7"/>
          </chart:series>
          <chart:series chart:style-name="ch18" chart:values-cell-range-address="Sheet1.K149:Sheet1.K155" chart:label-cell-address="Sheet1.K148:Sheet1.K148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-N100</text:p>
                <draw:g>
                  <svg:desc>Sheet1.C148:Sheet1.C148</svg:desc>
                </draw:g>
              </table:table-cell>
              <table:table-cell office:value-type="string">
                <text:p>Speedup-N200</text:p>
                <draw:g>
                  <svg:desc>Sheet1.D148:Sheet1.D148</svg:desc>
                </draw:g>
              </table:table-cell>
              <table:table-cell office:value-type="string">
                <text:p>Speedup-N400</text:p>
                <draw:g>
                  <svg:desc>Sheet1.E148:Sheet1.E148</svg:desc>
                </draw:g>
              </table:table-cell>
              <table:table-cell office:value-type="string">
                <text:p>Speedup-N600</text:p>
                <draw:g>
                  <svg:desc>Sheet1.F148:Sheet1.F148</svg:desc>
                </draw:g>
              </table:table-cell>
              <table:table-cell office:value-type="string">
                <text:p>Speedup-N800</text:p>
                <draw:g>
                  <svg:desc>Sheet1.G148:Sheet1.G148</svg:desc>
                </draw:g>
              </table:table-cell>
              <table:table-cell office:value-type="string">
                <text:p>Speedup-N1000</text:p>
                <draw:g>
                  <svg:desc>Sheet1.H148:Sheet1.H148</svg:desc>
                </draw:g>
              </table:table-cell>
              <table:table-cell office:value-type="string">
                <text:p>Speedup-N1200</text:p>
                <draw:g>
                  <svg:desc>Sheet1.I148:Sheet1.I148</svg:desc>
                </draw:g>
              </table:table-cell>
              <table:table-cell office:value-type="string">
                <text:p>Speedup-N1400</text:p>
                <draw:g>
                  <svg:desc>Sheet1.J148:Sheet1.J148</svg:desc>
                </draw:g>
              </table:table-cell>
              <table:table-cell office:value-type="string">
                <text:p>Speedup-N1600</text:p>
                <draw:g>
                  <svg:desc>Sheet1.K148:Sheet1.K14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49:Sheet1.A155</svg:desc>
                </draw:g>
              </table:table-cell>
              <table:table-cell office:value-type="float" office:value="0.969944751381216">
                <text:p>0.969944751381216</text:p>
                <draw:g>
                  <svg:desc>Sheet1.C149:Sheet1.C155</svg:desc>
                </draw:g>
              </table:table-cell>
              <table:table-cell office:value-type="float" office:value="0.967484858144724">
                <text:p>0.967484858144724</text:p>
                <draw:g>
                  <svg:desc>Sheet1.D149:Sheet1.D155</svg:desc>
                </draw:g>
              </table:table-cell>
              <table:table-cell office:value-type="float" office:value="0.984221250876034">
                <text:p>0.984221250876034</text:p>
                <draw:g>
                  <svg:desc>Sheet1.E149:Sheet1.E155</svg:desc>
                </draw:g>
              </table:table-cell>
              <table:table-cell office:value-type="float" office:value="0.985422683750011">
                <text:p>0.985422683750011</text:p>
                <draw:g>
                  <svg:desc>Sheet1.F149:Sheet1.F155</svg:desc>
                </draw:g>
              </table:table-cell>
              <table:table-cell office:value-type="float" office:value="0.988163123976082">
                <text:p>0.988163123976082</text:p>
                <draw:g>
                  <svg:desc>Sheet1.G149:Sheet1.G155</svg:desc>
                </draw:g>
              </table:table-cell>
              <table:table-cell office:value-type="float" office:value="1.00426405839844">
                <text:p>1.00426405839844</text:p>
                <draw:g>
                  <svg:desc>Sheet1.H149:Sheet1.H155</svg:desc>
                </draw:g>
              </table:table-cell>
              <table:table-cell office:value-type="float" office:value="1.02372624093166">
                <text:p>1.02372624093166</text:p>
                <draw:g>
                  <svg:desc>Sheet1.I149:Sheet1.I155</svg:desc>
                </draw:g>
              </table:table-cell>
              <table:table-cell office:value-type="float" office:value="1.02351790850702">
                <text:p>1.02351790850702</text:p>
                <draw:g>
                  <svg:desc>Sheet1.J149:Sheet1.J155</svg:desc>
                </draw:g>
              </table:table-cell>
              <table:table-cell office:value-type="float" office:value="1.03728522258921">
                <text:p>1.03728522258921</text:p>
                <draw:g>
                  <svg:desc>Sheet1.K149:Sheet1.K15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57537688442211">
                <text:p>1.57537688442211</text:p>
              </table:table-cell>
              <table:table-cell office:value-type="float" office:value="1.83738951446906">
                <text:p>1.83738951446906</text:p>
              </table:table-cell>
              <table:table-cell office:value-type="float" office:value="1.92035789939612">
                <text:p>1.92035789939612</text:p>
              </table:table-cell>
              <table:table-cell office:value-type="float" office:value="1.92741616793551">
                <text:p>1.92741616793551</text:p>
              </table:table-cell>
              <table:table-cell office:value-type="float" office:value="1.95353365897915">
                <text:p>1.95353365897915</text:p>
              </table:table-cell>
              <table:table-cell office:value-type="float" office:value="1.97203518487049">
                <text:p>1.97203518487049</text:p>
              </table:table-cell>
              <table:table-cell office:value-type="float" office:value="1.99844606933746">
                <text:p>1.99844606933746</text:p>
              </table:table-cell>
              <table:table-cell office:value-type="float" office:value="2.0321760675498">
                <text:p>2.0321760675498</text:p>
              </table:table-cell>
              <table:table-cell office:value-type="float" office:value="2.0379660604556">
                <text:p>2.037966060455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67295980511571">
                <text:p>2.67295980511571</text:p>
              </table:table-cell>
              <table:table-cell office:value-type="float" office:value="3.37973273942094">
                <text:p>3.37973273942094</text:p>
              </table:table-cell>
              <table:table-cell office:value-type="float" office:value="3.7781233477436">
                <text:p>3.7781233477436</text:p>
              </table:table-cell>
              <table:table-cell office:value-type="float" office:value="3.79675117001022">
                <text:p>3.79675117001022</text:p>
              </table:table-cell>
              <table:table-cell office:value-type="float" office:value="3.89729990848184">
                <text:p>3.89729990848184</text:p>
              </table:table-cell>
              <table:table-cell office:value-type="float" office:value="3.92830084864501">
                <text:p>3.92830084864501</text:p>
              </table:table-cell>
              <table:table-cell office:value-type="float" office:value="4.00768404623787">
                <text:p>4.00768404623787</text:p>
              </table:table-cell>
              <table:table-cell office:value-type="float" office:value="4.05896775853578">
                <text:p>4.05896775853578</text:p>
              </table:table-cell>
              <table:table-cell office:value-type="float" office:value="4.1093428331393">
                <text:p>4.109342833139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29010494752624">
                <text:p>3.29010494752624</text:p>
              </table:table-cell>
              <table:table-cell office:value-type="float" office:value="5.60066432921203">
                <text:p>5.60066432921203</text:p>
              </table:table-cell>
              <table:table-cell office:value-type="float" office:value="7.11062982907984">
                <text:p>7.11062982907984</text:p>
              </table:table-cell>
              <table:table-cell office:value-type="float" office:value="7.33251824883624">
                <text:p>7.33251824883624</text:p>
              </table:table-cell>
              <table:table-cell office:value-type="float" office:value="7.66564969350487">
                <text:p>7.66564969350487</text:p>
              </table:table-cell>
              <table:table-cell office:value-type="float" office:value="7.76199338797549">
                <text:p>7.76199338797549</text:p>
              </table:table-cell>
              <table:table-cell office:value-type="float" office:value="7.94820886942838">
                <text:p>7.94820886942838</text:p>
              </table:table-cell>
              <table:table-cell office:value-type="float" office:value="8.05195487412703">
                <text:p>8.05195487412703</text:p>
              </table:table-cell>
              <table:table-cell office:value-type="float" office:value="8.1639662859356">
                <text:p>8.163966285935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.6242774566474">
                <text:p>3.6242774566474</text:p>
              </table:table-cell>
              <table:table-cell office:value-type="float" office:value="6.82789651293588">
                <text:p>6.82789651293588</text:p>
              </table:table-cell>
              <table:table-cell office:value-type="float" office:value="11.7381389506233">
                <text:p>11.7381389506233</text:p>
              </table:table-cell>
              <table:table-cell office:value-type="float" office:value="13.2824004199751">
                <text:p>13.2824004199751</text:p>
              </table:table-cell>
              <table:table-cell office:value-type="float" office:value="14.2901579187313">
                <text:p>14.2901579187313</text:p>
              </table:table-cell>
              <table:table-cell office:value-type="float" office:value="14.8294661333663">
                <text:p>14.8294661333663</text:p>
              </table:table-cell>
              <table:table-cell office:value-type="float" office:value="15.6039083807878">
                <text:p>15.6039083807878</text:p>
              </table:table-cell>
              <table:table-cell office:value-type="float" office:value="15.7583909622685">
                <text:p>15.7583909622685</text:p>
              </table:table-cell>
              <table:table-cell office:value-type="float" office:value="16.1407283957629">
                <text:p>16.140728395762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21554770318021">
                <text:p>2.21554770318021</text:p>
              </table:table-cell>
              <table:table-cell office:value-type="float" office:value="6.19640669661086">
                <text:p>6.19640669661086</text:p>
              </table:table-cell>
              <table:table-cell office:value-type="float" office:value="14.7433703501426">
                <text:p>14.7433703501426</text:p>
              </table:table-cell>
              <table:table-cell office:value-type="float" office:value="19.9027040314651">
                <text:p>19.9027040314651</text:p>
              </table:table-cell>
              <table:table-cell office:value-type="float" office:value="23.8326041705618">
                <text:p>23.8326041705618</text:p>
              </table:table-cell>
              <table:table-cell office:value-type="float" office:value="26.1203035640211">
                <text:p>26.1203035640211</text:p>
              </table:table-cell>
              <table:table-cell office:value-type="float" office:value="28.9197589078762">
                <text:p>28.9197589078762</text:p>
              </table:table-cell>
              <table:table-cell office:value-type="float" office:value="28.6758811480297">
                <text:p>28.6758811480297</text:p>
              </table:table-cell>
              <table:table-cell office:value-type="float" office:value="30.409805610849">
                <text:p>30.409805610849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49336509016672">
                <text:p>1.49336509016672</text:p>
              </table:table-cell>
              <table:table-cell office:value-type="float" office:value="4.41454545454545">
                <text:p>4.41454545454545</text:p>
              </table:table-cell>
              <table:table-cell office:value-type="float" office:value="11.7517655025636">
                <text:p>11.7517655025636</text:p>
              </table:table-cell>
              <table:table-cell office:value-type="float" office:value="18.0974115964057">
                <text:p>18.0974115964057</text:p>
              </table:table-cell>
              <table:table-cell office:value-type="float" office:value="29.9946036676236">
                <text:p>29.9946036676236</text:p>
              </table:table-cell>
              <table:table-cell office:value-type="float" office:value="31.3451742682041">
                <text:p>31.3451742682041</text:p>
              </table:table-cell>
              <table:table-cell office:value-type="float" office:value="36.0719849850478">
                <text:p>36.0719849850478</text:p>
              </table:table-cell>
              <table:table-cell office:value-type="float" office:value="37.2116033327258">
                <text:p>37.2116033327258</text:p>
              </table:table-cell>
              <table:table-cell office:value-type="float" office:value="40.9269173186216">
                <text:p>40.92691731862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27cm" svg:y="0.316cm" chart:style-name="ch2">
          <text:p>Efficiency - Gothmog</text:p>
        </chart:title>
        <chart:subtitle svg:x="5.998cm" svg:y="1.275cm" chart:style-name="ch3">
          <text:p>Fixed N - Increasing P</text:p>
        </chart:subtitle>
        <chart:legend chart:legend-position="end" svg:x="12.036cm" svg:y="2.209cm" style:legend-expansion="high" chart:style-name="ch4"/>
        <chart:plot-area chart:style-name="ch5" table:cell-range-address="Sheet1.A157:Sheet1.A164 Sheet1.C157:Sheet1.K164" chart:data-source-has-labels="both" svg:x="1.331cm" svg:y="2.318cm" svg:width="10.066cm" svg:height="5.521cm">
          <chartooo:coordinate-region svg:x="2.058cm" svg:y="2.518cm" svg:width="9.152cm" svg:height="4.674cm"/>
          <chart:axis chart:dimension="x" chart:name="primary-x" chart:style-name="ch6" chartooo:axis-type="auto">
            <chartooo:date-scale/>
            <chart:title svg:x="5.42cm" svg:y="8.019cm" chart:style-name="ch7">
              <text:p>Nr Cores - P</text:p>
            </chart:title>
            <chart:categories table:cell-range-address="Sheet1.A158:Sheet1.A164"/>
          </chart:axis>
          <chart:axis chart:dimension="y" chart:name="primary-y" chart:style-name="ch6">
            <chart:title svg:x="0.451cm" svg:y="5.823cm" chart:style-name="ch8">
              <text:p>Efficiency</text:p>
            </chart:title>
            <chart:grid chart:style-name="ch9" chart:class="major"/>
          </chart:axis>
          <chart:series chart:style-name="ch10" chart:values-cell-range-address="Sheet1.C158:Sheet1.C164" chart:label-cell-address="Sheet1.C157:Sheet1.C157" chart:class="chart:line">
            <chart:data-point chart:repeated="7"/>
          </chart:series>
          <chart:series chart:style-name="ch11" chart:values-cell-range-address="Sheet1.D158:Sheet1.D164" chart:label-cell-address="Sheet1.D157:Sheet1.D157" chart:class="chart:line">
            <chart:data-point chart:repeated="7"/>
          </chart:series>
          <chart:series chart:style-name="ch12" chart:values-cell-range-address="Sheet1.E158:Sheet1.E164" chart:label-cell-address="Sheet1.E157:Sheet1.E157" chart:class="chart:line">
            <chart:data-point chart:repeated="7"/>
          </chart:series>
          <chart:series chart:style-name="ch13" chart:values-cell-range-address="Sheet1.F158:Sheet1.F164" chart:label-cell-address="Sheet1.F157:Sheet1.F157" chart:class="chart:line">
            <chart:data-point chart:repeated="7"/>
          </chart:series>
          <chart:series chart:style-name="ch14" chart:values-cell-range-address="Sheet1.G158:Sheet1.G164" chart:label-cell-address="Sheet1.G157:Sheet1.G157" chart:class="chart:line">
            <chart:data-point chart:repeated="7"/>
          </chart:series>
          <chart:series chart:style-name="ch15" chart:values-cell-range-address="Sheet1.H158:Sheet1.H164" chart:label-cell-address="Sheet1.H157:Sheet1.H157" chart:class="chart:line">
            <chart:data-point chart:repeated="7"/>
          </chart:series>
          <chart:series chart:style-name="ch16" chart:values-cell-range-address="Sheet1.I158:Sheet1.I164" chart:label-cell-address="Sheet1.I157:Sheet1.I157" chart:class="chart:line">
            <chart:data-point chart:repeated="7"/>
          </chart:series>
          <chart:series chart:style-name="ch17" chart:values-cell-range-address="Sheet1.J158:Sheet1.J164" chart:label-cell-address="Sheet1.J157:Sheet1.J157" chart:class="chart:line">
            <chart:data-point chart:repeated="7"/>
          </chart:series>
          <chart:series chart:style-name="ch18" chart:values-cell-range-address="Sheet1.K158:Sheet1.K164" chart:label-cell-address="Sheet1.K157:Sheet1.K157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-N100</text:p>
                <draw:g>
                  <svg:desc>Sheet1.C157:Sheet1.C157</svg:desc>
                </draw:g>
              </table:table-cell>
              <table:table-cell office:value-type="string">
                <text:p>Efficiency-N200</text:p>
                <draw:g>
                  <svg:desc>Sheet1.D157:Sheet1.D157</svg:desc>
                </draw:g>
              </table:table-cell>
              <table:table-cell office:value-type="string">
                <text:p>Efficiency-N400</text:p>
                <draw:g>
                  <svg:desc>Sheet1.E157:Sheet1.E157</svg:desc>
                </draw:g>
              </table:table-cell>
              <table:table-cell office:value-type="string">
                <text:p>Efficiency-N600</text:p>
                <draw:g>
                  <svg:desc>Sheet1.F157:Sheet1.F157</svg:desc>
                </draw:g>
              </table:table-cell>
              <table:table-cell office:value-type="string">
                <text:p>Efficiency-N800</text:p>
                <draw:g>
                  <svg:desc>Sheet1.G157:Sheet1.G157</svg:desc>
                </draw:g>
              </table:table-cell>
              <table:table-cell office:value-type="string">
                <text:p>Efficiency-N1000</text:p>
                <draw:g>
                  <svg:desc>Sheet1.H157:Sheet1.H157</svg:desc>
                </draw:g>
              </table:table-cell>
              <table:table-cell office:value-type="string">
                <text:p>Efficiency-N1200</text:p>
                <draw:g>
                  <svg:desc>Sheet1.I157:Sheet1.I157</svg:desc>
                </draw:g>
              </table:table-cell>
              <table:table-cell office:value-type="string">
                <text:p>Efficiency-N1400</text:p>
                <draw:g>
                  <svg:desc>Sheet1.J157:Sheet1.J157</svg:desc>
                </draw:g>
              </table:table-cell>
              <table:table-cell office:value-type="string">
                <text:p>Efficiency-N1600</text:p>
                <draw:g>
                  <svg:desc>Sheet1.K157:Sheet1.K15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158:Sheet1.A164</svg:desc>
                </draw:g>
              </table:table-cell>
              <table:table-cell office:value-type="float" office:value="0.969944751381216">
                <text:p>0.969944751381216</text:p>
                <draw:g>
                  <svg:desc>Sheet1.C158:Sheet1.C164</svg:desc>
                </draw:g>
              </table:table-cell>
              <table:table-cell office:value-type="float" office:value="0.967484858144724">
                <text:p>0.967484858144724</text:p>
                <draw:g>
                  <svg:desc>Sheet1.D158:Sheet1.D164</svg:desc>
                </draw:g>
              </table:table-cell>
              <table:table-cell office:value-type="float" office:value="0.984221250876034">
                <text:p>0.984221250876034</text:p>
                <draw:g>
                  <svg:desc>Sheet1.E158:Sheet1.E164</svg:desc>
                </draw:g>
              </table:table-cell>
              <table:table-cell office:value-type="float" office:value="0.985422683750011">
                <text:p>0.985422683750011</text:p>
                <draw:g>
                  <svg:desc>Sheet1.F158:Sheet1.F164</svg:desc>
                </draw:g>
              </table:table-cell>
              <table:table-cell office:value-type="float" office:value="0.988163123976082">
                <text:p>0.988163123976082</text:p>
                <draw:g>
                  <svg:desc>Sheet1.G158:Sheet1.G164</svg:desc>
                </draw:g>
              </table:table-cell>
              <table:table-cell office:value-type="float" office:value="1.00426405839844">
                <text:p>1.00426405839844</text:p>
                <draw:g>
                  <svg:desc>Sheet1.H158:Sheet1.H164</svg:desc>
                </draw:g>
              </table:table-cell>
              <table:table-cell office:value-type="float" office:value="1.02372624093166">
                <text:p>1.02372624093166</text:p>
                <draw:g>
                  <svg:desc>Sheet1.I158:Sheet1.I164</svg:desc>
                </draw:g>
              </table:table-cell>
              <table:table-cell office:value-type="float" office:value="1.02351790850702">
                <text:p>1.02351790850702</text:p>
                <draw:g>
                  <svg:desc>Sheet1.J158:Sheet1.J164</svg:desc>
                </draw:g>
              </table:table-cell>
              <table:table-cell office:value-type="float" office:value="1.03728522258921">
                <text:p>1.03728522258921</text:p>
                <draw:g>
                  <svg:desc>Sheet1.K158:Sheet1.K16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87688442211055">
                <text:p>0.787688442211055</text:p>
              </table:table-cell>
              <table:table-cell office:value-type="float" office:value="0.918694757234532">
                <text:p>0.918694757234532</text:p>
              </table:table-cell>
              <table:table-cell office:value-type="float" office:value="0.960178949698062">
                <text:p>0.960178949698062</text:p>
              </table:table-cell>
              <table:table-cell office:value-type="float" office:value="0.963708083967757">
                <text:p>0.963708083967757</text:p>
              </table:table-cell>
              <table:table-cell office:value-type="float" office:value="0.976766829489575">
                <text:p>0.976766829489575</text:p>
              </table:table-cell>
              <table:table-cell office:value-type="float" office:value="0.986017592435243">
                <text:p>0.986017592435243</text:p>
              </table:table-cell>
              <table:table-cell office:value-type="float" office:value="0.999223034668729">
                <text:p>0.999223034668729</text:p>
              </table:table-cell>
              <table:table-cell office:value-type="float" office:value="1.0160880337749">
                <text:p>1.0160880337749</text:p>
              </table:table-cell>
              <table:table-cell office:value-type="float" office:value="1.0189830302278">
                <text:p>1.018983030227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668239951278928">
                <text:p>0.668239951278928</text:p>
              </table:table-cell>
              <table:table-cell office:value-type="float" office:value="0.844933184855234">
                <text:p>0.844933184855234</text:p>
              </table:table-cell>
              <table:table-cell office:value-type="float" office:value="0.9445308369359">
                <text:p>0.9445308369359</text:p>
              </table:table-cell>
              <table:table-cell office:value-type="float" office:value="0.949187792502556">
                <text:p>0.949187792502556</text:p>
              </table:table-cell>
              <table:table-cell office:value-type="float" office:value="0.97432497712046">
                <text:p>0.97432497712046</text:p>
              </table:table-cell>
              <table:table-cell office:value-type="float" office:value="0.982075212161253">
                <text:p>0.982075212161253</text:p>
              </table:table-cell>
              <table:table-cell office:value-type="float" office:value="1.00192101155947">
                <text:p>1.00192101155947</text:p>
              </table:table-cell>
              <table:table-cell office:value-type="float" office:value="1.01474193963395">
                <text:p>1.01474193963395</text:p>
              </table:table-cell>
              <table:table-cell office:value-type="float" office:value="1.02733570828482">
                <text:p>1.0273357082848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41126311844078">
                <text:p>0.41126311844078</text:p>
              </table:table-cell>
              <table:table-cell office:value-type="float" office:value="0.700083041151504">
                <text:p>0.700083041151504</text:p>
              </table:table-cell>
              <table:table-cell office:value-type="float" office:value="0.88882872863498">
                <text:p>0.88882872863498</text:p>
              </table:table-cell>
              <table:table-cell office:value-type="float" office:value="0.91656478110453">
                <text:p>0.91656478110453</text:p>
              </table:table-cell>
              <table:table-cell office:value-type="float" office:value="0.958206211688109">
                <text:p>0.958206211688109</text:p>
              </table:table-cell>
              <table:table-cell office:value-type="float" office:value="0.970249173496937">
                <text:p>0.970249173496937</text:p>
              </table:table-cell>
              <table:table-cell office:value-type="float" office:value="0.993526108678548">
                <text:p>0.993526108678548</text:p>
              </table:table-cell>
              <table:table-cell office:value-type="float" office:value="1.00649435926588">
                <text:p>1.00649435926588</text:p>
              </table:table-cell>
              <table:table-cell office:value-type="float" office:value="1.02049578574195">
                <text:p>1.0204957857419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26517341040462">
                <text:p>0.226517341040462</text:p>
              </table:table-cell>
              <table:table-cell office:value-type="float" office:value="0.426743532058493">
                <text:p>0.426743532058493</text:p>
              </table:table-cell>
              <table:table-cell office:value-type="float" office:value="0.733633684413953">
                <text:p>0.733633684413953</text:p>
              </table:table-cell>
              <table:table-cell office:value-type="float" office:value="0.830150026248441">
                <text:p>0.830150026248441</text:p>
              </table:table-cell>
              <table:table-cell office:value-type="float" office:value="0.893134869920704">
                <text:p>0.893134869920704</text:p>
              </table:table-cell>
              <table:table-cell office:value-type="float" office:value="0.926841633335392">
                <text:p>0.926841633335392</text:p>
              </table:table-cell>
              <table:table-cell office:value-type="float" office:value="0.975244273799239">
                <text:p>0.975244273799239</text:p>
              </table:table-cell>
              <table:table-cell office:value-type="float" office:value="0.984899435141783">
                <text:p>0.984899435141783</text:p>
              </table:table-cell>
              <table:table-cell office:value-type="float" office:value="1.00879552473518">
                <text:p>1.0087955247351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692358657243816">
                <text:p>0.0692358657243816</text:p>
              </table:table-cell>
              <table:table-cell office:value-type="float" office:value="0.193637709269089">
                <text:p>0.193637709269089</text:p>
              </table:table-cell>
              <table:table-cell office:value-type="float" office:value="0.460730323441956">
                <text:p>0.460730323441956</text:p>
              </table:table-cell>
              <table:table-cell office:value-type="float" office:value="0.621959500983284">
                <text:p>0.621959500983284</text:p>
              </table:table-cell>
              <table:table-cell office:value-type="float" office:value="0.744768880330055">
                <text:p>0.744768880330055</text:p>
              </table:table-cell>
              <table:table-cell office:value-type="float" office:value="0.816259486375661">
                <text:p>0.816259486375661</text:p>
              </table:table-cell>
              <table:table-cell office:value-type="float" office:value="0.90374246587113">
                <text:p>0.90374246587113</text:p>
              </table:table-cell>
              <table:table-cell office:value-type="float" office:value="0.896121285875928">
                <text:p>0.896121285875928</text:p>
              </table:table-cell>
              <table:table-cell office:value-type="float" office:value="0.950306425339032">
                <text:p>0.95030642533903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311117727118067">
                <text:p>0.0311117727118067</text:p>
              </table:table-cell>
              <table:table-cell office:value-type="float" office:value="0.091969696969697">
                <text:p>0.091969696969697</text:p>
              </table:table-cell>
              <table:table-cell office:value-type="float" office:value="0.244828447970075">
                <text:p>0.244828447970075</text:p>
              </table:table-cell>
              <table:table-cell office:value-type="float" office:value="0.377029408258453">
                <text:p>0.377029408258453</text:p>
              </table:table-cell>
              <table:table-cell office:value-type="float" office:value="0.624887576408825">
                <text:p>0.624887576408825</text:p>
              </table:table-cell>
              <table:table-cell office:value-type="float" office:value="0.653024463920919">
                <text:p>0.653024463920919</text:p>
              </table:table-cell>
              <table:table-cell office:value-type="float" office:value="0.751499687188495">
                <text:p>0.751499687188495</text:p>
              </table:table-cell>
              <table:table-cell office:value-type="float" office:value="0.775241736098455">
                <text:p>0.775241736098455</text:p>
              </table:table-cell>
              <table:table-cell office:value-type="float" office:value="0.852644110804617">
                <text:p>0.8526441108046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